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 Mono1"/>
    </style:style>
    <style:style style:name="P5" style:family="paragraph" style:parent-style-name="Standard">
      <style:text-properties style:font-name="DejaVu Sans Mono1" fo:language="zxx" fo:country="none" style:language-asian="zxx" style:country-asian="none" style:language-complex="zxx" style:country-complex="none"/>
    </style:style>
    <style:style style:name="P6" style:family="paragraph" style:parent-style-name="Standard">
      <style:text-properties style:font-name="DejaVu Sans" style:font-name-asian="DejaVu Sans" style:font-name-complex="DejaVu Sans"/>
    </style:style>
    <style:style style:name="P7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8" style:family="paragraph" style:parent-style-name="Standard">
      <style:text-properties style:font-name="DejaVu Sans Mono"/>
    </style:style>
    <style:style style:name="P9" style:family="paragraph" style:parent-style-name="Standard">
      <style:text-properties style:font-name="DejaVu Sans Mono"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PT Sans2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margin-left="3.537cm" fo:margin-right="0cm" fo:text-indent="-3.537cm" style:auto-text-indent="false">
        <style:tab-stops/>
      </style:paragraph-properties>
      <style:text-properties style:font-name="Arial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DejaVu Sans Mono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1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 fo:language="zxx" fo:country="none" style:language-asian="zxx" style:country-asian="none" style:language-complex="zxx" style:country-complex="non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DejaVu Sans Mono1"/>
    </style:style>
    <style:style style:name="P26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7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8" style:family="paragraph" style:parent-style-name="Standard">
      <style:paragraph-properties fo:margin-top="0.199cm" fo:margin-bottom="0.199cm"/>
    </style:style>
    <style:style style:name="P29" style:family="paragraph" style:parent-style-name="Standard">
      <style:paragraph-properties fo:margin-top="0.199cm" fo:margin-bottom="0.199cm"/>
      <style:text-properties style:font-name="DejaVu Sans Mono1"/>
    </style:style>
    <style:style style:name="P30" style:family="paragraph" style:parent-style-name="Standard">
      <style:paragraph-properties fo:margin-top="0.199cm" fo:margin-bottom="0.199cm" style:shadow="none"/>
    </style:style>
    <style:style style:name="P31" style:family="paragraph" style:parent-style-name="Standard" style:master-page-name="">
      <style:paragraph-properties fo:margin-top="0.199cm" fo:margin-bottom="0.199cm" style:page-number="auto"/>
    </style:style>
    <style:style style:name="P32" style:family="paragraph" style:parent-style-name="Standard">
      <style:paragraph-properties fo:margin-left="0.037cm" fo:margin-right="0cm" fo:text-indent="0.019cm" style:auto-text-indent="false">
        <style:tab-stops/>
      </style:paragraph-properties>
    </style:style>
    <style:style style:name="P33" style:family="paragraph" style:parent-style-name="Table_20_Contents">
      <style:text-properties style:font-name="PT Sans4" style:font-name-asian="PT Sans4" style:font-name-complex="PT Sans4"/>
    </style:style>
    <style:style style:name="P34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/>
    </style:style>
    <style:style style:name="P35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 fo:language="zxx" fo:country="none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DejaVu Sans Mono1"/>
    </style:style>
    <style:style style:name="P37" style:family="paragraph" style:parent-style-name="Standard">
      <style:paragraph-properties fo:margin-left="1.251cm" fo:margin-right="0cm" fo:text-indent="0cm" style:auto-text-indent="false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DejaVu Sans Mono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DejaVu Sans Mono" fo:language="zxx" fo:country="none" style:language-asian="zxx" style:country-asian="none" style:language-complex="zxx" style:country-complex="none"/>
    </style:style>
    <style:style style:name="P40" style:family="paragraph" style:parent-style-name="Standard">
      <style:paragraph-properties fo:keep-with-next="always"/>
    </style:style>
    <style:style style:name="P41" style:family="paragraph" style:parent-style-name="Standard">
      <style:paragraph-properties fo:keep-with-next="always"/>
      <style:text-properties style:font-name="DejaVu Sans Mono"/>
    </style:style>
    <style:style style:name="P42" style:family="paragraph" style:parent-style-name="Standard" style:master-page-name="">
      <style:paragraph-properties fo:orphans="2" fo:widows="2" style:page-number="auto" fo:keep-with-next="always"/>
      <style:text-properties style:font-name="DejaVu Sans Mono" fo:language="zxx" fo:country="none" style:language-asian="zxx" style:country-asian="none" style:language-complex="zxx" style:country-complex="none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Standard">
      <style:paragraph-properties fo:margin-top="3.3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Heading_20_1">
      <style:text-properties style:font-name="DejaVu Sans Mono3" fo:font-size="16.1000003814697pt" fo:background-color="transparent" style:font-size-asian="16.1000003814697pt" style:font-size-complex="16.1000003814697pt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style:font-name="DejaVu Sans Mono1"/>
    </style:style>
    <style:style style:name="P48" style:family="paragraph" style:parent-style-name="Heading_20_2">
      <style:text-properties style:font-name="DejaVu Sans Mono2" fo:language="zxx" fo:country="none" fo:font-style="oblique" style:language-asian="zxx" style:country-asian="none" style:language-complex="zxx" style:country-complex="none"/>
    </style:style>
    <style:style style:name="P49" style:family="paragraph" style:parent-style-name="Heading_20_2">
      <style:text-properties style:font-name="DejaVu Sans Mono"/>
    </style:style>
    <style:style style:name="P50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51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2" style:family="paragraph" style:parent-style-name="Heading_20_3">
      <style:text-properties style:font-name="DejaVu Sans Mono"/>
    </style:style>
    <style:style style:name="P53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Standard" style:master-page-name="First_20_Page">
      <style:paragraph-properties fo:margin-top="6.1cm" fo:margin-bottom="0cm" fo:text-align="center" style:justify-single-word="false" style:page-number="auto"/>
      <style:text-properties style:font-name="PT Sans2" fo:font-size="20pt" fo:font-weight="bold" style:font-size-asian="20pt" style:font-weight-asian="bold" style:font-size-complex="20pt" style:font-weight-complex="bold"/>
    </style:style>
    <style:style style:name="P58" style:family="paragraph" style:parent-style-name="Standard" style:list-style-name="L1"/>
    <style:style style:name="P59" style:family="paragraph" style:parent-style-name="Standard" style:list-style-name="L2">
      <style:text-properties style:font-name="DejaVu Sans Mono"/>
    </style:style>
    <style:style style:name="P60" style:family="paragraph" style:parent-style-name="Standard" style:list-style-name="L3"/>
    <style:style style:name="P61" style:family="paragraph" style:parent-style-name="Standard" style:list-style-name="L4"/>
    <style:style style:name="P62" style:family="paragraph" style:parent-style-name="Standard" style:list-style-name="L5"/>
    <style:style style:name="P63" style:family="paragraph" style:parent-style-name="Standard" style:list-style-name="L6"/>
    <style:style style:name="P64" style:family="paragraph" style:parent-style-name="Standard" style:list-style-name="L7"/>
    <style:style style:name="P65" style:family="paragraph" style:parent-style-name="Standard" style:list-style-name="L8"/>
    <style:style style:name="P66" style:family="paragraph" style:parent-style-name="Standard" style:list-style-name="L9"/>
    <style:style style:name="P67" style:family="paragraph" style:parent-style-name="Standard" style:list-style-name="L10"/>
    <style:style style:name="P68" style:family="paragraph" style:parent-style-name="Standard" style:list-style-name="L11"/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T5" style:family="text">
      <style:text-properties style:font-name="Arial"/>
    </style:style>
    <style:style style:name="T6" style:family="text">
      <style:text-properties style:font-name="DejaVu Sans1"/>
    </style:style>
    <style:style style:name="T7" style:family="text">
      <style:text-properties style:font-name="DejaVu Sans Mono1"/>
    </style:style>
    <style:style style:name="T8" style:family="text">
      <style:text-properties style:font-name="DejaVu Sans Mono1" fo:font-weight="normal" style:font-weight-asian="normal" style:font-weight-complex="normal"/>
    </style:style>
    <style:style style:name="T9" style:family="text">
      <style:text-properties style:font-name="DejaVu Sans Mono1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1" style:family="text">
      <style:text-properties style:font-name="DejaVu Sans Mono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style:font-name="PT Sans4" style:font-name-asian="PT Sans4" style:font-name-complex="PT Sans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PT Sans2"/>
    </style:style>
    <style:style style:name="T15" style:family="text">
      <style:text-properties style:font-name="PT Sans2" fo:language="zxx" fo:country="none" style:language-asian="zxx" style:country-asian="none" style:language-complex="zxx" style:country-complex="none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18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DejaVu Sans Mono" fo:font-size="11pt" style:font-size-asian="11pt" style:font-size-complex="11pt"/>
    </style:style>
    <style:style style:name="T20" style:family="text">
      <style:text-properties style:font-name="PT Sans1" style:font-name-asian="Arial Unicode MS" style:font-name-complex="Tahoma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1">RNtrack</text:span> <text:span text:style-name="T12">—</text:span> FTN Messages tracker</text:p>
      <text:p text:style-name="P11">ver. 1.XX</text:p>
      <text:p text:style-name="P44">Руководство пользователя</text:p>
      <text:p text:style-name="P4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54"><text:a xlink:type="simple" xlink:href="#__RefHeading__10115_813993393" text:style-name="Internet_20_link" text:visited-style-name="Internet_20_link">1. 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4"><text:a xlink:type="simple" xlink:href="#__RefHeading__10117_813993393" text:style-name="Internet_20_link" text:visited-style-name="Internet_20_link">2. </text:a>Как она работает<text:tab/><text:a xlink:type="simple" xlink:href="#__RefHeading__10117_813993393" text:style-name="Internet_20_link" text:visited-style-name="Internet_20_link">6</text:a></text:p>
          <text:p text:style-name="P54"><text:a xlink:type="simple" xlink:href="#__RefHeading__10119_813993393" text:style-name="Internet_20_link" text:visited-style-name="Internet_20_link">3. </text:a>Запуск<text:tab/><text:a xlink:type="simple" xlink:href="#__RefHeading__10119_813993393" text:style-name="Internet_20_link" text:visited-style-name="Internet_20_link">6</text:a></text:p>
          <text:p text:style-name="P54"><text:a xlink:type="simple" xlink:href="#__RefHeading__10121_813993393" text:style-name="Internet_20_link" text:visited-style-name="Internet_20_link">4. </text:a>RNtrack.cfg<text:tab/><text:a xlink:type="simple" xlink:href="#__RefHeading__10121_813993393" text:style-name="Internet_20_link" text:visited-style-name="Internet_20_link">6</text:a></text:p>
          <text:p text:style-name="P55"><text:a xlink:type="simple" xlink:href="#__RefHeading__10123_813993393" text:style-name="Internet_20_link" text:visited-style-name="Internet_20_link">4.1. </text:a>Action: SomeAction { [Time] }<text:tab/><text:a xlink:type="simple" xlink:href="#__RefHeading__10123_813993393" text:style-name="Internet_20_link" text:visited-style-name="Internet_20_link">7</text:a></text:p>
          <text:p text:style-name="P55"><text:a xlink:type="simple" xlink:href="#__RefHeading__10125_813993393" text:style-name="Internet_20_link" text:visited-style-name="Internet_20_link">4.2. </text:a>Address: <text:s/>2:5030/9999<text:tab/><text:a xlink:type="simple" xlink:href="#__RefHeading__10125_813993393" text:style-name="Internet_20_link" text:visited-style-name="Internet_20_link">7</text:a></text:p>
          <text:p text:style-name="P55"><text:a xlink:type="simple" xlink:href="#__RefHeading__10127_813993393" text:style-name="Internet_20_link" text:visited-style-name="Internet_20_link">4.3. </text:a>AddToNullPkt<text:tab/><text:a xlink:type="simple" xlink:href="#__RefHeading__10127_813993393" text:style-name="Internet_20_link" text:visited-style-name="Internet_20_link">7</text:a></text:p>
          <text:p text:style-name="P55"><text:a xlink:type="simple" xlink:href="#__RefHeading__10131_813993393" text:style-name="Internet_20_link" text:visited-style-name="Internet_20_link">4.4. </text:a>Aka: 7:1130/79 7:*/*.*<text:tab/><text:a xlink:type="simple" xlink:href="#__RefHeading__10131_813993393" text:style-name="Internet_20_link" text:visited-style-name="Internet_20_link">7</text:a></text:p>
          <text:p text:style-name="P55"><text:a xlink:type="simple" xlink:href="#__RefHeading__10133_813993393" text:style-name="Internet_20_link" text:visited-style-name="Internet_20_link">4.5. </text:a>APktDir: "Dir"<text:tab/><text:a xlink:type="simple" xlink:href="#__RefHeading__10133_813993393" text:style-name="Internet_20_link" text:visited-style-name="Internet_20_link">7</text:a></text:p>
          <text:p text:style-name="P55"><text:a xlink:type="simple" xlink:href="#__RefHeading__10135_813993393" text:style-name="Internet_20_link" text:visited-style-name="Internet_20_link">4.6. </text:a>BadMessages: &lt;Mode&gt;<text:tab/><text:a xlink:type="simple" xlink:href="#__RefHeading__10135_813993393" text:style-name="Internet_20_link" text:visited-style-name="Internet_20_link">8</text:a></text:p>
          <text:p text:style-name="P55"><text:a xlink:type="simple" xlink:href="#__RefHeading__10137_813993393" text:style-name="Internet_20_link" text:visited-style-name="Internet_20_link">4.7. </text:a>BadPackets: &lt;Mode&gt;<text:tab/><text:a xlink:type="simple" xlink:href="#__RefHeading__10137_813993393" text:style-name="Internet_20_link" text:visited-style-name="Internet_20_link">8</text:a></text:p>
          <text:p text:style-name="P55"><text:a xlink:type="simple" xlink:href="#__RefHeading__10139_813993393" text:style-name="Internet_20_link" text:visited-style-name="Internet_20_link">4.8. </text:a>BodyMask: * * *<text:tab/><text:a xlink:type="simple" xlink:href="#__RefHeading__10139_813993393" text:style-name="Internet_20_link" text:visited-style-name="Internet_20_link">8</text:a></text:p>
          <text:p text:style-name="P55"><text:a xlink:type="simple" xlink:href="#__RefHeading__10141_813993393" text:style-name="Internet_20_link" text:visited-style-name="Internet_20_link">4.9. </text:a>CheckPoints: &lt;Mode&gt;<text:tab/><text:a xlink:type="simple" xlink:href="#__RefHeading__10141_813993393" text:style-name="Internet_20_link" text:visited-style-name="Internet_20_link">9</text:a></text:p>
          <text:p text:style-name="P55"><text:a xlink:type="simple" xlink:href="#__RefHeading__10143_813993393" text:style-name="Internet_20_link" text:visited-style-name="Internet_20_link">4.10. </text:a>CreateMissingBase<text:tab/><text:a xlink:type="simple" xlink:href="#__RefHeading__10143_813993393" text:style-name="Internet_20_link" text:visited-style-name="Internet_20_link">9</text:a></text:p>
          <text:p text:style-name="P55"><text:a xlink:type="simple" xlink:href="#__RefHeading__10145_813993393" text:style-name="Internet_20_link" text:visited-style-name="Internet_20_link">4.11. </text:a>Domain: "fidonet" 2:*/*.*<text:tab/><text:a xlink:type="simple" xlink:href="#__RefHeading__10145_813993393" text:style-name="Internet_20_link" text:visited-style-name="Internet_20_link">9</text:a></text:p>
          <text:p text:style-name="P55"><text:a xlink:type="simple" xlink:href="#__RefHeading__10147_813993393" text:style-name="Internet_20_link" text:visited-style-name="Internet_20_link">4.12. </text:a>FileBox: "h:\fbox\alex" 2:5030/9999<text:tab/><text:a xlink:type="simple" xlink:href="#__RefHeading__10147_813993393" text:style-name="Internet_20_link" text:visited-style-name="Internet_20_link">9</text:a></text:p>
          <text:p text:style-name="P55"><text:a xlink:type="simple" xlink:href="#__RefHeading__10149_813993393" text:style-name="Internet_20_link" text:visited-style-name="Internet_20_link">4.13. </text:a>FileBoxDir: "h:\out\fboxes"<text:tab/><text:a xlink:type="simple" xlink:href="#__RefHeading__10149_813993393" text:style-name="Internet_20_link" text:visited-style-name="Internet_20_link">10</text:a></text:p>
          <text:p text:style-name="P55"><text:a xlink:type="simple" xlink:href="#__RefHeading__10151_813993393" text:style-name="Internet_20_link" text:visited-style-name="Internet_20_link">4.14. </text:a>FileBoxType: &lt;Type&gt;<text:tab/><text:a xlink:type="simple" xlink:href="#__RefHeading__10151_813993393" text:style-name="Internet_20_link" text:visited-style-name="Internet_20_link">10</text:a></text:p>
          <text:p text:style-name="P55"><text:a xlink:type="simple" xlink:href="#__RefHeading__10153_813993393" text:style-name="Internet_20_link" text:visited-style-name="Internet_20_link">4.15. </text:a>FileInbound: "h:\inb\prot" <text:tab/><text:a xlink:type="simple" xlink:href="#__RefHeading__10153_813993393" text:style-name="Internet_20_link" text:visited-style-name="Internet_20_link">10</text:a></text:p>
          <text:p text:style-name="P55"><text:a xlink:type="simple" xlink:href="#__RefHeading__10155_813993393" text:style-name="Internet_20_link" text:visited-style-name="Internet_20_link">4.16. </text:a>ForceINTL<text:tab/><text:a xlink:type="simple" xlink:href="#__RefHeading__10155_813993393" text:style-name="Internet_20_link" text:visited-style-name="Internet_20_link">10</text:a></text:p>
          <text:p text:style-name="P55"><text:a xlink:type="simple" xlink:href="#__RefHeading__10159_813993393" text:style-name="Internet_20_link" text:visited-style-name="Internet_20_link">4.17. </text:a>IgnoreAttachPath<text:tab/><text:a xlink:type="simple" xlink:href="#__RefHeading__10159_813993393" text:style-name="Internet_20_link" text:visited-style-name="Internet_20_link">10</text:a></text:p>
          <text:p text:style-name="P55"><text:a xlink:type="simple" xlink:href="#__RefHeading__10161_813993393" text:style-name="Internet_20_link" text:visited-style-name="Internet_20_link">4.18. </text:a>IgnoreBSY<text:tab/><text:a xlink:type="simple" xlink:href="#__RefHeading__10161_813993393" text:style-name="Internet_20_link" text:visited-style-name="Internet_20_link">10</text:a></text:p>
          <text:p text:style-name="P55"><text:a xlink:type="simple" xlink:href="#__RefHeading__21788_173365471" text:style-name="Internet_20_link" text:visited-style-name="Internet_20_link">4.19. </text:a>Include: "SomeFile"<text:tab/><text:a xlink:type="simple" xlink:href="#__RefHeading__21788_173365471" text:style-name="Internet_20_link" text:visited-style-name="Internet_20_link">10</text:a></text:p>
          <text:p text:style-name="P55"><text:a xlink:type="simple" xlink:href="#__RefHeading__10163_813993393" text:style-name="Internet_20_link" text:visited-style-name="Internet_20_link">4.20. </text:a>IndexFile: "o:\nodelist\RNtrack.ndl"<text:tab/><text:a xlink:type="simple" xlink:href="#__RefHeading__10163_813993393" text:style-name="Internet_20_link" text:visited-style-name="Internet_20_link">11</text:a></text:p>
          <text:p text:style-name="P55"><text:a xlink:type="simple" xlink:href="#__RefHeading__10167_813993393" text:style-name="Internet_20_link" text:visited-style-name="Internet_20_link">4.21. </text:a>KillRoutedMessage: &lt;Mode&gt;<text:tab/><text:a xlink:type="simple" xlink:href="#__RefHeading__10167_813993393" text:style-name="Internet_20_link" text:visited-style-name="Internet_20_link">11</text:a></text:p>
          <text:p text:style-name="P55"><text:a xlink:type="simple" xlink:href="#__RefHeading__10169_813993393" text:style-name="Internet_20_link" text:visited-style-name="Internet_20_link">4.22. </text:a>KludgeMask: * * *<text:tab/><text:a xlink:type="simple" xlink:href="#__RefHeading__10169_813993393" text:style-name="Internet_20_link" text:visited-style-name="Internet_20_link">11</text:a></text:p>
          <text:p text:style-name="P55"><text:a xlink:type="simple" xlink:href="#__RefHeading__10171_813993393" text:style-name="Internet_20_link" text:visited-style-name="Internet_20_link">4.23. </text:a>LogFile: "c:\log\RNtrack.log"<text:tab/><text:a xlink:type="simple" xlink:href="#__RefHeading__10171_813993393" text:style-name="Internet_20_link" text:visited-style-name="Internet_20_link">12</text:a></text:p>
          <text:p text:style-name="P55"><text:a xlink:type="simple" xlink:href="#__RefHeading__10173_813993393" text:style-name="Internet_20_link" text:visited-style-name="Internet_20_link">4.24. </text:a>LogLevel: 1<text:tab/><text:a xlink:type="simple" xlink:href="#__RefHeading__10173_813993393" text:style-name="Internet_20_link" text:visited-style-name="Internet_20_link">12</text:a></text:p>
          <text:p text:style-name="P55"><text:soft-page-break/><text:a xlink:type="simple" xlink:href="#__RefHeading__10175_813993393" text:style-name="Internet_20_link" text:visited-style-name="Internet_20_link">4.25. </text:a>LoopStr: " 2:5030/9999 RNtrack"<text:tab/><text:a xlink:type="simple" xlink:href="#__RefHeading__10175_813993393" text:style-name="Internet_20_link" text:visited-style-name="Internet_20_link">12</text:a></text:p>
          <text:p text:style-name="P55"><text:a xlink:type="simple" xlink:href="#__RefHeading__10177_813993393" text:style-name="Internet_20_link" text:visited-style-name="Internet_20_link">4.26. </text:a>Mask: * * * * * *<text:tab/><text:a xlink:type="simple" xlink:href="#__RefHeading__10177_813993393" text:style-name="Internet_20_link" text:visited-style-name="Internet_20_link">13</text:a></text:p>
          <text:p text:style-name="P55"><text:a xlink:type="simple" xlink:href="#__RefHeading__10179_813993393" text:style-name="Internet_20_link" text:visited-style-name="Internet_20_link">4.27. </text:a>MaxAge: 2<text:tab/><text:a xlink:type="simple" xlink:href="#__RefHeading__10179_813993393" text:style-name="Internet_20_link" text:visited-style-name="Internet_20_link">13</text:a></text:p>
          <text:p text:style-name="P55"><text:a xlink:type="simple" xlink:href="#__RefHeading__10181_813993393" text:style-name="Internet_20_link" text:visited-style-name="Internet_20_link">4.28. </text:a>MaxAttachSize: 2048<text:tab/><text:a xlink:type="simple" xlink:href="#__RefHeading__10181_813993393" text:style-name="Internet_20_link" text:visited-style-name="Internet_20_link">13</text:a></text:p>
          <text:p text:style-name="P55"><text:a xlink:type="simple" xlink:href="#__RefHeading__10183_813993393" text:style-name="Internet_20_link" text:visited-style-name="Internet_20_link">4.29. </text:a>MaxNodelistAge: 14<text:tab/><text:a xlink:type="simple" xlink:href="#__RefHeading__10183_813993393" text:style-name="Internet_20_link" text:visited-style-name="Internet_20_link">13</text:a></text:p>
          <text:p text:style-name="P55"><text:a xlink:type="simple" xlink:href="#__RefHeading__10185_813993393" text:style-name="Internet_20_link" text:visited-style-name="Internet_20_link">4.30. </text:a>MaxMsgSize: 2048<text:tab/><text:a xlink:type="simple" xlink:href="#__RefHeading__10185_813993393" text:style-name="Internet_20_link" text:visited-style-name="Internet_20_link">13</text:a></text:p>
          <text:p text:style-name="P55"><text:a xlink:type="simple" xlink:href="#__RefHeading__10187_813993393" text:style-name="Internet_20_link" text:visited-style-name="Internet_20_link">4.31. </text:a>MaxPktSize: 2048<text:tab/><text:a xlink:type="simple" xlink:href="#__RefHeading__10187_813993393" text:style-name="Internet_20_link" text:visited-style-name="Internet_20_link">14</text:a></text:p>
          <text:p text:style-name="P55"><text:a xlink:type="simple" xlink:href="#__RefHeading__10191_813993393" text:style-name="Internet_20_link" text:visited-style-name="Internet_20_link">4.32. </text:a>Nodelist: "o:\nodelist\nodelist.*" [Zone]<text:tab/><text:a xlink:type="simple" xlink:href="#__RefHeading__10191_813993393" text:style-name="Internet_20_link" text:visited-style-name="Internet_20_link">14</text:a></text:p>
          <text:p text:style-name="P55"><text:a xlink:type="simple" xlink:href="#__RefHeading__10193_813993393" text:style-name="Internet_20_link" text:visited-style-name="Internet_20_link">4.33. </text:a>NodelistPath: "o:\nodelist"<text:tab/><text:a xlink:type="simple" xlink:href="#__RefHeading__10193_813993393" text:style-name="Internet_20_link" text:visited-style-name="Internet_20_link">14</text:a></text:p>
          <text:p text:style-name="P55"><text:a xlink:type="simple" xlink:href="#__RefHeading__10195_813993393" text:style-name="Internet_20_link" text:visited-style-name="Internet_20_link">4.34. </text:a>NoLogIgnore<text:tab/><text:a xlink:type="simple" xlink:href="#__RefHeading__10195_813993393" text:style-name="Internet_20_link" text:visited-style-name="Internet_20_link">14</text:a></text:p>
          <text:p text:style-name="P55"><text:a xlink:type="simple" xlink:href="#__RefHeading__21784_173365471" text:style-name="Internet_20_link" text:visited-style-name="Internet_20_link">4.35. </text:a>Origin: "My best origin"<text:tab/><text:a xlink:type="simple" xlink:href="#__RefHeading__21784_173365471" text:style-name="Internet_20_link" text:visited-style-name="Internet_20_link">14</text:a></text:p>
          <text:p text:style-name="P55"><text:a xlink:type="simple" xlink:href="#__RefHeading__10197_813993393" text:style-name="Internet_20_link" text:visited-style-name="Internet_20_link">4.36. </text:a>Outbound: "h:\tst\outb"<text:tab/><text:a xlink:type="simple" xlink:href="#__RefHeading__10197_813993393" text:style-name="Internet_20_link" text:visited-style-name="Internet_20_link">14</text:a></text:p>
          <text:p text:style-name="P55"><text:a xlink:type="simple" xlink:href="#__RefHeading__10199_813993393" text:style-name="Internet_20_link" text:visited-style-name="Internet_20_link">4.37. </text:a>Password: "Pwd" 2:5020/*.*<text:tab/><text:a xlink:type="simple" xlink:href="#__RefHeading__10199_813993393" text:style-name="Internet_20_link" text:visited-style-name="Internet_20_link">14</text:a></text:p>
          <text:p text:style-name="P55"><text:a xlink:type="simple" xlink:href="#__RefHeading__10201_813993393" text:style-name="Internet_20_link" text:visited-style-name="Internet_20_link">4.38. </text:a>ScanDir: ...<text:tab/><text:a xlink:type="simple" xlink:href="#__RefHeading__10201_813993393" text:style-name="Internet_20_link" text:visited-style-name="Internet_20_link">15</text:a></text:p>
          <text:p text:style-name="P55"><text:a xlink:type="simple" xlink:href="#__RefHeading__10203_813993393" text:style-name="Internet_20_link" text:visited-style-name="Internet_20_link">4.39. </text:a>Semaphore: Time "File"<text:tab/><text:a xlink:type="simple" xlink:href="#__RefHeading__10203_813993393" text:style-name="Internet_20_link" text:visited-style-name="Internet_20_link">16</text:a></text:p>
          <text:p text:style-name="P55"><text:a xlink:type="simple" xlink:href="#__RefHeading__10205_813993393" text:style-name="Internet_20_link" text:visited-style-name="Internet_20_link">4.40. </text:a>SetViaAlways<text:tab/><text:a xlink:type="simple" xlink:href="#__RefHeading__10205_813993393" text:style-name="Internet_20_link" text:visited-style-name="Internet_20_link">17</text:a></text:p>
          <text:p text:style-name="P55"><text:a xlink:type="simple" xlink:href="#__RefHeading__10207_813993393" text:style-name="Internet_20_link" text:visited-style-name="Internet_20_link">4.41. </text:a>ScriptFile: "File"<text:tab/><text:a xlink:type="simple" xlink:href="#__RefHeading__10207_813993393" text:style-name="Internet_20_link" text:visited-style-name="Internet_20_link">17</text:a></text:p>
          <text:p text:style-name="P55"><text:a xlink:type="simple" xlink:href="#__RefHeading__10209_813993393" text:style-name="Internet_20_link" text:visited-style-name="Internet_20_link">4.42. </text:a>ScriptMask: "smask"<text:tab/><text:a xlink:type="simple" xlink:href="#__RefHeading__10209_813993393" text:style-name="Internet_20_link" text:visited-style-name="Internet_20_link">17</text:a></text:p>
          <text:p text:style-name="P55"><text:a xlink:type="simple" xlink:href="#__RefHeading__10211_813993393" text:style-name="Internet_20_link" text:visited-style-name="Internet_20_link">4.43. </text:a>SkipHiddenFiles<text:tab/><text:a xlink:type="simple" xlink:href="#__RefHeading__10211_813993393" text:style-name="Internet_20_link" text:visited-style-name="Internet_20_link">17</text:a></text:p>
          <text:p text:style-name="P55"><text:a xlink:type="simple" xlink:href="#__RefHeading__10213_813993393" text:style-name="Internet_20_link" text:visited-style-name="Internet_20_link">4.44. </text:a>SoftCheckInNodelists<text:tab/><text:a xlink:type="simple" xlink:href="#__RefHeading__10213_813993393" text:style-name="Internet_20_link" text:visited-style-name="Internet_20_link">17</text:a></text:p>
          <text:p text:style-name="P55"><text:a xlink:type="simple" xlink:href="#__RefHeading__10215_813993393" text:style-name="Internet_20_link" text:visited-style-name="Internet_20_link">4.45. </text:a>SysopName: "Vladimir Lenin"<text:tab/><text:a xlink:type="simple" xlink:href="#__RefHeading__10215_813993393" text:style-name="Internet_20_link" text:visited-style-name="Internet_20_link">17</text:a></text:p>
          <text:p text:style-name="P55"><text:a xlink:type="simple" xlink:href="#__RefHeading__10217_813993393" text:style-name="Internet_20_link" text:visited-style-name="Internet_20_link">4.46. </text:a>Tearline: "Your tear line"<text:tab/><text:a xlink:type="simple" xlink:href="#__RefHeading__10217_813993393" text:style-name="Internet_20_link" text:visited-style-name="Internet_20_link">17</text:a></text:p>
          <text:p text:style-name="P55"><text:a xlink:type="simple" xlink:href="#__RefHeading__10219_813993393" text:style-name="Internet_20_link" text:visited-style-name="Internet_20_link">4.47. </text:a>TempMail: "h:\tst\temp"<text:tab/><text:a xlink:type="simple" xlink:href="#__RefHeading__10219_813993393" text:style-name="Internet_20_link" text:visited-style-name="Internet_20_link">18</text:a></text:p>
          <text:p text:style-name="P55"><text:a xlink:type="simple" xlink:href="#__RefHeading__10221_813993393" text:style-name="Internet_20_link" text:visited-style-name="Internet_20_link">4.48. </text:a>TimeStampFile: "c:\ftrstamp.bin"<text:tab/><text:a xlink:type="simple" xlink:href="#__RefHeading__10221_813993393" text:style-name="Internet_20_link" text:visited-style-name="Internet_20_link">18</text:a></text:p>
          <text:p text:style-name="P55"><text:a xlink:type="simple" xlink:href="#__RefHeading__10223_813993393" text:style-name="Internet_20_link" text:visited-style-name="Internet_20_link">4.49. </text:a>TrafficLog: "h:\log\RNtrack.trf"<text:tab/><text:a xlink:type="simple" xlink:href="#__RefHeading__10223_813993393" text:style-name="Internet_20_link" text:visited-style-name="Internet_20_link">18</text:a></text:p>
          <text:p text:style-name="P55"><text:a xlink:type="simple" xlink:href="#__RefHeading__10225_813993393" text:style-name="Internet_20_link" text:visited-style-name="Internet_20_link">4.50. </text:a>TrafficLogTemplate: "File"<text:tab/><text:a xlink:type="simple" xlink:href="#__RefHeading__10225_813993393" text:style-name="Internet_20_link" text:visited-style-name="Internet_20_link">18</text:a></text:p>
          <text:p text:style-name="P55"><text:a xlink:type="simple" xlink:href="#__RefHeading__10227_813993393" text:style-name="Internet_20_link" text:visited-style-name="Internet_20_link">4.51. </text:a>UseASO<text:tab/><text:a xlink:type="simple" xlink:href="#__RefHeading__10227_813993393" text:style-name="Internet_20_link" text:visited-style-name="Internet_20_link">18</text:a></text:p>
          <text:p text:style-name="P55"><text:a xlink:type="simple" xlink:href="#__RefHeading__10229_813993393" text:style-name="Internet_20_link" text:visited-style-name="Internet_20_link">4.52. </text:a>UseBrake<text:tab/><text:a xlink:type="simple" xlink:href="#__RefHeading__10229_813993393" text:style-name="Internet_20_link" text:visited-style-name="Internet_20_link">18</text:a></text:p>
          <text:p text:style-name="P55"><text:a xlink:type="simple" xlink:href="#__RefHeading__10231_813993393" text:style-name="Internet_20_link" text:visited-style-name="Internet_20_link">4.53. </text:a>UseFileBoxes<text:tab/><text:a xlink:type="simple" xlink:href="#__RefHeading__10231_813993393" text:style-name="Internet_20_link" text:visited-style-name="Internet_20_link">18</text:a></text:p>
          <text:p text:style-name="P55"><text:a xlink:type="simple" xlink:href="#__RefHeading__21786_173365471" text:style-name="Internet_20_link" text:visited-style-name="Internet_20_link">4.54. </text:a>UseNewVia<text:tab/><text:a xlink:type="simple" xlink:href="#__RefHeading__21786_173365471" text:style-name="Internet_20_link" text:visited-style-name="Internet_20_link">19</text:a></text:p>
          <text:p text:style-name="P55"><text:a xlink:type="simple" xlink:href="#__RefHeading__10233_813993393" text:style-name="Internet_20_link" text:visited-style-name="Internet_20_link">4.55. </text:a>UseOwnZone<text:tab/><text:a xlink:type="simple" xlink:href="#__RefHeading__10233_813993393" text:style-name="Internet_20_link" text:visited-style-name="Internet_20_link">19</text:a></text:p>
          <text:p text:style-name="P55"><text:soft-page-break/><text:a xlink:type="simple" xlink:href="#__RefHeading__10235_813993393" text:style-name="Internet_20_link" text:visited-style-name="Internet_20_link">4.56. </text:a>UTC: +3<text:tab/><text:a xlink:type="simple" xlink:href="#__RefHeading__10235_813993393" text:style-name="Internet_20_link" text:visited-style-name="Internet_20_link">19</text:a></text:p>
          <text:p text:style-name="P54"><text:a xlink:type="simple" xlink:href="#__RefHeading__10237_813993393" text:style-name="Internet_20_link" text:visited-style-name="Internet_20_link">5. </text:a>Параметры слова Mask:<text:tab/><text:a xlink:type="simple" xlink:href="#__RefHeading__10237_813993393" text:style-name="Internet_20_link" text:visited-style-name="Internet_20_link">19</text:a></text:p>
          <text:p text:style-name="P55"><text:a xlink:type="simple" xlink:href="#__RefHeading__14278_1391431384" text:style-name="Internet_20_link" text:visited-style-name="Internet_20_link">5.1. </text:a>FromName, ToName<text:tab/><text:a xlink:type="simple" xlink:href="#__RefHeading__14278_1391431384" text:style-name="Internet_20_link" text:visited-style-name="Internet_20_link">19</text:a></text:p>
          <text:p text:style-name="P55"><text:a xlink:type="simple" xlink:href="#__RefHeading__14280_1391431384" text:style-name="Internet_20_link" text:visited-style-name="Internet_20_link">5.2. </text:a>FromAddr, ToAddr<text:tab/><text:a xlink:type="simple" xlink:href="#__RefHeading__14280_1391431384" text:style-name="Internet_20_link" text:visited-style-name="Internet_20_link">20</text:a></text:p>
          <text:p text:style-name="P55"><text:a xlink:type="simple" xlink:href="#__RefHeading__14282_1391431384" text:style-name="Internet_20_link" text:visited-style-name="Internet_20_link">5.3. </text:a>Subject<text:tab/><text:a xlink:type="simple" xlink:href="#__RefHeading__14282_1391431384" text:style-name="Internet_20_link" text:visited-style-name="Internet_20_link">21</text:a></text:p>
          <text:p text:style-name="P55"><text:a xlink:type="simple" xlink:href="#__RefHeading__14284_1391431384" text:style-name="Internet_20_link" text:visited-style-name="Internet_20_link">5.4. </text:a>Flags<text:tab/><text:a xlink:type="simple" xlink:href="#__RefHeading__14284_1391431384" text:style-name="Internet_20_link" text:visited-style-name="Internet_20_link">21</text:a></text:p>
          <text:p text:style-name="P55"><text:a xlink:type="simple" xlink:href="#__RefHeading__10239_813993393" text:style-name="Internet_20_link" text:visited-style-name="Internet_20_link">5.5. </text:a>Параметры слова 'ScriptMask:'<text:tab/><text:a xlink:type="simple" xlink:href="#__RefHeading__10239_813993393" text:style-name="Internet_20_link" text:visited-style-name="Internet_20_link">23</text:a></text:p>
          <text:p text:style-name="P54"><text:a xlink:type="simple" xlink:href="#__RefHeading__10241_813993393" text:style-name="Internet_20_link" text:visited-style-name="Internet_20_link">6. </text:a>Параметры слова 'Action:'<text:tab/><text:a xlink:type="simple" xlink:href="#__RefHeading__10241_813993393" text:style-name="Internet_20_link" text:visited-style-name="Internet_20_link">24</text:a></text:p>
          <text:p text:style-name="P55"><text:a xlink:type="simple" xlink:href="#__RefHeading__14286_1391431384" text:style-name="Internet_20_link" text:visited-style-name="Internet_20_link">6.1. </text:a>Примеры<text:tab/><text:a xlink:type="simple" xlink:href="#__RefHeading__14286_1391431384" text:style-name="Internet_20_link" text:visited-style-name="Internet_20_link">27</text:a></text:p>
          <text:p text:style-name="P55"><text:a xlink:type="simple" xlink:href="#__RefHeading__14288_1391431384" text:style-name="Internet_20_link" text:visited-style-name="Internet_20_link">6.2. </text:a>Макросы в шаблонах<text:tab/><text:a xlink:type="simple" xlink:href="#__RefHeading__14288_1391431384" text:style-name="Internet_20_link" text:visited-style-name="Internet_20_link">28</text:a></text:p>
          <text:p text:style-name="P54"><text:a xlink:type="simple" xlink:href="#__RefHeading__10243_813993393" text:style-name="Internet_20_link" text:visited-style-name="Internet_20_link">7. </text:a>Префиксы "*" и "+" для масок<text:tab/><text:a xlink:type="simple" xlink:href="#__RefHeading__10243_813993393" text:style-name="Internet_20_link" text:visited-style-name="Internet_20_link">30</text:a></text:p>
          <text:p text:style-name="P54"><text:a xlink:type="simple" xlink:href="#__RefHeading__10245_813993393" text:style-name="Internet_20_link" text:visited-style-name="Internet_20_link">8. </text:a>Примеры использования 'Mask:' и 'Action:'<text:tab/><text:a xlink:type="simple" xlink:href="#__RefHeading__10245_813993393" text:style-name="Internet_20_link" text:visited-style-name="Internet_20_link">31</text:a></text:p>
          <text:p text:style-name="P54"><text:a xlink:type="simple" xlink:href="#__RefHeading__10247_813993393" text:style-name="Internet_20_link" text:visited-style-name="Internet_20_link">9. </text:a>Особенности работы<text:tab/><text:a xlink:type="simple" xlink:href="#__RefHeading__10247_813993393" text:style-name="Internet_20_link" text:visited-style-name="Internet_20_link">34</text:a></text:p>
          <text:p text:style-name="P54"><text:a xlink:type="simple" xlink:href="#__RefHeading__10249_813993393" text:style-name="Internet_20_link" text:visited-style-name="Internet_20_link">10. </text:a>Поддерживаемые типы баз<text:tab/><text:a xlink:type="simple" xlink:href="#__RefHeading__10249_813993393" text:style-name="Internet_20_link" text:visited-style-name="Internet_20_link">34</text:a></text:p>
          <text:p text:style-name="P55"><text:a xlink:type="simple" xlink:href="#__RefHeading__10251_813993393" text:style-name="Internet_20_link" text:visited-style-name="Internet_20_link">10.1. </text:a>Squish<text:tab/><text:a xlink:type="simple" xlink:href="#__RefHeading__10251_813993393" text:style-name="Internet_20_link" text:visited-style-name="Internet_20_link">35</text:a></text:p>
          <text:p text:style-name="P55"><text:a xlink:type="simple" xlink:href="#__RefHeading__10253_813993393" text:style-name="Internet_20_link" text:visited-style-name="Internet_20_link">10.2. </text:a>*.PKT<text:tab/><text:a xlink:type="simple" xlink:href="#__RefHeading__10253_813993393" text:style-name="Internet_20_link" text:visited-style-name="Internet_20_link">35</text:a></text:p>
          <text:p text:style-name="P55"><text:a xlink:type="simple" xlink:href="#__RefHeading__10255_813993393" text:style-name="Internet_20_link" text:visited-style-name="Internet_20_link">10.3. </text:a>*.MSG<text:tab/><text:a xlink:type="simple" xlink:href="#__RefHeading__10255_813993393" text:style-name="Internet_20_link" text:visited-style-name="Internet_20_link">36</text:a></text:p>
          <text:p text:style-name="P55"><text:a xlink:type="simple" xlink:href="#__RefHeading__10257_813993393" text:style-name="Internet_20_link" text:visited-style-name="Internet_20_link">10.4. </text:a>JAM<text:tab/><text:a xlink:type="simple" xlink:href="#__RefHeading__10257_813993393" text:style-name="Internet_20_link" text:visited-style-name="Internet_20_link">36</text:a></text:p>
          <text:p text:style-name="P54"><text:a xlink:type="simple" xlink:href="#__RefHeading__10259_813993393" text:style-name="Internet_20_link" text:visited-style-name="Internet_20_link">11. </text:a>Работа с нодлистами<text:tab/><text:a xlink:type="simple" xlink:href="#__RefHeading__10259_813993393" text:style-name="Internet_20_link" text:visited-style-name="Internet_20_link">36</text:a></text:p>
          <text:p text:style-name="P55"><text:a xlink:type="simple" xlink:href="#__RefHeading__3042_61882448" text:style-name="Internet_20_link" text:visited-style-name="Internet_20_link">11.1. </text:a>Адресная маска "#"<text:tab/><text:a xlink:type="simple" xlink:href="#__RefHeading__3042_61882448" text:style-name="Internet_20_link" text:visited-style-name="Internet_20_link">37</text:a></text:p>
          <text:p text:style-name="P55"><text:a xlink:type="simple" xlink:href="#__RefHeading__3044_61882448" text:style-name="Internet_20_link" text:visited-style-name="Internet_20_link">11.2. </text:a>Адресная маска "&amp;"<text:tab/><text:a xlink:type="simple" xlink:href="#__RefHeading__3044_61882448" text:style-name="Internet_20_link" text:visited-style-name="Internet_20_link">38</text:a></text:p>
          <text:p text:style-name="P54"><text:a xlink:type="simple" xlink:href="#__RefHeading__10261_813993393" text:style-name="Internet_20_link" text:visited-style-name="Internet_20_link">12. </text:a>Работа со скриптами<text:tab/><text:a xlink:type="simple" xlink:href="#__RefHeading__10261_813993393" text:style-name="Internet_20_link" text:visited-style-name="Internet_20_link">38</text:a></text:p>
          <text:p text:style-name="P55"><text:a xlink:type="simple" xlink:href="#__RefHeading__14290_1391431384" text:style-name="Internet_20_link" text:visited-style-name="Internet_20_link">12.1. </text:a>Константы<text:tab/><text:a xlink:type="simple" xlink:href="#__RefHeading__14290_1391431384" text:style-name="Internet_20_link" text:visited-style-name="Internet_20_link">39</text:a></text:p>
          <text:p text:style-name="P55"><text:a xlink:type="simple" xlink:href="#__RefHeading__14292_1391431384" text:style-name="Internet_20_link" text:visited-style-name="Internet_20_link">12.2. </text:a>Переменные<text:tab/><text:a xlink:type="simple" xlink:href="#__RefHeading__14292_1391431384" text:style-name="Internet_20_link" text:visited-style-name="Internet_20_link">39</text:a></text:p>
          <text:p text:style-name="P55"><text:a xlink:type="simple" xlink:href="#__RefHeading__14294_1391431384" text:style-name="Internet_20_link" text:visited-style-name="Internet_20_link">12.3. </text:a>Функции<text:tab/><text:a xlink:type="simple" xlink:href="#__RefHeading__14294_1391431384" text:style-name="Internet_20_link" text:visited-style-name="Internet_20_link">40</text:a></text:p>
          <text:p text:style-name="P56"><text:a xlink:type="simple" xlink:href="#__RefHeading__14296_1391431384" text:style-name="Internet_20_link" text:visited-style-name="Internet_20_link">12.3.1. </text:a>Log("text");<text:tab/><text:a xlink:type="simple" xlink:href="#__RefHeading__14296_1391431384" text:style-name="Internet_20_link" text:visited-style-name="Internet_20_link">40</text:a></text:p>
          <text:p text:style-name="P56"><text:a xlink:type="simple" xlink:href="#__RefHeading__14298_1391431384" text:style-name="Internet_20_link" text:visited-style-name="Internet_20_link">12.3.2. </text:a>Update();<text:tab/><text:a xlink:type="simple" xlink:href="#__RefHeading__14298_1391431384" text:style-name="Internet_20_link" text:visited-style-name="Internet_20_link">40</text:a></text:p>
          <text:p text:style-name="P56"><text:a xlink:type="simple" xlink:href="#__RefHeading__14300_1391431384" text:style-name="Internet_20_link" text:visited-style-name="Internet_20_link">12.3.3. </text:a>ExistsInNodelist("99:99/999");<text:tab/><text:a xlink:type="simple" xlink:href="#__RefHeading__14300_1391431384" text:style-name="Internet_20_link" text:visited-style-name="Internet_20_link">41</text:a></text:p>
          <text:p text:style-name="P56"><text:a xlink:type="simple" xlink:href="#__RefHeading__14302_1391431384" text:style-name="Internet_20_link" text:visited-style-name="Internet_20_link">12.3.4. </text:a>FindHub("99:99/999");<text:tab/><text:a xlink:type="simple" xlink:href="#__RefHeading__14302_1391431384" text:style-name="Internet_20_link" text:visited-style-name="Internet_20_link">41</text:a></text:p>
          <text:p text:style-name="P56"><text:a xlink:type="simple" xlink:href="#__RefHeading__14304_1391431384" text:style-name="Internet_20_link" text:visited-style-name="Internet_20_link">12.3.5. </text:a>NewMsg(...)<text:tab/><text:a xlink:type="simple" xlink:href="#__RefHeading__14304_1391431384" text:style-name="Internet_20_link" text:visited-style-name="Internet_20_link">41</text:a></text:p>
          <text:p text:style-name="P54"><text:a xlink:type="simple" xlink:href="#__RefHeading__10263_813993393" text:style-name="Internet_20_link" text:visited-style-name="Internet_20_link">13. </text:a>Гарантии<text:tab/><text:a xlink:type="simple" xlink:href="#__RefHeading__10263_813993393" text:style-name="Internet_20_link" text:visited-style-name="Internet_20_link">41</text:a></text:p>
          <text:p text:style-name="P54"><text:soft-page-break/><text:a xlink:type="simple" xlink:href="#__RefHeading__10265_813993393" text:style-name="Internet_20_link" text:visited-style-name="Internet_20_link">14. </text:a>Благодарности<text:tab/><text:a xlink:type="simple" xlink:href="#__RefHeading__10265_813993393" text:style-name="Internet_20_link" text:visited-style-name="Internet_20_link">41</text:a></text:p>
          <text:p text:style-name="P54"><text:a xlink:type="simple" xlink:href="#__RefHeading__10267_813993393" text:style-name="Internet_20_link" text:visited-style-name="Internet_20_link">15. </text:a>Как найти разработчиков<text:tab/><text:a xlink:type="simple" xlink:href="#__RefHeading__10267_813993393" text:style-name="Internet_20_link" text:visited-style-name="Internet_20_link">42</text:a></text:p>
        </text:index-body>
      </text:table-of-content>
      <text:p text:style-name="P3"/>
      <text:list xml:id="list343176827" text:style-name="Outline">
        <text:list-item>
          <text:h text:style-name="P46" text:outline-level="1"><text:bookmark text:name="__RefHeading__10115_813993393"/>Для чего эта штука может понадобиться<text:bookmark-end text:name="__RefHeading__10115_813993393"/></text:h>
        </text:list-item>
      </text:list>
      <text:p text:style-name="Standard">Это "трекалка" нетмейла. Предназначена для обработки нетмейла на нетмейловых хабах, хотя может быть полезна и обычному узлу.</text:p>
      <text:list xml:id="list928139537" text:continue-numbering="true" text:style-name="Outline">
        <text:list-item>
          <text:h text:style-name="Heading_20_1" text:outline-level="1"><text:bookmark text:name="__RefHeading__10117_813993393"/>Как она работает<text:bookmark-end text:name="__RefHeading__10117_813993393"/></text:h>
        </text:list-item>
      </text:list>
      <text:p text:style-name="Standard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1325454836" text:continue-numbering="true" text:style-name="Outline">
        <text:list-item>
          <text:h text:style-name="Heading_20_1" text:outline-level="1"><text:bookmark text:name="__RefHeading__10119_813993393"/>Запуск<text:bookmark-end text:name="__RefHeading__10119_813993393"/></text:h>
        </text:list-item>
      </text:list>
      <text:p text:style-name="Standard">Если запустить <text:span text:style-name="Teletype"><text:span text:style-name="T14">RNtrack</text:span></text:span> без параметров, то он попытается найти в текущем каталоге файл <text:span text:style-name="Teletype"><text:span text:style-name="T7">RNtrack.cfg</text:span></text:span> и обработать его. </text:p>
      <text:p text:style-name="Standard">Вы можете установить переменную окружения <text:span text:style-name="Teletype"><text:span text:style-name="T7">RNTRACKCONFIG</text:span></text:span> (или использовать специальный ключ командной строки) для выбора другого пути.</text:p>
      <text:p text:style-name="Standard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">-с</text:p>
          </table:table-cell>
          <table:table-cell table:style-name="Таблица3.A1" office:value-type="string">
            <text:p text:style-name="P27">Имя файла конфигурации. Например, <text:span text:style-name="Teletype"><text:span text:style-name="T7">-c "d:\soft\</text:span></text:span><text:span text:style-name="Teletype"><text:span text:style-name="T10">fido</text:span></text:span><text:span text:style-name="Teletype"><text:span text:style-name="T7">\RNtrack.cfg"</text:span></text:span>. Пробел между '<text:span text:style-name="Teletype">-c</text:span><text:span text:style-name="Teletype"><text:span text:style-name="T4">'</text:span>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27">-u</text:p>
          </table:table-cell>
          <table:table-cell table:style-name="Таблица3.A1" office:value-type="string">
            <text:p text:style-name="P27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'<text:span text:style-name="Internet_20_link"><text:span text:style-name="T22"><text:bookmark-ref text:reference-format="text" text:ref-name="TempMail">TempMail:</text:bookmark-ref></text:span></text:span>'.</text:p>
          </table:table-cell>
        </table:table-row>
        <table:table-row>
          <table:table-cell table:style-name="Таблица3.A1" office:value-type="string">
            <text:p text:style-name="P27">-t</text:p>
          </table:table-cell>
          <table:table-cell table:style-name="Таблица3.A1" office:value-type="string">
            <text:p text:style-name="P27">Выполнить все '<text:span text:style-name="Internet_20_link"><text:span text:style-name="T22"><text:bookmark-ref text:reference-format="text" text:ref-name="ScanDir">ScanDir:</text:bookmark-ref></text:span></text:span>'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7">-v</text:p>
          </table:table-cell>
          <table:table-cell table:style-name="Таблица3.A1" office:value-type="string">
            <text:p text:style-name="P15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7">-h</text:p>
          </table:table-cell>
          <table:table-cell table:style-name="Таблица3.A1" office:value-type="string">
            <text:p text:style-name="P27">Вывести на экран подсказку.</text:p>
          </table:table-cell>
        </table:table-row>
      </table:table>
      <text:list xml:id="list716685091" text:continue-numbering="true" text:style-name="Outline">
        <text:list-item>
          <text:h text:style-name="P45" text:outline-level="1"><text:bookmark text:name="__RefHeading__10121_813993393"/>RNtrack.cfg<text:bookmark-end text:name="__RefHeading__10121_813993393"/></text:h>
        </text:list-item>
      </text:list>
      <text:p text:style-name="Standard">Все ключевые слова регистронезависимые. Двоеточие является составной частью ключевого слова. Поэтому нельзя писать "<text:span text:style-name="T8">Address :</text:span>" вместо "<text:span text:style-name="T8">Address:</text:span>". Комментарии могут начинаться с символа <text:span text:style-name="Teletype">'</text:span><text:span text:style-name="Teletype"><text:span text:style-name="T7">\</text:span></text:span><text:span text:style-name="Teletype">'</text:span> (до конца строки) или <text:span text:style-name="Teletype">'</text:span><text:span text:style-name="Teletype"><text:span text:style-name="T7">(</text:span></text:span><text:span text:style-name="Teletype">'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eletype"><text:span text:style-name="T7">%VAR%</text:span></text:span>. Например: </text:p>
      <text:p text:style-name="P3"><text:span text:style-name="T11">Nodelist</text:span><text:span text:style-name="T8">:</text:span><text:span text:style-name="T7"> </text:span><text:span text:style-name="Teletype"><text:span text:style-name="T7">"%NDL%\</text:span></text:span><text:span text:style-name="Teletype"><text:span text:style-name="T10">nodelist</text:span></text:span><text:span text:style-name="Teletype"><text:span text:style-name="T7">.*"</text:span></text:span></text:p>
      <text:p text:style-name="Standard">Если строку <text:span text:style-name="Teletype"><text:span text:style-name="T7">%..%</text:span></text:span> не удалось разобрать как переменную окружения, то RNtrack будет <text:soft-page-break/>пытаться разобрать её как шестнадцатеричное число - код символа. <text:s/>Например, <text:span text:style-name="Teletype"><text:span text:style-name="T7">%22%</text:span></text:span> будет воспринято как <text:span text:style-name="Teletype"><text:span text:style-name="T7">'"'</text:span></text:span>.</text:p>
      <text:p text:style-name="Standard">Для того, чтобы использовать символ <text:span text:style-name="Teletype"><text:span text:style-name="T7">'%'</text:span></text:span> в строках, его надо писать дважды. Например:</text:p>
      <text:p text:style-name="P13"><text:span text:style-name="T8">Action: </text:span><text:span text:style-name="T11">NewMsg</text:span><text:span text:style-name="T10"> </text:span><text:span text:style-name="Teletype"><text:span text:style-name="T10">"tpl\badfrom.tpl" "h:\fido\post\netmail\out" "Alex Bagmanov" @ "%%" % "Bad source address" +l</text:span></text:span></text:p>
      <text:p text:style-name="Standard">Ниже приведены все ключевые слова, отсортированные по алфавиту.</text:p>
      <text:list xml:id="list606023289" text:continue-numbering="true" text:style-name="Outline">
        <text:list-item>
          <text:list>
            <text:list-item>
              <text:h text:style-name="P47" text:outline-level="2"><text:bookmark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Standard">Указывает операцию <text:span text:style-name="T10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9">Time</text:span> аналогичен параметру <text:span text:style-name="Internet_20_link"><text:span text:style-name="T22"><text:bookmark-ref text:reference-format="text" text:ref-name="Time">Time</text:bookmark-ref></text:span></text:span> в команде <text:span text:style-name="T8">'</text:span><text:span text:style-name="T11">ScanDir</text:span><text:span text:style-name="T8">:'</text:span> и подробно описан в описании этой команды. (см. <text:span text:style-name="Internet_20_link"><text:bookmark-ref text:reference-format="text" text:ref-name="Time">Time</text:bookmark-ref></text:span>)</text:p>
      <text:list xml:id="list948483096" text:continue-numbering="true" text:style-name="Outline">
        <text:list-item>
          <text:list>
            <text:list-item>
              <text:h text:style-name="P47" text:outline-level="2"><text:bookmark text:name="__RefHeading__10125_813993393"/>Address: <text:s/>2:5030/9999<text:bookmark-end text:name="__RefHeading__10125_813993393"/></text:h>
            </text:list-item>
          </text:list>
        </text:list-item>
      </text:list>
      <text:p text:style-name="Standard">Адрес Вашей системы. Должен быть 3D (ну, или 4D, хотя я слабо себе представляю пойнта, который поставит себе RNtrack).</text:p>
      <text:list xml:id="list589875949" text:continue-numbering="true" text:style-name="Outline">
        <text:list-item>
          <text:list>
            <text:list-item>
              <text:h text:style-name="P48" text:outline-level="2"><text:bookmark text:name="__RefHeading__10127_813993393"/>AddToNull<text:span text:style-name="T16">Pkt</text:span><text:bookmark-end text:name="__RefHeading__10127_813993393"/></text:h>
            </text:list-item>
          </text:list>
        </text:list-item>
      </text:list>
      <text:p text:style-name="Standard">Разрешает допаковывать в файлы <text:span text:style-name="Teletype"><text:span text:style-name="T7">?UT</text:span></text:span> нулевой длины. По умолчанию на такие <text:span text:style-name="Teletype"><text:span text:style-name="T7">?UT</text:span></text:span> RNtrack ругается.</text:p>
      <text:list xml:id="list923712315" text:continue-numbering="true" text:style-name="Outline">
        <text:list-item>
          <text:list>
            <text:list-item>
              <text:h text:style-name="P49" text:outline-level="2"><text:bookmark text:name="__RefHeading__10131_813993393"/>Aka: 7:1130/79 7:*/*.*<text:bookmark-end text:name="__RefHeading__10131_813993393"/></text:h>
            </text:list-item>
          </text:list>
        </text:list-item>
      </text:list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7">'@' </text:span><text:span text:style-name="T6">(см.</text:span> <text:span text:style-name="Internet_20_link"><text:bookmark-ref text:reference-format="text" text:ref-name="Модификатор адреса">Модификатор '@'</text:bookmark-ref></text:span><text:span text:style-name="T7">)</text:span> и в описании команды '<text:span text:style-name="Internet_20_link"><text:span text:style-name="T22"><text:reference-ref text:reference-format="text" text:ref-name="Action: Route">Action: Route</text:reference-ref></text:span></text:span>' (или '<text:span text:style-name="Internet_20_link"><text:span text:style-name="T22"><text:reference-ref text:reference-format="text" text:ref-name="Action: RouteFilebox">Action: RouteFilebox</text:reference-ref></text:span></text:span>').</text:p>
      <text:list xml:id="list1035040805" text:continue-numbering="true" text:style-name="Outline">
        <text:list-item>
          <text:list>
            <text:list-item>
              <text:h text:style-name="P49" text:outline-level="2"><text:bookmark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Standard">Изменяет способ роутинга писем с приаттаченными файлами. По умолчанию данные письма роутятся как обычные (т.е. добавляются в общий <text:span text:style-name="T7">?UT</text:span>, а приаттаченные файлы в соответствующий ?LO). Если указан <text:span text:style-name="T17">APktDir</text:span>, то письма с приаттаченными файлами будут класться в отдельные PKT (одно письмо в одном PKT) в указанном каталоге и прописываться в ?LO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'<text:span text:style-name="T17">APktDir</text:span><text:span text:style-name="T16">:</text:span>', не должен совпадать с каталогом, указанным в '<text:span text:style-name="Internet_20_link"><text:bookmark-ref text:reference-format="text" text:ref-name="Outbound">Outbound:</text:bookmark-ref></text:span>'.</text:p>
      <text:list xml:id="list1023024118" text:continue-numbering="true" text:style-name="Outline">
        <text:list-item>
          <text:list>
            <text:list-item>
              <text:h text:style-name="P49" text:outline-level="2"><text:bookmark text:name="__RefHeading__10135_813993393"/><text:soft-page-break/><text:span text:style-name="T1">BadMessages</text:span>: &lt;Mode&gt;<text:bookmark-end text:name="__RefHeading__10135_813993393"/></text:h>
            </text:list-item>
          </text:list>
        </text:list-item>
      </text:list>
      <text:p text:style-name="P28">Указывает, что делать <text:span text:style-name="T1">RNtrack-у</text:span>, если он встретил "плохое" (нулевой длины, <text:span text:style-name="T5">с нарушенной </text:span><text:span text:style-name="T5">структурой, залоченное другим процессом и т.д.) письмо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8">&lt;Mode&gt;</text:p>
          </table:table-cell>
          <table:table-cell table:style-name="Таблица4.A1" office:value-type="string">
            <text:p text:style-name="P16">Skip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6">Delete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6">Move "Dir"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P14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6">Exit</text:p>
          </table:table-cell>
          <table:table-cell table:style-name="Таблица4.A1" office:value-type="string">
            <text:p text:style-name="P21">—</text:p>
          </table:table-cell>
          <table:table-cell table:style-name="Таблица4.A1" office:value-type="string">
            <text:p text:style-name="P14">завершить работу <text:span text:style-name="T1">Rntrack-а</text:span>.</text:p>
          </table:table-cell>
        </table:table-row>
      </table:table>
      <text:p text:style-name="P14">По умолчанию отрабатывает конструкция <text:span text:style-name="T7">Exit</text:span>.</text:p>
      <text:p text:style-name="Standard">Учтите, что операции "<text:span text:style-name="T16">Delete</text:span>" и "<text:span text:style-name="T16">Move</text:span>" могут повести себя непредсказуемо, если возникла <text:span text:style-name="T13">действительно</text:span> сложная ситуация. Поэтому я рекомендую ими пользоваться только в том случае, если вы <text:span text:style-name="T13">абсолютно</text:span> уверены в том, что Вы делаете. </text:p>
      <text:p text:style-name="Standard">Дополнительные ограничения: </text:p>
      <text:list xml:id="list1063067232" text:style-name="L1">
        <text:list-item>
          <text:p text:style-name="P58">В качестве базы можно указывать базу только в формате <text:span text:style-name="T7">*.MSG</text:span>.</text:p>
        </text:list-item>
        <text:list-item>
          <text:p text:style-name="P58">Для всех баз, кроме <text:span text:style-name="T7">*.MSG</text:span> операции <text:span text:style-name="T7">Delete</text:span> и <text:span text:style-name="T7">Move</text:span> работают как <text:span text:style-name="T7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665749782" text:continue-list="list1023024118" text:style-name="Outline">
        <text:list-item>
          <text:list>
            <text:list-item>
              <text:h text:style-name="P49" text:outline-level="2"><text:bookmark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P28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8">&lt;Mode&gt;</text:p>
          </table:table-cell>
          <table:table-cell table:style-name="Таблица5.A1" office:value-type="string">
            <text:p text:style-name="P16">Skip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6">Delete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6">Move "Dir"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6">Exit</text:p>
          </table:table-cell>
          <table:table-cell table:style-name="Таблица5.A1" office:value-type="string">
            <text:p text:style-name="P21">—</text:p>
          </table:table-cell>
          <table:table-cell table:style-name="Таблица5.A1" office:value-type="string">
            <text:p text:style-name="P14">завершить работу <text:span text:style-name="T1">Rntrack-а</text:span>.</text:p>
          </table:table-cell>
        </table:table-row>
      </table:table>
      <text:p text:style-name="Standard">По умолчанию отрабатывает конструкция <text:span text:style-name="T7">Skip</text:span>.</text:p>
      <text:list xml:id="list1259153509" text:continue-numbering="true" text:style-name="Outline">
        <text:list-item>
          <text:list>
            <text:list-item>
              <text:h text:style-name="P49" text:outline-level="2"><text:bookmark-start text:name="BodyMask"/><text:bookmark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Standard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5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ext:soft-page-break/>
        <table:table-row>
          <table:table-cell table:style-name="Таблица9.A1" office:value-type="string">
            <text:p text:style-name="P35">StringInBody</text:p>
          </table:table-cell>
          <table:table-cell table:style-name="Таблица9.A1" office:value-type="string">
            <text:p text:style-name="P33">—</text:p>
          </table:table-cell>
          <table:table-cell table:style-name="Таблица9.A1" office:value-type="string">
            <text:p text:style-name="P32"><text:span text:style-name="T14">Строка, которая будет искаться в теле письма. Подробнее о формате этой строки можно прочитать в главе 5, в пункте, описывающем маски </text:span><text:span text:style-name="T10">FromName</text:span><text:span text:style-name="T14"> и </text:span><text:span text:style-name="T10">ToName</text:span><text:span text:style-name="T14"> (см. </text:span><text:span text:style-name="Internet_20_link"><text:bookmark-ref text:reference-format="text" text:ref-name="FromName">FromName</text:bookmark-ref></text:span><text:span text:style-name="T14">). Будьте внимательны, маска "</text:span><text:span text:style-name="T7">Hi</text:span><text:span text:style-name="T14">" (например) будет означать именно то, что Вы написали. А именно, письмо должно состоять из одной строки "</text:span><text:span text:style-name="T7">Hi</text:span><text:span text:style-name="T14">" (причём даже без перевода строки), для того, чтобы совпасть с этой маской. Поэтому правильной маской в этом случае будет "</text:span><text:span text:style-name="T7">*Hi*</text:span><text:span text:style-name="T14">".</text:span></text:p>
          </table:table-cell>
        </table:table-row>
        <table:table-row>
          <table:table-cell table:style-name="Таблица9.A1" office:value-type="string">
            <text:p text:style-name="P36">[!]Lines</text:p>
          </table:table-cell>
          <table:table-cell table:style-name="Таблица9.A1" office:value-type="string">
            <text:p text:style-name="P33">—</text:p>
          </table:table-cell>
          <table:table-cell table:style-name="Таблица9.A1" office:value-type="string">
            <text:p text:style-name="P24">Сравнивается количество строк 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34">[!]Bytes</text:p>
          </table:table-cell>
          <table:table-cell table:style-name="Таблица9.A1" office:value-type="string">
            <text:p text:style-name="P33">—</text:p>
          </table:table-cell>
          <table:table-cell table:style-name="Таблица9.A1" office:value-type="string">
            <text:p text:style-name="P15">Сравнивается количество байт <text:s/>в теле письма с заданным. Без знака '<text:span text:style-name="T7">!</text:span>' сравнение идёт на "больше или равно". Со знаком '<text:span text:style-name="T7">!</text:span>' сравнение идёт на "меньше".</text:p>
          </table:table-cell>
        </table:table-row>
      </table:table>
      <text:list xml:id="list1400368133" text:continue-numbering="true" text:style-name="Outline">
        <text:list-item>
          <text:list>
            <text:list-item>
              <text:h text:style-name="P49" text:outline-level="2"><text:bookmark-start text:name="CheckPoints"/><text:bookmark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P28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2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21">—</text:p>
          </table:table-cell>
          <table:table-cell table:style-name="Таблица6.A1" office:value-type="string">
            <text:p text:style-name="P14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21">—</text:p>
          </table:table-cell>
          <table:table-cell table:style-name="Таблица6.A1" office:value-type="string">
            <text:p text:style-name="P14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21">—</text:p>
          </table:table-cell>
          <table:table-cell table:style-name="Таблица6.A1" office:value-type="string">
            <text:p text:style-name="P14">Проверять "мягко".</text:p>
          </table:table-cell>
        </table:table-row>
      </table:table>
      <text:p text:style-name="Standard">Подробнее о действии данного конфигурационного слова читайте в главах <text:span text:style-name="Internet_20_link"><text:bookmark-ref text:reference-format="number" text:ref-name="__RefHeading__3042_61882448">11.1. </text:bookmark-ref></text:span> <text:span text:style-name="T5">и </text:span><text:span text:style-name="Internet_20_link"><text:bookmark-ref text:reference-format="number" text:ref-name="__RefHeading__3044_61882448">11.2. </text:bookmark-ref></text:span><text:span text:style-name="T5"> <text:s/></text:span><text:span text:style-name="T14">Если данное конфигурационное слово пропущено, то считается '</text:span><text:span text:style-name="T7">Checkpoints: Never</text:span><text:span text:style-name="T14">'.</text:span></text:p>
      <text:list xml:id="list1902573813" text:continue-numbering="true" text:style-name="Outline">
        <text:list-item>
          <text:list>
            <text:list-item>
              <text:h text:style-name="P50" text:outline-level="2"><text:bookmark text:name="__RefHeading__10143_813993393"/>CreateMissingBase<text:bookmark-end text:name="__RefHeading__10143_813993393"/></text:h>
            </text:list-item>
          </text:list>
        </text:list-item>
      </text:list>
      <text:p text:style-name="Standard">Если указанная база отсутствует, то разрешает создание новой. По умолчанию создание новых баз запрещено.</text:p>
      <text:list xml:id="list831573064" text:continue-numbering="true" text:style-name="Outline">
        <text:list-item>
          <text:list>
            <text:list-item>
              <text:h text:style-name="P49" text:outline-level="2"><text:bookmark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Standard">Определяет домен для адреса (адресов). Используется в The Brake!-файл-боксах. По умолчанию: "<text:span text:style-name="T10">fidonet</text:span>".</text:p>
      <text:list xml:id="list806970847" text:continue-numbering="true" text:style-name="Outline">
        <text:list-item>
          <text:list>
            <text:list-item>
              <text:h text:style-name="P50" text:outline-level="2"><text:bookmark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Standard">Определяет персональный файл-бокс для указанного адреса.</text:p>
      <text:list xml:id="list68483666" text:continue-numbering="true" text:style-name="Outline">
        <text:list-item>
          <text:list>
            <text:list-item>
              <text:h text:style-name="P50" text:outline-level="2"><text:bookmark-start text:name="FileBoxDir"/><text:bookmark text:name="__RefHeading__10149_813993393"/><text:soft-page-break/>FileBoxDir<text:bookmark-end text:name="FileBoxDir"/>: "h:\out\fboxes"<text:bookmark-end text:name="__RefHeading__10149_813993393"/></text:h>
            </text:list-item>
          </text:list>
        </text:list-item>
      </text:list>
      <text:p text:style-name="Standard">Указывает каталог, в котором будут создаваться файл-боксы.</text:p>
      <text:p text:style-name="Standard">Формат файл-бокса: <text:s/><text:span text:style-name="T10">z.n.f.p</text:span>, <text:s/>где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p text:style-name="P14">Пример: <text:span text:style-name="T7">2.5030.1157.0 </text:span><text:span text:style-name="T12">— </text:span>это файл-бокс узла 2:5030/1157.</text:p>
      <text:list xml:id="list1481521896" text:continue-numbering="true" text:style-name="Outline">
        <text:list-item>
          <text:list>
            <text:list-item>
              <text:h text:style-name="P49" text:outline-level="2"><text:bookmark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7">&lt;Type&gt;</text:p>
          </table:table-cell>
          <table:table-cell table:style-name="Таблица1.A1" office:value-type="string">
            <text:p text:style-name="P17">Long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9">Tmlong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z.n.f.p</text:span><text:span text:style-name="T1">; </text:span><text:span text:style-name="T10">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9">Tmshort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znf.p</text:span><text:span text:style-name="T1">; </text:span><text:span text:style-name="T10">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Brake</text:p>
          </table:table-cell>
          <table:table-cell table:style-name="Таблица1.A1" office:value-type="string">
            <text:p text:style-name="P20">—</text:p>
          </table:table-cell>
          <table:table-cell table:style-name="Таблица1.A1" office:value-type="string">
            <text:p text:style-name="P15"><text:span text:style-name="T10">domain.z.n.f.p.flavour</text:span> (The Brake!, <text:span text:style-name="T1">flavour</text:span> = <text:span text:style-name="T7">hold</text:span>, <text:span text:style-name="T7">normal, direct, crash, immediate</text:span>).</text:p>
          </table:table-cell>
        </table:table-row>
      </table:table>
      <text:p text:style-name="Standard">Здесь <text:span text:style-name="T7">z</text:span> <text:span text:style-name="T12">—</text:span> зона, <text:span text:style-name="T7">n</text:span> <text:span text:style-name="T12">—</text:span> сеть, <text:span text:style-name="T7">f</text:span> <text:span text:style-name="T12">—</text:span> узел, <text:span text:style-name="T7">p</text:span> <text:span text:style-name="T12">—</text:span> пойнт.</text:p>
      <text:list xml:id="list1605639783" text:continue-numbering="true" text:style-name="Outline">
        <text:list-item>
          <text:list>
            <text:list-item>
              <text:h text:style-name="Heading_20_2" text:outline-level="2"><text:bookmark text:name="__RefHeading__10153_813993393"/><text:span text:style-name="T17">FileInbound</text:span><text:span text:style-name="T16">: "h:\</text:span><text:span text:style-name="T17">inb\prot</text:span><text:span text:style-name="T16">"</text:span> <text:bookmark-end text:name="__RefHeading__10153_813993393"/></text:h>
            </text:list-item>
          </text:list>
        </text:list-item>
      </text:list>
      <text:p text:style-name="Standard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Если эта команда опущена, то поиск файлов будет выполнен в текущем каталоге.</text:p>
      <text:list xml:id="list935772251" text:continue-numbering="true" text:style-name="Outline">
        <text:list-item>
          <text:list>
            <text:list-item>
              <text:h text:style-name="P50" text:outline-level="2"><text:bookmark text:name="__RefHeading__10155_813993393"/>ForceINTL<text:bookmark-end text:name="__RefHeading__10155_813993393"/></text:h>
            </text:list-item>
          </text:list>
        </text:list-item>
      </text:list>
      <text:p text:style-name="Standard">Если в письме отсутствует кладж <text:span text:style-name="T7">INTL</text:span>, то этот кладж добавляется при всех перемещениях и изменениях этого письма, см. также '<text:span text:style-name="Internet_20_link"><text:bookmark-ref text:reference-format="text" text:ref-name="__RefHeading__10233_813993393">UseOwnZone</text:bookmark-ref></text:span>'.</text:p>
      <text:list xml:id="list1629845382" text:continue-numbering="true" text:style-name="Outline">
        <text:list-item>
          <text:list>
            <text:list-item>
              <text:h text:style-name="P50" text:outline-level="2"><text:bookmark text:name="__RefHeading__10159_813993393"/>IgnoreAttachPath<text:bookmark-end text:name="__RefHeading__10159_813993393"/></text:h>
            </text:list-item>
          </text:list>
        </text:list-item>
      </text:list>
      <text:p text:style-name="Standard">Игнорировать путь во всех аттачах.</text:p>
      <text:list xml:id="list250731656" text:continue-numbering="true" text:style-name="Outline">
        <text:list-item>
          <text:list>
            <text:list-item>
              <text:h text:style-name="P50" text:outline-level="2"><text:bookmark text:name="__RefHeading__10161_813993393"/>IgnoreBSY<text:bookmark-end text:name="__RefHeading__10161_813993393"/></text:h>
            </text:list-item>
          </text:list>
        </text:list-item>
      </text:list>
      <text:p text:style-name="Standard">Игнорировать <text:span text:style-name="T7">.</text:span><text:span text:style-name="T10">bsy</text:span> флаги. При указании данного слова RNtrack не проверяет и не создаёт данные флаги. <text:span text:style-name="T3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2137558453" text:continue-numbering="true" text:style-name="Outline">
        <text:list-item>
          <text:list>
            <text:list-item>
              <text:h text:style-name="P50" text:outline-level="2"><text:bookmark text:name="__RefHeading__21788_173365471"/>Include: "SomeFile"<text:bookmark-end text:name="__RefHeading__21788_173365471"/></text:h>
            </text:list-item>
          </text:list>
        </text:list-item>
      </text:list>
      <text:p text:style-name="Standard">Подключение дополнительного файла конфигурации. Возможна любая вложенность <text:soft-page-break/>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698302048" text:continue-numbering="true" text:style-name="Outline">
        <text:list-item>
          <text:list>
            <text:list-item>
              <text:h text:style-name="P50" text:outline-level="2"><text:bookmark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Standard">Указывает имя файла, в котором будет храниться скомпилированный нодлист. Если это слово опущено, то имя файла будет <text:span text:style-name="T10">RNtrack.ndl</text:span>, и создаваться он будет в текущем каталоге.</text:p>
      <text:list xml:id="list1956451262" text:continue-numbering="true" text:style-name="Outline">
        <text:list-item>
          <text:list>
            <text:list-item>
              <text:h text:style-name="P50" text:outline-level="2"><text:bookmark text:name="__RefHeading__10167_813993393"/>KillRoutedMessage: &lt;Mode&gt;<text:bookmark-end text:name="__RefHeading__10167_813993393"/></text:h>
            </text:list-item>
          </text:list>
        </text:list-item>
      </text:list>
      <text:p text:style-name="P30">Указывает, что делать с письмом после выполнения команды <text:span text:style-name="Internet_20_link"><text:reference-ref text:reference-format="text" text:ref-name="Action: Route">Action: Route</text:reference-ref></text:span> (или <text:span text:style-name="Internet_20_link"><text:reference-ref text:reference-format="text" text:ref-name="Action: RouteFilebox">Action: RouteFilebox</text:reference-ref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&lt;Mode&gt;</text:p>
          </table:table-cell>
          <table:table-cell table:style-name="Таблица2.A1" office:value-type="string">
            <text:p text:style-name="P4">Always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4">Never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5">Flag</text:p>
          </table:table-cell>
          <table:table-cell table:style-name="Таблица2.A1" office:value-type="string">
            <text:p text:style-name="P26">—</text:p>
          </table:table-cell>
          <table:table-cell table:style-name="Таблица2.A1" office:value-type="string">
            <text:p text:style-name="P24">Если на письме стоит флаг <text:span text:style-name="T10">KillSent</text:span> (<text:span text:style-name="T7">k</text:span>), то письмо будет удалено, иначе <text:span text:style-name="T12">—</text:span> нет.</text:p>
          </table:table-cell>
        </table:table-row>
      </table:table>
      <text:p text:style-name="Standard">По умолчанию считается, что '<text:span text:style-name="T10">KillRoutedMessage</text:span><text:span text:style-name="T7">: Always</text:span>'. Удаление письма выполняется в базе писем, указанной в той команде '<text:span text:style-name="Internet_20_link"><text:bookmark-ref text:reference-format="text" text:ref-name="ScanDir">ScanDir:</text:bookmark-ref></text:span>', к которой относится '<text:span text:style-name="Internet_20_link"><text:reference-ref text:reference-format="text" text:ref-name="Action: Route">Action: Route</text:reference-ref></text:span>'. В то же время, это письмо остаётся в памяти и возможна его дальнейшая обработка.</text:p>
      <text:list xml:id="list1065484455" text:continue-numbering="true" text:style-name="Outline">
        <text:list-item>
          <text:list>
            <text:list-item>
              <text:h text:style-name="P50" text:outline-level="2"><text:bookmark-start text:name="KludgeMask"/><text:bookmark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Standard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7">Kludges</text:span>, и тех, что считаются <text:span text:style-name="T10">Vias</text:span>). Порядок параметров такой: </text:p>
      <text:p text:style-name="P29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5">KludgeName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10">FromName</text:span> и <text:span text:style-name="T10">ToName</text:span> (см. <text:span text:style-name="Internet_20_link"><text:bookmark-ref text:reference-format="text" text:ref-name="FromName">FromName</text:bookmark-ref></text:span>).</text:p>
          </table:table-cell>
        </table:table-row>
        <table:table-row>
          <table:table-cell table:style-name="Таблица7.A1" office:value-type="string">
            <text:p text:style-name="P5">KludgeBody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4">[!]Times</text:p>
          </table:table-cell>
          <table:table-cell table:style-name="Таблица7.A1" office:value-type="string">
            <text:p text:style-name="P6">—</text:p>
          </table:table-cell>
          <table:table-cell table:style-name="Таблица7.A1" office:value-type="string">
            <text:p text:style-name="Standard">Количество совпадений с <text:span text:style-name="T10">KludgeName</text:span> и <text:span text:style-name="T10">KludgeBody</text:span> в письме. Без знака <text:span text:style-name="T7">'!'</text:span> сравнение идёт на "больше или равно". Со знаком <text:span text:style-name="T7">'!'</text:span> сравнение идёт на "меньше". Для того, чтобы понять, как <text:soft-page-break/>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1527613800" text:continue-numbering="true" text:style-name="Outline">
        <text:list-item>
          <text:list>
            <text:list-item>
              <text:h text:style-name="P50" text:outline-level="2"><text:bookmark text:name="__RefHeading__10171_813993393"/>LogFile: "c:\log\RNtrack.log"<text:bookmark-end text:name="__RefHeading__10171_813993393"/></text:h>
            </text:list-item>
          </text:list>
        </text:list-item>
      </text:list>
      <text:p text:style-name="Standard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610956287" text:continue-numbering="true" text:style-name="Outline">
        <text:list-item>
          <text:list>
            <text:list-item>
              <text:h text:style-name="P50" text:outline-level="2"><text:bookmark text:name="__RefHeading__10173_813993393"/>LogLevel: 1<text:bookmark-end text:name="__RefHeading__10173_813993393"/></text:h>
            </text:list-item>
          </text:list>
        </text:list-item>
      </text:list>
      <text:p text:style-name="P28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Выдаются только сообщения о серьёзных ошибках и информация по '<text:span text:style-name="Internet_20_link"><text:bookmark-ref text:reference-format="text" text:ref-name="ActionDisplay">Action: Display</text:bookmark-ref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33">—</text:p>
          </table:table-cell>
          <table:table-cell table:style-name="Таблица8.A1" office:value-type="string">
            <text:p text:style-name="Standard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798360799" text:continue-numbering="true" text:style-name="Outline">
        <text:list-item>
          <text:list>
            <text:list-item>
              <text:h text:style-name="P50" text:outline-level="2"><text:bookmark-start text:name="LoopStr"/><text:bookmark text:name="__RefHeading__10175_813993393"/>LoopStr:<text:bookmark-end text:name="LoopStr"/> " 2:5030/9999 RNtrack"<text:bookmark-end text:name="__RefHeading__10175_813993393"/></text:h>
            </text:list-item>
          </text:list>
        </text:list-item>
      </text:list>
      <text:p text:style-name="Standard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bookmark-ref text:reference-format="text" text:ref-name="ScanDir">ScanDir:</text:bookmark-ref></text:span>'. Эта строка используется как подстрока для поиска в Via. Так как сам RNtrack проставляет Via только при использовании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16">2:5030/9999</text:span>" как маску, ибо эта подстрока входит в адрес 2:5030/99999 (например). Да и мои собственные пойнты ... В <text:soft-page-break/>общем, я использую "<text:span text:style-name="T16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6">"2:5030/9999,"</text:span> ибо <text:span text:style-name="T1">Unimail</text:span> ставит в Via строку вида: <text:line-break/><text:tab/><text:span text:style-name="T18">UniMail</text:span><text:span text:style-name="T19">/W32 0.43b 2:5030/9999, 02 Jun 1998 15:39:32 UTC +0400</text:span><text:span text:style-name="T23">.</text:span></text:p>
      <text:list xml:id="list269694164" text:continue-numbering="true" text:style-name="Outline">
        <text:list-item>
          <text:list>
            <text:list-item>
              <text:h text:style-name="P49" text:outline-level="2"><text:bookmark text:name="__RefHeading__10177_813993393"/>Mask: * * * * * *<text:bookmark-end text:name="__RefHeading__10177_813993393"/></text:h>
            </text:list-item>
          </text:list>
        </text:list-item>
      </text:list>
      <text:p text:style-name="Standard">Маска, с которой сравнивается каждое письмо из каталога, указанного '<text:span text:style-name="Internet_20_link"><text:bookmark-ref text:reference-format="text" text:ref-name="ScanDir">ScanDir:</text:bookmark-ref></text:span>'. Порядок параметров такой:</text:p>
      <text:p text:style-name="P8">Mask: <text:span text:style-name="T1">FromName FromAddr ToName ToAddr Subject Flags</text:span></text:p>
      <text:p text:style-name="Standard">Подробнее о возможных значениях маски рассказано в главе <text:span text:style-name="Internet_20_link"><text:bookmark-ref text:reference-format="number" text:ref-name="__RefHeading__10237_813993393">5. </text:bookmark-ref></text:span></text:p>
      <text:list xml:id="list750351949" text:continue-numbering="true" text:style-name="Outline">
        <text:list-item>
          <text:list>
            <text:list-item>
              <text:h text:style-name="P50" text:outline-level="2"><text:bookmark-start text:name="MaxAge"/><text:bookmark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Standard">Максимальный возраст письма. Используется совместно с флагом '<text:span text:style-name="T16">g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p text:style-name="Standard">По умолчанию возраст письма, используемый при работе с флагом '<text:span text:style-name="T16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328986716" text:continue-numbering="true" text:style-name="Outline">
        <text:list-item>
          <text:list>
            <text:list-item>
              <text:h text:style-name="P50" text:outline-level="2"><text:bookmark-start text:name="MaxAttachSize"/><text:bookmark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Standard">Максимальный размер файлов, приаттаченных к письму. Размер указывается в байтах. Используется совместно с флагом '<text:span text:style-name="T16">A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</text:p>
      <text:p text:style-name="Standard">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list xml:id="list837141927" text:continue-numbering="true" text:style-name="Outline">
        <text:list-item>
          <text:list>
            <text:list-item>
              <text:h text:style-name="P50" text:outline-level="2"><text:bookmark-start text:name="MaxNodelistAge"/><text:bookmark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Standard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. </text:bookmark-ref></text:span></text:p>
      <text:list xml:id="list1660259519" text:continue-numbering="true" text:style-name="Outline">
        <text:list-item>
          <text:list>
            <text:list-item>
              <text:h text:style-name="P50" text:outline-level="2"><text:bookmark-start text:name="MaxMsgSize"/><text:bookmark text:name="__RefHeading__10185_813993393"/>MaxMsgSize:<text:bookmark-end text:name="MaxMsgSize"/> 2048<text:bookmark-end text:name="__RefHeading__10185_813993393"/></text:h>
            </text:list-item>
          </text:list>
        </text:list-item>
      </text:list>
      <text:p text:style-name="Standard">Максимальный размер входящего письма. Размер указывается в байтах. Письма в Squish и Jam базах не проверяются.</text:p>
      <text:list xml:id="list880287039" text:continue-numbering="true" text:style-name="Outline">
        <text:list-item>
          <text:list>
            <text:list-item>
              <text:h text:style-name="P50" text:outline-level="2"><text:bookmark text:name="__RefHeading__10187_813993393"/><text:soft-page-break/>MaxPktSize: 2048<text:bookmark-end text:name="__RefHeading__10187_813993393"/></text:h>
            </text:list-item>
          </text:list>
        </text:list-item>
      </text:list>
      <text:p text:style-name="Standard">Максимальный размер входящего pkt файла. Размер указывается в байтах.</text:p>
      <text:list xml:id="list1722278617" text:continue-numbering="true" text:style-name="Outline">
        <text:list-item>
          <text:list>
            <text:list-item>
              <text:h text:style-name="P50" text:outline-level="2"><text:bookmark-start text:name="Nodelist"/><text:bookmark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Standard">Имя нодлиста. Таких ключевых слов может быть несколько. Если в расширении имени используется символ '<text:span text:style-name="T16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17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. </text:bookmark-ref></text:span></text:p>
      <text:list xml:id="list509241050" text:continue-numbering="true" text:style-name="Outline">
        <text:list-item>
          <text:list>
            <text:list-item>
              <text:h text:style-name="P50" text:outline-level="2"><text:bookmark text:name="__RefHeading__10193_813993393"/>NodelistPath: "o:\nodelist"<text:bookmark-end text:name="__RefHeading__10193_813993393"/></text:h>
            </text:list-item>
          </text:list>
        </text:list-item>
      </text:list>
      <text:p text:style-name="Standard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9">NodelistPath: "o:\nodelist"</text:p>
      <text:p text:style-name="Standard"><text:span text:style-name="T17">Nodelist: "nodelist.*" эквивалентно</text:span> <text:span text:style-name="T17">"o:\nodelist\nodelist.*"</text:span></text:p>
      <text:p text:style-name="Standard"><text:span text:style-name="T17">Nodelist: "z7\z7-list.*"</text:span> <text:span text:style-name="T17">эквивалентно</text:span> <text:span text:style-name="T17">"o:\nodelist\z7\z7-list.*"</text:span></text:p>
      <text:p text:style-name="Standard"><text:span text:style-name="T17">Nodelist: "c:\addlist.*"</text:span> <text:span text:style-name="T17">эквивалентно</text:span> <text:span text:style-name="T17">"c:\addlist.*"</text:span></text:p>
      <text:list xml:id="list1864735532" text:continue-numbering="true" text:style-name="Outline">
        <text:list-item>
          <text:list>
            <text:list-item>
              <text:h text:style-name="P50" text:outline-level="2"><text:bookmark text:name="__RefHeading__10195_813993393"/>NoLogIgnore<text:bookmark-end text:name="__RefHeading__10195_813993393"/></text:h>
            </text:list-item>
          </text:list>
        </text:list-item>
      </text:list>
      <text:p text:style-name="Standard">Отключает вывод информации на экран и в журнал в случае отрабатывания '<text:span text:style-name="Internet_20_link"><text:bookmark-ref text:reference-format="text" text:ref-name="ActionIgnore">Action: Ignore</text:bookmark-ref></text:span>'. По умолчанию вывод на экран и в журнал включён.</text:p>
      <text:list xml:id="list201969125" text:continue-numbering="true" text:style-name="Outline">
        <text:list-item>
          <text:list>
            <text:list-item>
              <text:h text:style-name="P49" text:outline-level="2"><text:bookmark text:name="__RefHeading__21784_173365471"/>Origin: "My best origin"<text:bookmark-end text:name="__RefHeading__21784_173365471"/></text:h>
            </text:list-item>
          </text:list>
        </text:list-item>
      </text:list>
      <text:p text:style-name="Standard">Указывает ориджин, который будет использоваться в макросе <text:span text:style-name="Internet_20_link"><text:bookmark-ref text:reference-format="text" text:ref-name="Origin">@Origin</text:bookmark-ref></text:span>.</text:p>
      <text:list xml:id="list1807507341" text:continue-numbering="true" text:style-name="Outline">
        <text:list-item>
          <text:list>
            <text:list-item>
              <text:h text:style-name="P50" text:outline-level="2"><text:bookmark-start text:name="Outbound"/><text:bookmark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Standard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а маршрутизируете нетмейл другой программой.</text:p>
      <text:list xml:id="list562071322" text:continue-numbering="true" text:style-name="Outline">
        <text:list-item>
          <text:list>
            <text:list-item>
              <text:h text:style-name="P50" text:outline-level="2"><text:bookmark-start text:name="Password"/><text:bookmark text:name="__RefHeading__10199_813993393"/>Password:<text:bookmark-end text:name="Password"/> "Pwd" 2:5020/*.*<text:bookmark-end text:name="__RefHeading__10199_813993393"/></text:h>
            </text:list-item>
          </text:list>
        </text:list-item>
      </text:list>
      <text:p text:style-name="Standard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<text:soft-page-break/>') проверяет адрес получателя пакета, и если он подпадает под маску, то в пакет записывается указанный пароль.</text:p>
      <text:list xml:id="list478303256" text:continue-numbering="true" text:style-name="Outline">
        <text:list-item>
          <text:list>
            <text:list-item>
              <text:h text:style-name="P51" text:outline-level="2"><text:bookmark-start text:name="ScanDir"/><text:bookmark text:name="__RefHeading__10201_813993393"/><text:span text:style-name="T16">ScanDir:</text:span><text:bookmark-end text:name="ScanDir"/><text:span text:style-name="T16"> ...</text:span><text:bookmark-end text:name="__RefHeading__10201_813993393"/></text:h>
            </text:list-item>
          </text:list>
        </text:list-item>
      </text:list>
      <text:p text:style-name="Standard">Команда '<text:span text:style-name="T17">ScanDir:</text:span>' может быть двух видов:</text:p>
      <text:p text:style-name="P9">ScanDir: "o:\netmail" [Renumber] [Unpack] [Time] [Flag "[!|#]File"][ScriptBefore "Func1"] [ScriptAfter "Func2"]</text:p>
      <text:p text:style-name="Standard">(в конфигурационном файле команда должна размещаться в одной строчке) или</text:p>
      <text:p text:style-name="P9">ScanDir: @BeforeRoute|@AfterRoute [Flag "[!|#]File"]</text:p>
      <text:p text:style-name="Standard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bookmark-ref text:reference-format="text" text:ref-name="Mask">Mask:</text:bookmark-ref></text:span>' и при совпадении с маской можно выполнить над ним действия командами '<text:span text:style-name="T16">Action:</text:span>' (см. главу <text:span text:style-name="Internet_20_link"><text:bookmark-ref text:reference-format="number" text:ref-name="__RefHeading__10241_813993393">6. </text:bookmark-ref></text:span>). Все команды, указанные ниже данной команды '<text:span text:style-name="T17">ScanDir:</text:span>', относятся к ней, пока не встретится новая команда '<text:span text:style-name="T17">ScanDir:</text:span>' или не закончится текст конфигурационного файла.</text:p>
      <text:p text:style-name="Standard">Если указано дополнительное слово <text:span text:style-name="T16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16">*.MSG</text:span> формата.</text:p>
      <text:p text:style-name="Standard">Если указано <text:span text:style-name="T16">Unpack</text:span> <text:span text:style-name="T12">—</text:span> распаковать аутбаунд в указанную базу <text:span text:style-name="T3">перед</text:span> тем, как будут выполнены любые действия с базой.</text:p>
      <text:p text:style-name="Standard">Если указано <text:span text:style-name="T16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16">!</text:span>', то сканирование будет произведено только при <text:span text:style-name="T3">отсутствии</text:span> данного файла. Если перед именем файла идёт знак '<text:span text:style-name="T16">#</text:span>', то этот файл будет удалён после сканирования базы.</text:p>
      <text:p text:style-name="Standard">Формат <text:bookmark-start text:name="Time"/><text:span text:style-name="T16">Time</text:span><text:bookmark-end text:name="Time"/> следующий:</text:p>
      <text:p text:style-name="P9">Daily [StartTime[-EndTime]|[P.PeriodTime] [...]</text:p>
      <text:p text:style-name="P9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bookmark-ref text:reference-format="text" text:ref-name="TimeStampFile">TimeStampFile</text:bookmark-ref></text:span>'.</text:p>
      <text:p text:style-name="Standard">Как это работает:</text:p>
      <text:p text:style-name="P8">Daily</text:p>
      <text:p text:style-name="P37">Если параметры опущены, то сканируем данную базу <text:span text:style-name="T3">один</text:span> раз каждый день (после 00:00).</text:p>
      <text:p text:style-name="P8">Daily 17:00</text:p>
      <text:p text:style-name="P37"><text:soft-page-break/>Сканируем базу <text:span text:style-name="T3">один</text:span> раз в день, после 17:00.</text:p>
      <text:p text:style-name="P8">Daily 17:00-18:00</text:p>
      <text:p text:style-name="P37">Сканируем базу при <text:span text:style-name="T3">каждом</text:span> запуске в данном промежутке времени.</text:p>
      <text:p text:style-name="P8">Daily 08:00 12:00 14:00 20:00-22:00</text:p>
      <text:p text:style-name="P37">Сканируем базу <text:span text:style-name="T3">один</text:span> раз после 8 утра, <text:span text:style-name="T3">один</text:span> раз после 12 дня, <text:span text:style-name="T3">один</text:span> раз после 14 дня и <text:span text:style-name="T3">каждый</text:span> запуск в промежутке с 20:00 по 22:00.</text:p>
      <text:p text:style-name="P8">Daily P.00:15</text:p>
      <text:p text:style-name="P37">Сканируем базу <text:span text:style-name="T3">один</text:span> раз через каждые 15 минут. Эта запись <text:span text:style-name="T12">—</text:span> сокращённый вариант записи <text:span text:style-name="T16">Daily 00:00 00:15 00:30 00:45 01:00...</text:span> Первое событие при использовании данной формы записи всегда начинается в 00:00. Последнее событие <text:span text:style-name="T12">—</text:span> всегда в пределах 00:00-23:59. Например, при указании <text:span text:style-name="T16">P.00:54</text:span> первое событие будет в 00:00, второе <text:span text:style-name="T12">—</text:span> в 00:54, последнее <text:span text:style-name="T12">—</text:span> в 23:24.</text:p>
      <text:p text:style-name="P8">Weekly</text:p>
      <text:p text:style-name="P37">Если параметры опущены, то сканируем данную базу <text:span text:style-name="T3">один</text:span> раз каждую неделю (после 00:00 воскресенья).</text:p>
      <text:p text:style-name="P8">Weekly 1</text:p>
      <text:p text:style-name="P37">Сканируем базу <text:span text:style-name="T3">один</text:span> раз в понедельник.</text:p>
      <text:p text:style-name="P8">Weekly 2-3</text:p>
      <text:p text:style-name="P37">Сканируем базу при <text:span text:style-name="T3">каждом</text:span> запуске со вторника по среду включительно.</text:p>
      <text:p text:style-name="P8">Weekly 1 3 5 </text:p>
      <text:p text:style-name="P37">Сканируем базу <text:span text:style-name="T3">один</text:span> раз в понедельник, <text:span text:style-name="T3">один</text:span> раз в среду и <text:span text:style-name="T3">один</text:span> раз в пятницу.</text:p>
      <text:p text:style-name="Standard">Обратите внимание на то, когда база сканируется <text:span text:style-name="T3">один</text:span> раз (если указано только начало события) и когда при <text:span text:style-name="T3">каждом</text:span> запуске (если указан диапазон).</text:p>
      <text:p text:style-name="Standard">Если в качестве базы указано <text:bookmark-start text:name="BeforeRoute"/><text:span text:style-name="T17">@BeforeRoute</text:span><text:bookmark-end text:name="BeforeRoute"/> или <text:bookmark-start text:name="AfterRoute"/><text:span text:style-name="T17">@AfterRoute</text:span><text:bookmark-end text:name="AfterRoute"/>, то данный '<text:span text:style-name="T17">ScanDir:</text:span>' будет срабатывать до или после выполнения команд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в <text:s/>последующих '<text:span text:style-name="T17">ScanDir:</text:span>'. Использование модификаторов <text:span text:style-name="T16">Renumber</text:span>, <text:span text:style-name="T16">Unpack</text:span> и <text:span text:style-name="T16">Time</text:span> для '<text:span text:style-name="T17">ScanDir:</text:span>' данного типа невозможно. Также запрещено использование '<text:span text:style-name="Internet_20_link"><text:reference-ref text:reference-format="text" text:ref-name="Action: Route">Action: Route</text:reference-ref></text:span>'.</text:p>
      <text:list xml:id="list880601576" text:continue-numbering="true" text:style-name="Outline">
        <text:list-item>
          <text:list>
            <text:list-item>
              <text:h text:style-name="P49" text:outline-level="2"><text:bookmark text:name="__RefHeading__10203_813993393"/>Semaphore: Time "File"<text:bookmark-end text:name="__RefHeading__10203_813993393"/></text:h>
            </text:list-item>
          </text:list>
        </text:list-item>
      </text:list>
      <text:p text:style-name="Standard">Указывает семафор активности <text:span text:style-name="T1">RNtrack-а</text:span>. Если файл "<text:span text:style-name="T16">File</text:span>" существует, значит активна другая копия <text:span text:style-name="T1">RNtrack-а</text:span>. Параметр <text:span text:style-name="T16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Standard">Пример:</text:p>
      <text:p text:style-name="P9"><text:soft-page-break/>Semaphore: 60 "c:\temp\RNtrack.bsy"</text:p>
      <text:list xml:id="list1923863829" text:continue-numbering="true" text:style-name="Outline">
        <text:list-item>
          <text:list>
            <text:list-item>
              <text:h text:style-name="P50" text:outline-level="2"><text:bookmark text:name="__RefHeading__10205_813993393"/>SetViaAlways<text:bookmark-end text:name="__RefHeading__10205_813993393"/></text:h>
            </text:list-item>
          </text:list>
        </text:list-item>
      </text:list>
      <text:p text:style-name="Standard">По умолчанию RNtrack добавляет собственную строку Via только при выполнении команды "<text:span text:style-name="T16">Route</text:span>". Если использовать данное слово, то Via будет добавляться и при выполнении команд "<text:span text:style-name="Internet_20_link"><text:bookmark-ref text:reference-format="text" text:ref-name="Copy">Copy</text:bookmark-ref></text:span>" (будет добавлено к копии), "<text:span text:style-name="Internet_20_link"><text:bookmark-ref text:reference-format="text" text:ref-name="Move">Move</text:bookmark-ref></text:span>", "<text:span text:style-name="Internet_20_link"><text:bookmark-ref text:reference-format="text" text:ref-name="AddNote">AddNote</text:bookmark-ref></text:span>", "<text:span text:style-name="Internet_20_link"><text:bookmark-ref text:reference-format="text" text:ref-name="Rewrite">Rewrite</text:bookmark-ref></text:span>" и других команд, изменяющих само письмо (команда "<text:span text:style-name="Internet_20_link"><text:bookmark-ref text:reference-format="text" text:ref-name="ActionIgnore">Action: Ignore</text:bookmark-ref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94817795" text:continue-numbering="true" text:style-name="Outline">
        <text:list-item>
          <text:list>
            <text:list-item>
              <text:h text:style-name="P50" text:outline-level="2"><text:bookmark-start text:name="ScriptFile"/><text:bookmark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Standard"><text:s/>Путь к файлу со скриптом. Для вызова функций из этого файла используют <text:span text:style-name="Internet_20_link"><text:bookmark-ref text:reference-format="text" text:ref-name="ActionScript">Action: Script</text:bookmark-ref></text:span>.</text:p>
      <text:list xml:id="list1673599014" text:continue-numbering="true" text:style-name="Outline">
        <text:list-item>
          <text:list>
            <text:list-item>
              <text:h text:style-name="P50" text:outline-level="2"><text:bookmark-start text:name="ScriptMask"/><text:bookmark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Standard">Здесь "<text:span text:style-name="T17">smask</text:span>" <text:span text:style-name="T12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544775402" text:continue-numbering="true" text:style-name="Outline">
        <text:list-item>
          <text:list>
            <text:list-item>
              <text:h text:style-name="P50" text:outline-level="2"><text:bookmark text:name="__RefHeading__10211_813993393"/>SkipHiddenFiles<text:bookmark-end text:name="__RefHeading__10211_813993393"/></text:h>
            </text:list-item>
          </text:list>
        </text:list-item>
      </text:list>
      <text:p text:style-name="Standard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24725835" text:continue-numbering="true" text:style-name="Outline">
        <text:list-item>
          <text:list>
            <text:list-item>
              <text:h text:style-name="P50" text:outline-level="2"><text:bookmark text:name="__RefHeading__10213_813993393"/>SoftCheckInNodelists<text:bookmark-end text:name="__RefHeading__10213_813993393"/></text:h>
            </text:list-item>
          </text:list>
        </text:list-item>
      </text:list>
      <text:p text:style-name="Standard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. </text:bookmark-ref></text:span> и <text:span text:style-name="Internet_20_link"><text:bookmark-ref text:reference-format="number" text:ref-name="__RefHeading__3044_61882448">11.2. </text:bookmark-ref></text:span></text:p>
      <text:list xml:id="list969061636" text:continue-numbering="true" text:style-name="Outline">
        <text:list-item>
          <text:list>
            <text:list-item>
              <text:h text:style-name="P50" text:outline-level="2"><text:bookmark text:name="__RefHeading__10215_813993393"/>SysopName: "Vladimir Lenin"<text:bookmark-end text:name="__RefHeading__10215_813993393"/></text:h>
            </text:list-item>
          </text:list>
        </text:list-item>
      </text:list>
      <text:p text:style-name="Standard">Ваше имя. Используется в шаблонах как <text:span text:style-name="T17">@Sysop</text:span>. Кавычки обязательны. И вообще, везде, где кавычки стоят, они обязательны.</text:p>
      <text:list xml:id="list2111839559" text:continue-numbering="true" text:style-name="Outline">
        <text:list-item>
          <text:list>
            <text:list-item>
              <text:h text:style-name="P50" text:outline-level="2"><text:bookmark text:name="__RefHeading__10217_813993393"/>Tearline: "Your tear line"<text:bookmark-end text:name="__RefHeading__10217_813993393"/></text:h>
            </text:list-item>
          </text:list>
        </text:list-item>
      </text:list>
      <text:p text:style-name="Standard">Тирлайн, используемый в макросе <text:span text:style-name="T17">@Tearline</text:span>. Если не указан, будет использоваться <text:span text:style-name="T17">"--- Rntrack/XXX X.XX[.bX]"</text:span>.</text:p>
      <text:list xml:id="list1121922460" text:continue-numbering="true" text:style-name="Outline">
        <text:list-item>
          <text:list>
            <text:list-item>
              <text:h text:style-name="P50" text:outline-level="2"><text:bookmark-start text:name="TempMail"/><text:bookmark text:name="__RefHeading__10219_813993393"/><text:soft-page-break/>TempMail:<text:bookmark-end text:name="TempMail"/> "h:\tst\temp"<text:bookmark-end text:name="__RefHeading__10219_813993393"/></text:h>
            </text:list-item>
          </text:list>
        </text:list-item>
      </text:list>
      <text:p text:style-name="Standard">Указывает каталог, в который распаковываются пакеты при использовании функции <text:span text:style-name="T16">Unpack</text:span> (ключ <text:span text:style-name="T16">-u</text:span> в командной строке). Этот ключ может быть пропущен, если Вы не пользуетесь перепаковкой аутбаунда.</text:p>
      <text:list xml:id="list412847745" text:continue-numbering="true" text:style-name="Outline">
        <text:list-item>
          <text:list>
            <text:list-item>
              <text:h text:style-name="P50" text:outline-level="2"><text:bookmark-start text:name="TimeStampFile"/><text:bookmark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Standard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176511942" text:continue-numbering="true" text:style-name="Outline">
        <text:list-item>
          <text:list>
            <text:list-item>
              <text:h text:style-name="P50" text:outline-level="2"><text:bookmark text:name="__RefHeading__10223_813993393"/>TrafficLog: "h:\log\RNtrack.trf"<text:bookmark-end text:name="__RefHeading__10223_813993393"/></text:h>
            </text:list-item>
          </text:list>
        </text:list-item>
      </text:list>
      <text:p text:style-name="Standard">Указывает файл, в который будет писаться журнал о всех письмах, обработанных командой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Данное ключевое слово может быть пропущено, тогда этот журнал вестись не будет.</text:p>
      <text:list xml:id="list1073421639" text:continue-numbering="true" text:style-name="Outline">
        <text:list-item>
          <text:list>
            <text:list-item>
              <text:h text:style-name="P50" text:outline-level="2"><text:bookmark text:name="__RefHeading__10225_813993393"/>TrafficLogTemplate: "File"<text:bookmark-end text:name="__RefHeading__10225_813993393"/></text:h>
            </text:list-item>
          </text:list>
        </text:list-item>
      </text:list>
      <text:p text:style-name="Standard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2072574167" text:continue-numbering="true" text:style-name="Outline">
        <text:list-item>
          <text:list>
            <text:list-item>
              <text:h text:style-name="P50" text:outline-level="2"><text:bookmark text:name="__RefHeading__10227_813993393"/>UseASO<text:bookmark-end text:name="__RefHeading__10227_813993393"/></text:h>
            </text:list-item>
          </text:list>
        </text:list-item>
      </text:list>
      <text:p text:style-name="Standard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9">2.5020.9999.0.flo</text:p>
      <text:p text:style-name="P9">2.5020.999.888.hlo</text:p>
      <text:p text:style-name="P9">99.333.1.0.out</text:p>
      <text:list xml:id="list2094387578" text:continue-numbering="true" text:style-name="Outline">
        <text:list-item>
          <text:list>
            <text:list-item>
              <text:h text:style-name="P50" text:outline-level="2"><text:bookmark text:name="__RefHeading__10229_813993393"/>UseBrake<text:bookmark-end text:name="__RefHeading__10229_813993393"/></text:h>
            </text:list-item>
          </text:list>
        </text:list-item>
      </text:list>
      <text:p text:style-name="Standard">Включает The Brake! аутбаунд.</text:p>
      <text:list xml:id="list2100330469" text:continue-numbering="true" text:style-name="Outline">
        <text:list-item>
          <text:list>
            <text:list-item>
              <text:h text:style-name="P50" text:outline-level="2"><text:bookmark text:name="__RefHeading__10231_813993393"/>UseFileBoxes<text:bookmark-end text:name="__RefHeading__10231_813993393"/></text:h>
            </text:list-item>
          </text:list>
        </text:list-item>
      </text:list>
      <text:p text:style-name="Standard">Использовать файл-боксы вместо <text:span text:style-name="T16">*.?lo</text:span> для приаттаченных файлов. Вы должны определить <text:span text:style-name="Internet_20_link"><text:bookmark-ref text:reference-format="text" text:ref-name="FileBoxDir">FileBoxDir</text:bookmark-ref></text:span> до этой директивы. Сообщение (которое содержит аттач) тоже кладётся в файл-бокс.</text:p>
      <text:list xml:id="list1414128694" text:continue-numbering="true" text:style-name="Outline">
        <text:list-item>
          <text:list>
            <text:list-item>
              <text:h text:style-name="P50" text:outline-level="2"><text:bookmark text:name="__RefHeading__21786_173365471"/><text:soft-page-break/>UseNewVia<text:bookmark-end text:name="__RefHeading__21786_173365471"/></text:h>
            </text:list-item>
          </text:list>
        </text:list-item>
      </text:list>
      <text:p text:style-name="Standard">Использовать новый формат строки <text:span text:style-name="T16">Via</text:span>. Отличия форматов в следующем.</text:p>
      <text:p text:style-name="Standard">Без '<text:span text:style-name="T17">UseNewVia</text:span>' : </text:p>
      <text:p text:style-name="P12"><text:tab/>"<text:span text:style-name="T16">Via 2:5030/9999 RNtrack 2.06/W32 08 Oct 1999 03:03:59 UTC+0400</text:span>"</text:p>
      <text:p text:style-name="Standard">С использованием '<text:span text:style-name="T17">UseNewVia</text:span>' :</text:p>
      <text:p text:style-name="P12"><text:tab/>"<text:span text:style-name="T16">Via 2:5030/9999 @19991007.230359.UTC RNtrack 2.06/W32</text:span>"</text:p>
      <text:p text:style-name="Standard">Я настойчиво рекомендую использовать '<text:span text:style-name="T17">UseNewVia</text:span><text:span text:style-name="T1">', потому что этот вариант соответствует стандарту</text:span>.</text:p>
      <text:p text:style-name="Standard"><text:span text:style-name="T15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</text:span><text:span text:style-name="T17">'</text:span><text:span text:style-name="T17"><text:bookmark-ref text:reference-format="text" text:ref-name="LoopStr">LoopStr:</text:bookmark-ref></text:span><text:span text:style-name="T17">',</text:span><text:span text:style-name="T15"> если, конечно, Вы ей пользуетесь.</text:span></text:p>
      <text:list xml:id="list1519284591" text:continue-numbering="true" text:style-name="Outline">
        <text:list-item>
          <text:list>
            <text:list-item>
              <text:h text:style-name="P50" text:outline-level="2"><text:bookmark text:name="__RefHeading__10233_813993393"/>UseOwnZone<text:bookmark-end text:name="__RefHeading__10233_813993393"/></text:h>
            </text:list-item>
          </text:list>
        </text:list-item>
      </text:list>
      <text:p text:style-name="Standard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712631994" text:continue-numbering="true" text:style-name="Outline">
        <text:list-item>
          <text:list>
            <text:list-item>
              <text:h text:style-name="P49" text:outline-level="2"><text:bookmark text:name="__RefHeading__10235_813993393"/>UTC: +3<text:bookmark-end text:name="__RefHeading__10235_813993393"/></text:h>
            </text:list-item>
          </text:list>
        </text:list-item>
      </text:list>
      <text:p text:style-name="Standard">Конфигурационное слово UTC задаёт разницу (в часах) между UTC и местным временем в компьютере. Для московского времени эта величина +3 зимой и +4 летом. Используется в кладжах при выполнении команды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2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645247232" text:continue-numbering="true" text:style-name="Outline">
        <text:list-item>
          <text:h text:style-name="Heading_20_1" text:outline-level="1"><text:bookmark text:name="__RefHeading__10237_813993393"/>Параметры слова <text:span text:style-name="T16">Mask:</text:span><text:bookmark-end text:name="__RefHeading__10237_813993393"/></text:h>
        </text:list-item>
      </text:list>
      <text:p text:style-name="Standard">Ключевое слово '<text:span text:style-name="T16">Mask:</text:span>' указывает маску, с которой будет сравниваться письмо. Сейчас мы разберём это слово по косточкам.</text:p>
      <text:p text:style-name="Standard">Итак, синтаксис этого слова таков:</text:p>
      <text:p text:style-name="P39"><text:bookmark-start text:name="Mask"/>Mask:<text:bookmark-end text:name="Mask"/> FromName FromAddr ToName ToAddr Subject Flags</text:p>
      <text:list xml:id="list83577266" text:continue-numbering="true" text:style-name="Outline">
        <text:list-item>
          <text:list>
            <text:list-item>
              <text:h text:style-name="Heading_20_2" text:outline-level="2"><text:bookmark-start text:name="FromName"/><text:bookmark text:name="__RefHeading__14278_1391431384"/><text:span text:style-name="T17">FromName</text:span><text:bookmark-end text:name="FromName"/>, <text:span text:style-name="T17">ToName</text:span><text:bookmark-end text:name="__RefHeading__14278_1391431384"/></text:h>
            </text:list-item>
          </text:list>
        </text:list-item>
      </text:list>
      <text:p text:style-name="P14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37"><text:soft-page-break/>'<text:span text:style-name="T16">*</text:span>' <text:span text:style-name="T12">—</text:span> любое число любых символов;<text:line-break/>'<text:span text:style-name="T16">?</text:span>' <text:span text:style-name="T12">—</text:span> любой символ;<text:line-break/>'<text:span text:style-name="T16">#</text:span>' <text:span text:style-name="T12">—</text:span> любая цифра;<text:line-break/>'<text:span text:style-name="T16">$</text:span>' <text:span text:style-name="T12">—</text:span> любой печатный символ (т.е. все символы "больше" пробела);<text:line-break/>'<text:span text:style-name="T16">[</text:span>' и '<text:span text:style-name="T16">]</text:span>' <text:span text:style-name="T12">—</text:span> только указанные символы;<text:line-break/>'<text:span text:style-name="T16">[!</text:span>' и '<text:span text:style-name="T16">]</text:span>' <text:span text:style-name="T12">—</text:span> только <text:span text:style-name="T3">не</text:span> указанные символы.</text:p>
      <text:p text:style-name="P14">Если первым символом стоит '<text:span text:style-name="T16">!</text:span>', то проверяется на несовпадение.</text:p>
      <text:p text:style-name="P14">Например:</text:p>
      <text:p text:style-name="P37">"<text:span text:style-name="T16">*Fix*</text:span>" <text:span text:style-name="T12">—</text:span> проверить на нахождение данной подстроки. Например, "<text:span text:style-name="T17">AreaFix</text:span>", "<text:span text:style-name="T17">FixIt</text:span>" и "<text:span text:style-name="T17">Somefixation</text:span>" подпадут под эту маску.</text:p>
      <text:p text:style-name="P37">"<text:span text:style-name="T16">*@*.[rs]u</text:span>" <text:span text:style-name="T12">—</text:span> "<text:span text:style-name="T17">eddie@ironmaiden.com</text:span>" и "<text:span text:style-name="T17">some@where.su</text:span>" подпадут под эту маску, а "<text:span text:style-name="T17">some@where.net</text:span>" — нет.</text:p>
      <text:p text:style-name="P37">"<text:span text:style-name="T16">!*.*</text:span>" — соответственно, "<text:span text:style-name="T17">aaa.bbb</text:span>" и "<text:span text:style-name="T17">c.c.c.c</text:span>" <text:span text:style-name="T3">не</text:span> подпадут под эту маску, а "<text:span text:style-name="T17">SomeText</text:span>" — подпадёт.</text:p>
      <text:p text:style-name="P14">Для того, чтобы использовать символы '<text:span text:style-name="T16">*</text:span>', '<text:span text:style-name="T16">?</text:span>', '<text:span text:style-name="T16">[</text:span>', '<text:span text:style-name="T16">]</text:span>', '<text:span text:style-name="T16">!</text:span>' в качестве просто символов, а не части маски, их надо предварить символом '<text:span text:style-name="T16">\</text:span>'.</text:p>
      <text:p text:style-name="P14">Например:</text:p>
      <text:p text:style-name="P37">"<text:span text:style-name="T16">\*.\*</text:span>" <text:span text:style-name="T12">—</text:span> под эту маску подпадёт только строка "<text:span text:style-name="T16">*.*</text:span>"</text:p>
      <text:list xml:id="list2003043085" text:continue-numbering="true" text:style-name="Outline">
        <text:list-item>
          <text:list>
            <text:list-item>
              <text:h text:style-name="Heading_20_2" text:outline-level="2"><text:bookmark text:name="__RefHeading__14280_1391431384"/><text:span text:style-name="T17">FromAddr</text:span>, <text:span text:style-name="T17">ToAddr</text:span><text:bookmark-end text:name="__RefHeading__14280_1391431384"/></text:h>
            </text:list-item>
          </text:list>
        </text:list-item>
      </text:list>
      <text:p text:style-name="P14">Соответствующие поля из письма. Могут содержать как маску (например, <text:span text:style-name="T16">2:*/*</text:span> или просто <text:span text:style-name="T16">*</text:span>), так и символы:</text:p>
      <text:p text:style-name="P37">'#' <text:span text:style-name="T12">—</text:span> проверить на наличие в нодлисте;</text:p>
      <text:p text:style-name="P37">'H' <text:span text:style-name="T12">—</text:span> Узел есть в нодлисте и у него стоит флаг 'Hold';</text:p>
      <text:p text:style-name="P37">'U' <text:span text:style-name="T12">—</text:span> Узел есть в нодлисте и у него стоит флаг 'Hub';</text:p>
      <text:p text:style-name="P37">'D' <text:span text:style-name="T12">—</text:span> Узел есть в нодлисте и у него стоит флаг 'Down';</text:p>
      <text:p text:style-name="P37">'P' <text:span text:style-name="T12">—</text:span> Узел есть в нодлисте и у него стоит флаг 'Pvt';</text:p>
      <text:p text:style-name="P37">'<text:reference-mark-start text:name="@ - наш адрес"/>@<text:reference-mark-end text:name="@ - наш адрес"/>' <text:span text:style-name="T12">—</text:span> наш(и) адрес(а).</text:p>
      <text:p text:style-name="P14">После точки ещё может стоять символ '<text:span text:style-name="T16">&amp;</text:span>'. Например, "<text:span text:style-name="T16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16">#</text:span>" и "<text:span text:style-name="T16">&amp;</text:span>" читайте в главах <text:span text:style-name="Internet_20_link"><text:bookmark-ref text:reference-format="number-no-superior" text:ref-name="__RefHeading__3042_61882448">11.1. </text:bookmark-ref></text:span> и <text:span text:style-name="Internet_20_link"><text:bookmark-ref text:reference-format="number-no-superior" text:ref-name="__RefHeading__3044_61882448">11.2. </text:bookmark-ref></text:span></text:p>
      <text:p text:style-name="P14">Перед адресом может стоять символ '<text:span text:style-name="T16">!</text:span>', что означает '<text:span text:style-name="T3">не</text:span>'. Например, <text:span text:style-name="T16">! 2:5030/9999</text:span> <text:span text:style-name="T12">—</text:span> адрес <text:span text:style-name="T3">не</text:span> должен совпадать с 2:5030/9999.</text:p>
      <text:list xml:id="list296329885" text:continue-numbering="true" text:style-name="Outline">
        <text:list-item>
          <text:list>
            <text:list-item>
              <text:h text:style-name="Heading_20_2" text:outline-level="2"><text:bookmark text:name="__RefHeading__14282_1391431384"/><text:soft-page-break/>Subject<text:bookmark-end text:name="__RefHeading__14282_1391431384"/></text:h>
            </text:list-item>
          </text:list>
        </text:list-item>
      </text:list>
      <text:p text:style-name="P14">Тема письма. Маски, описанные в полях <text:span text:style-name="T17">FromName</text:span> и <text:span text:style-name="T17">ToName </text:span><text:span text:style-name="T1">(см. </text:span><text:span text:style-name="Internet_20_link"><text:bookmark-ref text:reference-format="text" text:ref-name="FromName">FromName</text:bookmark-ref></text:span><text:span text:style-name="T1">)</text:span>, работают и для этого поля.</text:p>
      <text:list xml:id="list1705261159" text:continue-numbering="true" text:style-name="Outline">
        <text:list-item>
          <text:list>
            <text:list-item>
              <text:h text:style-name="Heading_20_2" text:outline-level="2"><text:bookmark-start text:name="Flags"/><text:bookmark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3">Флаги письма</text:p>
          </table:table-cell>
          <table:table-cell table:style-name="Таблица10.A1" table:number-columns-spanned="3" office:value-type="string">
            <text:p text:style-name="P23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A</text:p>
          </table:table-cell>
          <table:table-cell table:style-name="Таблица10.A1" table:number-columns-spanned="3" office:value-type="string">
            <text:p text:style-name="Standard">Проверить размер аттачей:<text:line-break/><text:span text:style-name="T16">+A</text:span> <text:span text:style-name="T12">—</text:span> больше, чем указано в '<text:span text:style-name="Internet_20_link"><text:bookmark-ref text:reference-format="text" text:ref-name="MaxAttachSize">MaxAttachSize:</text:bookmark-ref></text:span>';<text:line-break/><text:span text:style-name="T16">-A</text:span> <text:span text:style-name="T12">—</text:span> меньше или равно, чем указано в '<text:span text:style-name="Internet_20_link"><text:bookmark-ref text:reference-format="text" text:ref-name="MaxAttachSize">MaxAttachSiz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b</text:p>
          </table:table-cell>
          <table:table-cell table:style-name="Таблица10.A1" table:number-columns-spanned="3" office:value-type="string">
            <text:p text:style-name="Standard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c</text:p>
          </table:table-cell>
          <table:table-cell table:style-name="Таблица10.A1" table:number-columns-spanned="3" office:value-type="string">
            <text:p text:style-name="Standard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d</text:p>
          </table:table-cell>
          <table:table-cell table:style-name="Таблица10.A1" table:number-columns-spanned="3" office:value-type="string">
            <text:p text:style-name="Standard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E</text:p>
          </table:table-cell>
          <table:table-cell table:style-name="Таблица10.A1" table:number-columns-spanned="3" office:value-type="string">
            <text:p text:style-name="Standard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f</text:p>
          </table:table-cell>
          <table:table-cell table:style-name="Таблица10.A1" table:number-columns-spanned="3" office:value-type="string">
            <text:p text:style-name="Standard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g</text:p>
          </table:table-cell>
          <table:table-cell table:style-name="Таблица10.A1" table:number-columns-spanned="3" office:value-type="string">
            <text:p text:style-name="Standard">Проверить возраст письма:<text:line-break/><text:span text:style-name="T16">+g</text:span> <text:span text:style-name="T12">—</text:span> больше, чем указано в '<text:span text:style-name="T17"><text:bookmark-ref text:reference-format="text" text:ref-name="MaxAge">MaxAge:</text:bookmark-ref></text:span>';<text:line-break/><text:span text:style-name="T16">-g</text:span> <text:span text:style-name="T12">—</text:span> меньше или равно, чем указано в '<text:span text:style-name="T17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h</text:p>
          </table:table-cell>
          <table:table-cell table:style-name="Таблица10.A1" table:number-columns-spanned="3" office:value-type="string">
            <text:p text:style-name="Standard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i</text:p>
          </table:table-cell>
          <table:table-cell table:style-name="Таблица10.A1" table:number-columns-spanned="3" office:value-type="string">
            <text:p text:style-name="Standard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j</text:p>
          </table:table-cell>
          <table:table-cell table:style-name="Таблица10.A1" table:number-columns-spanned="3" office:value-type="string">
            <text:p text:style-name="Standard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k</text:p>
          </table:table-cell>
          <table:table-cell table:style-name="Таблица10.A1" table:number-columns-spanned="3" office:value-type="string">
            <text:p text:style-name="Standard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L</text:p>
          </table:table-cell>
          <table:table-cell table:style-name="Таблица10.A1" table:number-columns-spanned="3" office:value-type="string">
            <text:p text:style-name="Standard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<text:span text:style-name="T1">i</text:span><text:span text:style-name="T2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M</text:p>
          </table:table-cell>
          <table:table-cell table:style-name="Таблица10.A1" table:number-columns-spanned="3" office:value-type="string">
            <text:p text:style-name="Standard">Проверить размер сообщений:<text:line-break/><text:span text:style-name="T16">+M</text:span> <text:span text:style-name="T12">—</text:span> больше, чем указано в '<text:span text:style-name="Internet_20_link"><text:bookmark-ref text:reference-format="text" text:ref-name="MaxMsgSize">MaxMsgSize:</text:bookmark-ref></text:span>';<text:line-break/><text:soft-page-break/><text:span text:style-name="T16">-M</text:span> <text:span text:style-name="T12">—</text:span> меньше или равно, чем указано в '<text:span text:style-name="Internet_20_link"><text:bookmark-ref text:reference-format="text" text:ref-name="MaxMsgSize">MaxMsgSize:</text:bookmark-ref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n</text:p>
          </table:table-cell>
          <table:table-cell table:style-name="Таблица10.A1" table:number-columns-spanned="3" office:value-type="string">
            <text:p text:style-name="Standard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o</text:p>
          </table:table-cell>
          <table:table-cell table:style-name="Таблица10.A1" table:number-columns-spanned="3" office:value-type="string">
            <text:p text:style-name="Standard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p</text:p>
          </table:table-cell>
          <table:table-cell table:style-name="Таблица10.A1" table:number-columns-spanned="3" office:value-type="string">
            <text:p text:style-name="Standard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q</text:p>
          </table:table-cell>
          <table:table-cell table:style-name="Таблица10.A1" table:number-columns-spanned="3" office:value-type="string">
            <text:p text:style-name="Standard">return receipt re<text:span text:style-name="T21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r</text:p>
          </table:table-cell>
          <table:table-cell table:style-name="Таблица10.A1" table:number-columns-spanned="3" office:value-type="string">
            <text:p text:style-name="Standard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S</text:p>
          </table:table-cell>
          <table:table-cell table:style-name="Таблица10.A1" table:number-columns-spanned="3" office:value-type="string">
            <text:p text:style-name="Standard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t</text:p>
          </table:table-cell>
          <table:table-cell table:style-name="Таблица10.A1" table:number-columns-spanned="3" office:value-type="string">
            <text:p text:style-name="Standard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u</text:p>
          </table:table-cell>
          <table:table-cell table:style-name="Таблица10.A1" table:number-columns-spanned="3" office:value-type="string">
            <text:p text:style-name="Standard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v</text:p>
          </table:table-cell>
          <table:table-cell table:style-name="Таблица10.A1" table:number-columns-spanned="3" office:value-type="string">
            <text:p text:style-name="Standard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41">x</text:p>
          </table:table-cell>
          <table:table-cell table:style-name="Таблица10.A1" table:number-columns-spanned="3" office:value-type="string">
            <text:p text:style-name="P40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+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6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P8"/>
          </table:table-cell>
          <table:table-cell table:style-name="Таблица10.A1" office:value-type="string">
            <text:p text:style-name="P8">-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6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P8">y</text:p>
          </table:table-cell>
          <table:table-cell table:style-name="Таблица10.A1" table:number-columns-spanned="3" office:value-type="string">
            <text:p text:style-name="Standard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8">0 - 9</text:p>
          </table:table-cell>
          <table:table-cell table:style-name="Таблица10.A1" table:number-columns-spanned="3" office:value-type="string">
            <text:p text:style-name="Standard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Standard"/>
          </table:table-cell>
          <table:table-cell table:style-name="Таблица10.A1" table:number-columns-spanned="3" office:value-type="string">
            <text:p text:style-name="Standard">Если перед флагом стоит знак '<text:span text:style-name="T16">+</text:span>', значит для того, чтобы письмо совпало с маской, этот флаг должен быть установлен; если стоит знак '<text:span text:style-name="T16">-</text:span>', то флаг должен быть сброшен. Особая ситуация с Loop. Флаг <text:span text:style-name="T16">+0</text:span> указывает, что ловится ситуация, когда письмо ещё ни разу не проходило через нашу станцию. Флаг <text:span text:style-name="T16">-0</text:span> ловит ситуацию, когда письмо проходило через нашу станцию хотя бы один раз. Флаг <text:span text:style-name="T16">+1</text:span>...<text:span text:style-name="T16">+9</text:span> ловит ситуацию, когда письмо проходило соответствующее число раз <text:span text:style-name="T3">или более</text:span>. Флаг <text:span text:style-name="T16">-1</text:span>...<text:span text:style-name="T16">-9</text:span> <text:span text:style-name="T12">—</text:span> когда письмо проходило <text:span text:style-name="T3">менее</text:span> этого числа раз. <text:line-break/>То есть <text:span text:style-name="T16">+0 == -1,</text:span> <text:span text:style-name="T16">-0 == +1.</text:span></text:p>
          </table:table-cell>
          <table:covered-table-cell/>
          <table:covered-table-cell/>
        </table:table-row>
      </table:table>
      <text:p text:style-name="Standard">Примеры некоторых масок:</text:p>
      <text:p text:style-name="P8">Mask: * * * * * *</text:p>
      <text:p text:style-name="P37"><text:soft-page-break/>Под такую маску подпадает <text:span text:style-name="T3">любое</text:span> письмо.</text:p>
      <text:p text:style-name="P8">Mask: * * "*Lenin*" * * *</text:p>
      <text:p text:style-name="P37">Под такую маску подпадают те письма, которые написаны на имя, в котором есть слово Lenin.</text:p>
      <text:p text:style-name="P8">Mask: * !# * !# * *</text:p>
      <text:p text:style-name="P37">Под такую маску подпадают те письма, отправитель и получатель которых отсутствуют в нодлисте.</text:p>
      <text:p text:style-name="P8">Mask: * * * * * +s</text:p>
      <text:p text:style-name="P37">Под такую маску подпадают письма с установленным флагом Sent.</text:p>
      <text:p text:style-name="Standard">Масок может быть несколько подряд. Например:</text:p>
      <text:p text:style-name="P8">Mask: * 2:5020/0 * * * *</text:p>
      <text:p text:style-name="P8">Mask: * 2:5020/381 * * * *</text:p>
      <text:p text:style-name="P8">Mask: * 2:5020/1381 * * * *</text:p>
      <text:p text:style-name="P37">Под такую маску подпадают письма, написанные с адреса 2:5020/0, или 2:5020/381, или 2:5020/1381.</text:p>
      <text:p text:style-name="Standard"><text:bookmark-start text:name="Модификатор адреса"/>Модификатор '<text:span text:style-name="T16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8">Address: 2:5030/9999</text:p>
      <text:p text:style-name="P8">Aka: 7:1130/79 7:*/*.*</text:p>
      <text:p text:style-name="P8">Aka: 8:888/888 8:*/*.*</text:p>
      <text:p text:style-name="Standard">[...]</text:p>
      <text:p text:style-name="P8">Mask * * * !@ * *</text:p>
      <text:p text:style-name="P37">Под такую маску подпадут все письма, которые написаны не на 2:5030/9999, не на 7:1130/79 и не на 8:888/888.</text:p>
      <text:list xml:id="list697270850" text:continue-numbering="true" text:style-name="Outline">
        <text:list-item>
          <text:list>
            <text:list-item>
              <text:h text:style-name="Heading_20_2" text:outline-level="2"><text:bookmark text:name="__RefHeading__10239_813993393"/>Параметры слова '<text:span text:style-name="T17">ScriptMask:</text:span>'<text:bookmark-end text:name="__RefHeading__10239_813993393"/></text:h>
            </text:list-item>
          </text:list>
        </text:list-item>
      </text:list>
      <text:p text:style-name="Standard">Синтаксис:</text:p>
      <text:p text:style-name="P39">ScriptMask: "smask"</text:p>
      <text:p text:style-name="P31">Здесь "<text:span text:style-name="T17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Standard">код возврата</text:p>
          </table:table-cell>
          <table:table-cell table:style-name="Таблица11.A1" office:value-type="string">
            <text:p text:style-name="Standard">результат</text:p>
          </table:table-cell>
        </table:table-row>
        <table:table-row>
          <table:table-cell table:style-name="Таблица11.A1" office:value-type="string">
            <text:p text:style-name="Standard">0</text:p>
          </table:table-cell>
          <table:table-cell table:style-name="Таблица11.A1" office:value-type="string">
            <text:p text:style-name="Standard">сообщение не совпадает с маской</text:p>
          </table:table-cell>
        </table:table-row>
        <text:soft-page-break/>
        <table:table-row>
          <table:table-cell table:style-name="Таблица11.A1" office:value-type="string">
            <text:p text:style-name="Standard">1</text:p>
          </table:table-cell>
          <table:table-cell table:style-name="Таблица11.A1" office:value-type="string">
            <text:p text:style-name="Standard">сообщение совпадает с маской</text:p>
          </table:table-cell>
        </table:table-row>
      </table:table>
      <text:p text:style-name="Standard">Если функция возвращает 1, то считается, что письмо совпадает с маской. В противном случае письмо не совпадает с маской.</text:p>
      <text:list xml:id="list1980032876" text:continue-numbering="true" text:style-name="Outline">
        <text:list-item>
          <text:h text:style-name="Heading_20_1" text:outline-level="1"><text:bookmark text:name="__RefHeading__10241_813993393"/>Параметры слова '<text:span text:style-name="T16">Action:</text:span>'<text:bookmark-end text:name="__RefHeading__10241_813993393"/></text:h>
        </text:list-item>
      </text:list>
      <text:p text:style-name="Standard">Ключевое слово '<text:span text:style-name="T16">Action:</text:span>' указывает, что мы будем делать с письмом, совпавшим с маской. Возможные варианты этого слова:</text:p>
      <text:p text:style-name="P9">Action: <text:bookmark-start text:name="AddNote"/>AddNote<text:bookmark-end text:name="AddNote"/> "tpl"</text:p>
      <text:p text:style-name="P37">Добавить в начало тела письма указанный шаблон.</text:p>
      <text:p text:style-name="P9">Action: AddKludge "name" "value"</text:p>
      <text:p text:style-name="P37">Добавить кладж в письмо.</text:p>
      <text:p text:style-name="P8">Action: <text:bookmark-start text:name="Delete"/>Delete<text:bookmark-end text:name="Delete"/></text:p>
      <text:p text:style-name="P37">Удалить письмо. Письмо удаляется из базы, указанной в '<text:span text:style-name="T17">ScanDir:</text:span>', к которой относится данная команда. В то же время, письмо остаётся в памяти и возможна его дальнейшая обработка другими командами 'Action:', относящимися к той же команде '<text:span text:style-name="T17">ScanDir:</text:span>'.</text:p>
      <text:p text:style-name="P9">Action: <text:bookmark-start text:name="Move"/>Move<text:bookmark-end text:name="Move"/> "o:\new\dir"</text:p>
      <text:p text:style-name="P37">Переместить письмо в другую базу. После перемещения возможна обработка этого письма другими командами 'Action:', относящимися к той же команде '<text:span text:style-name="T17">ScanDir:</text:span>'.</text:p>
      <text:p text:style-name="P9">Action: <text:bookmark-start text:name="Copy"/>Copy<text:bookmark-end text:name="Copy"/> "o:\new\dir"</text:p>
      <text:p text:style-name="P37">Скопировать письмо в другую базу.</text:p>
      <text:p text:style-name="P8">Action: <text:bookmark-start text:name="Rewrite"/>Rewrite<text:bookmark-end text:name="Rewrite"/> * * * * * *</text:p>
      <text:p text:style-name="P37">Перезаписать письмо. Значения полей, в которых в строчке выше стоят звёздочки, те же, что и в <text:span text:style-name="Internet_20_link"><text:bookmark-ref text:reference-format="text" text:ref-name="Mask">Mask:</text:bookmark-ref></text:span>. Символ '<text:span text:style-name="T16">*</text:span>' означает, что данное поле надо оставить без изменений. Письмо из памяти записывается в базу писем, указанную в '<text:span text:style-name="Internet_20_link"><text:bookmark-ref text:reference-format="text" text:ref-name="ScanDir">ScanDir:</text:bookmark-ref></text:span>'. В поле <text:span text:style-name="T16">Subject</text:span> можно использовать макросы, используемые в шаблонах.</text:p>
      <text:p text:style-name="P8"><text:bookmark-start text:name="ActionIgnore"/>Action: Ignore<text:bookmark-end text:name="ActionIgnore"/></text:p>
      <text:p text:style-name="P37">Проигнорировать это письмо.</text:p>
      <text:p text:style-name="P8"><text:bookmark-start text:name="ActionDisplay"/>Action: Display<text:bookmark-end text:name="ActionDisplay"/> "Text"</text:p>
      <text:p text:style-name="P37">Вывести строку на экран и в журнал. В поле "Text" можно использовать макросы, используемые в шаблонах.</text:p>
      <text:p text:style-name="P8">Action: Flag "File"</text:p>
      <text:p text:style-name="P37">Создать файл нулевой длины. Если каталог, в котором должен быть создан флаг, отсутствует, то он создаётся.</text:p>
      <text:p text:style-name="P9"><text:soft-page-break/>Action: DelFile "File"</text:p>
      <text:p text:style-name="P37">Удалить указанный файл. Если файл уже отсутствует, то сообщение об ошибке не выдаётся.</text:p>
      <text:p text:style-name="P9">Action: NewMsg "tpl" "dir" * * * * * *</text:p>
      <text:p text:style-name="P37">Создать новое письмо, используя шаблон. В поле Subject можно использовать макросы, используемые в шаблонах. "<text:span text:style-name="T17">tpl</text:span>" в этом слове указывает на шаблон, который будет использован при создании нового письма, а "<text:span text:style-name="T17">dir</text:span>" <text:span text:style-name="T12">—</text:span> это каталог, в котором это письмо будет создано. Остальные поля почти такие же, как в слове '<text:span text:style-name="Internet_20_link"><text:bookmark-ref text:reference-format="text" text:ref-name="Mask">Mask:</text:bookmark-ref></text:span>' за исключением того, что здесь нельзя использовать символы '<text:span text:style-name="T16">&amp;</text:span>', '<text:span text:style-name="T16">!</text:span>' и '<text:span text:style-name="T16">#</text:span>', но есть три других символа <text:span text:style-name="T12">—</text:span> это '<text:span text:style-name="T16">$</text:span>', '<text:span text:style-name="T16">%</text:span>' и '<text:span text:style-name="T16">@</text:span>'. Символ '<text:span text:style-name="T16">%</text:span>' указывает, что в полях <text:span text:style-name="T16">From</text:span> или <text:span text:style-name="T16">To</text:span> надо использовать адрес или имя получателя, указанные в оригинальном письме. Символ '<text:span text:style-name="T16">$</text:span>' указывает, что надо использовать адрес или имя отправителя. Символ '<text:span text:style-name="T16">@</text:span>' в адресе указывает, что надо использовать наш адрес (или АКА).</text:p>
      <text:p text:style-name="P9">Action: <text:bookmark-start text:name="WriteFile"/>WriteFile<text:bookmark-end text:name="WriteFile"/> "tpl" "File"</text:p>
      <text:p text:style-name="P37">Создать файл <text:span text:style-name="T17">"File"</text:span><text:span text:style-name="T1"> и записать в него текст</text:span>, созданный из шаблон <text:span text:style-name="T17">"tpl"</text:span>.</text:p>
      <text:p text:style-name="P9">Action: AppendToFile "tpl" "File"</text:p>
      <text:p text:style-name="P37">Если файл <text:span text:style-name="T17">"File" </text:span>уже существует, то текст, созданный из шаблона <text:span text:style-name="T17">"tpl", </text:span>дописывается к концу этого файла, иначе <text:span text:style-name="T12">—</text:span><text:span text:style-name="T20"> а</text:span>налогично <text:span text:style-name="Internet_20_link"><text:bookmark-ref text:reference-format="text" text:ref-name="WriteFile">WriteFile</text:bookmark-ref></text:span>.</text:p>
      <text:p text:style-name="P9">Action: Call "tpl" "File" "Prg"</text:p>
      <text:p text:style-name="P37">Создать файл "<text:span text:style-name="T16">File</text:span>", используя шаблон "<text:span text:style-name="T17">tpl</text:span><text:span text:style-name="T1">" и затем</text:span> вызвать программу "<text:span text:style-name="T17">Prg</text:span>". После её завершения удалить созданный файл. Параметры "<text:span text:style-name="T17">tpl</text:span>" и "<text:span text:style-name="T16">File</text:span>" могут отсутствовать. В поле "<text:span text:style-name="T17">Prg</text:span>" можно использовать макросы, используемые в шаблонах.</text:p>
      <text:p text:style-name="P8"><text:reference-mark-start text:name="Action: Route"/>Action: Route<text:reference-mark-end text:name="Action: Route"/> &lt;Mode&gt; Address</text:p>
      <text:p text:style-name="P37">Отправить это письмо через соответствующий адрес. Mode может быть <text:span text:style-name="T16">Hold</text:span>, <text:span text:style-name="T16">Crash</text:span>, <text:span text:style-name="T16">Direct</text:span>, <text:span text:style-name="T16">Normal</text:span> или <text:span text:style-name="T16">Immediate</text:span>. В качестве адреса могут быть использованы следующие символы: </text:p>
      <text:p text:style-name="P37"><text:span text:style-name="T16">% <text:s/></text:span><text:s/><text:span text:style-name="T12">—</text:span> отправить через самого получателя письма;</text:p>
      <text:p text:style-name="P37"><text:span text:style-name="T16">%.0</text:span> <text:span text:style-name="T12">—</text:span> отправить через босса получателя письма.</text:p>
      <text:p text:style-name="P37">В качестве адреса отправителя пакета берётся тот Ваш адрес, который подпадает под соответствующую маску.</text:p>
      <text:p text:style-name="Standard"><text:reference-mark-start text:name="Action: RouteFilebox"/><text:span text:style-name="T17">Action: RouteFilebox</text:span><text:reference-mark-end text:name="Action: RouteFilebox"/><text:span text:style-name="T16"> &lt;Mode&gt; Address</text:span></text:p>
      <text:p text:style-name="P37">Отправить это письмо через соответствующий адрес. <text:span text:style-name="T16">Mode</text:span> может быть <text:span text:style-name="T16">Hold</text:span>, <text:span text:style-name="T16">Crash</text:span>, <text:span text:style-name="T16">Direct</text:span>, <text:span text:style-name="T16">Normal</text:span> или <text:span text:style-name="T16">Immediate</text:span>. В качестве адреса могут быть использованы следующие символы: </text:p>
      <text:p text:style-name="P37"><text:span text:style-name="T16">% <text:s/></text:span><text:s/><text:span text:style-name="T12">—</text:span> отправить через самого получателя письма;</text:p>
      <text:p text:style-name="P37"><text:soft-page-break/><text:span text:style-name="T16">%.0</text:span> <text:span text:style-name="T12">—</text:span> отправить через босса получателя письма.</text:p>
      <text:p text:style-name="P37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9">Action: RouteHub &lt;Mode&gt;</text:p>
      <text:p text:style-name="P37">Отправить это письмо через хаб адреса назначения. <text:span text:style-name="T16">Mode</text:span> может быть <text:span text:style-name="T16">Hold</text:span>, <text:span text:style-name="T16">Crash</text:span>, <text:span text:style-name="T16">Direct</text:span>, <text:span text:style-name="T16">Normal</text:span> или <text:span text:style-name="T16">Immediate</text:span>. Отправляет на хост получателя если хаб не найден.</text:p>
      <text:p text:style-name="P8">Action: Poll &lt;Mode&gt; Address</text:p>
      <text:p text:style-name="P37">Сгенерировать Poll на указанный адрес. Аргументы <text:span text:style-name="T16">Mode</text:span> и <text:span text:style-name="T16">Address</text:span> аналогичны <text:s/>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качестве Poll-а создаётся соответствующий <text:span text:style-name="T16">?LO</text:span> файл нулевой длины. Если данный <text:span text:style-name="T16">?LO</text:span> файл уже существует, команда не выполняет никаких действий.</text:p>
      <text:p text:style-name="P9">Action: DeleteAttach</text:p>
      <text:p text:style-name="P37">Удаляет аттачи, то есть файлы, приложенные к письму. Само письмо не трогается. Если на письме нет флага <text:span text:style-name="T17">FileAttach</text:span>, то данная команда игнорируется.</text:p>
      <text:p text:style-name="P9">Action: <text:bookmark-start text:name="ChangePath"/>ChangePath<text:bookmark-end text:name="ChangePath"/> "Dir"</text:p>
      <text:p text:style-name="P37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6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17">FileAttach</text:span>, то данная команда игнорируется.</text:p>
      <text:p text:style-name="P9">Action: <text:bookmark-start text:name="MoveAttach"/>MoveAttach<text:bookmark-end text:name="MoveAttach"/> "Dir"</text:p>
      <text:p text:style-name="P37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17">FileAttach</text:span>, то данная команда игнорируется.</text:p>
      <text:p text:style-name="P9">Action: MoveAttachFilebox &lt;Mode&gt; Address</text:p>
      <text:p text:style-name="P37">Перемещает присоединённый(<text:span text:style-name="T1">е</text:span>) файл(<text:span text:style-name="T1">ы</text:span>) в файл-бокс для указанного адреса. Аргументы <text:span text:style-name="T16">Mode</text:span> и <text:span text:style-name="T16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 и т.д.). В теме письма записывается новый путь. Если на письме нет флага <text:span text:style-name="T17">FileAttach</text:span>, то данная команда игнорируется.</text:p>
      <text:p text:style-name="P42">Action: CopyAttach "Dir"</text:p>
      <text:p text:style-name="P37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17">FileAttach</text:span>, то данная команда игнорируется.</text:p>
      <text:p text:style-name="P9"><text:soft-page-break/>Action: CopyAttachFilebox &lt;Mode&gt; Address</text:p>
      <text:p text:style-name="P37">Копирует присоединённый(<text:span text:style-name="T1">е</text:span>) файл(<text:span text:style-name="T1">ы</text:span>) в файл-бокс для указанного адреса. Аргументы <text:span text:style-name="T16">Mode</text:span> и <text:s/><text:span text:style-name="T16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Тема письма не изменяется. Если на письме нет флага <text:span text:style-name="T17">FileAttach</text:span>, то данная команда игнорируется.</text:p>
      <text:p text:style-name="P9"><text:bookmark-start text:name="ActionScript"/>Action: Script<text:bookmark-end text:name="ActionScript"/> "Func"</text:p>
      <text:p text:style-name="P37">Вызывает функцию "<text:span text:style-name="T17">Func</text:span>" из файла, определённого в переменной <text:span text:style-name="Internet_20_link"><text:bookmark-ref text:reference-format="text" text:ref-name="ScriptFile">ScriptFile</text:bookmark-ref></text:span>.</text:p>
      <text:p text:style-name="P8">Action: Split &lt;Lines&gt;</text:p>
      <text:p text:style-name="P37">Разрезает указанное письмо на несколько, с количеством строк в теле письма не большим <text:span text:style-name="T16">Lines</text:span>. Само письмо после этой операции уничтожается. В начало каждого письма добавляется кладж "<text:span text:style-name="T17">^aSPLIT: By Rntrack. Part N of M</text:span>", где <text:span text:style-name="T16">N</text:span> <text:span text:style-name="T12">—</text:span> номер текущей части, а <text:span text:style-name="T16">M</text:span> <text:span text:style-name="T12">—</text:span> сколько всего частей получилось.</text:p>
      <text:p text:style-name="P9">Action: ToLowerPath</text:p>
      <text:p text:style-name="P37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9">Action: ToUpperPath</text:p>
      <text:p text:style-name="P37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9">Action: Recode "Recode.tbl"</text:p>
      <text:p text:style-name="P37">Перекодирует письмо в соответствии с таблицей перекодировки в файле "<text:span text:style-name="T17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175926583" text:continue-numbering="true" text:style-name="Outline">
        <text:list-item>
          <text:list>
            <text:list-item>
              <text:h text:style-name="Heading_20_2" text:outline-level="2"><text:bookmark text:name="__RefHeading__14286_1391431384"/>Примеры<text:bookmark-end text:name="__RefHeading__14286_1391431384"/></text:h>
            </text:list-item>
          </text:list>
        </text:list-item>
      </text:list>
      <text:p text:style-name="P9">Action: Copy "o:\new\dir"</text:p>
      <text:p text:style-name="P8">Action: Delete</text:p>
      <text:p text:style-name="P37">Выполняет ту же операцию, что '<text:span text:style-name="T16">Action: Move "</text:span><text:span text:style-name="T17">o:\new\dir</text:span><text:span text:style-name="T16">"</text:span>'</text:p>
      <text:p text:style-name="P9">Action: Rewrite * * * * * -cdm</text:p>
      <text:p text:style-name="P37">Сбрасывает у письма атрибуты <text:span text:style-name="T16">Crash</text:span>, <text:span text:style-name="T16">Direct</text:span> и <text:span text:style-name="T16">Immediate</text:span>.</text:p>
      <text:p text:style-name="P8">Action: Route Direct 2:5020/1</text:p>
      <text:p text:style-name="P37">Отправляет письмо через узел 2:5020/1 с флавором <text:span text:style-name="T16">Direct</text:span>.</text:p>
      <text:p text:style-name="Standard"><text:span text:style-name="T17">Action: NewMsg "tpl\badfrom.tpl" "o:\netmail\bout"<text:line-break/></text:span><text:span text:style-name="T16"> <text:s text:c="7"/>"Vladimir Lenin" @ "%%" % "Bad source address" +l</text:span></text:p>
      <text:p text:style-name="P37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<text:soft-page-break/>шаблон, находящийся в "<text:span text:style-name="T17">tpl\badfrom.tpl</text:span>", создаёт новое письмо в каталоге "<text:span text:style-name="T17">o:\netmail\bout</text:span>", написанное от имени "<text:span text:style-name="T16">Vladimir Lenin</text:span>" с адреса 2:5030/9999 на имя и адрес получателя оригинального письма с темой "<text:span text:style-name="T16">Bad source address</text:span>" и установленным флагом <text:span text:style-name="T16">Local</text:span>.</text:p>
      <text:list xml:id="list375947108" text:continue-numbering="true" text:style-name="Outline">
        <text:list-item>
          <text:list>
            <text:list-item>
              <text:h text:style-name="Heading_20_2" text:outline-level="2"><text:bookmark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Standard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9">@ToName</text:p>
          </table:table-cell>
          <table:table-cell table:style-name="Таблица12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9">@ToAddr</text:p>
          </table:table-cell>
          <table:table-cell table:style-name="Таблица12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9">@InetToAddr</text:p>
          </table:table-cell>
          <table:table-cell table:style-name="Таблица12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ToZone</text:p>
          </table:table-cell>
          <table:table-cell table:style-name="Таблица12.A1" office:value-type="string">
            <text:p text:style-name="Standard">Зона получателя письма.</text:p>
          </table:table-cell>
        </table:table-row>
        <table:table-row>
          <table:table-cell table:style-name="Таблица12.A1" office:value-type="string">
            <text:p text:style-name="P9">@ToNet</text:p>
          </table:table-cell>
          <table:table-cell table:style-name="Таблица12.A1" office:value-type="string">
            <text:p text:style-name="Standard">Сеть получателя письма.</text:p>
          </table:table-cell>
        </table:table-row>
        <table:table-row>
          <table:table-cell table:style-name="Таблица12.A1" office:value-type="string">
            <text:p text:style-name="P9">@ToNode</text:p>
          </table:table-cell>
          <table:table-cell table:style-name="Таблица12.A1" office:value-type="string">
            <text:p text:style-name="Standard">Узел получателя письма.</text:p>
          </table:table-cell>
        </table:table-row>
        <table:table-row>
          <table:table-cell table:style-name="Таблица12.A1" office:value-type="string">
            <text:p text:style-name="P9">@ToPoint</text:p>
          </table:table-cell>
          <table:table-cell table:style-name="Таблица12.A1" office:value-type="string">
            <text:p text:style-name="Standard">Пойнт получателя письма.</text:p>
          </table:table-cell>
        </table:table-row>
        <table:table-row>
          <table:table-cell table:style-name="Таблица12.A1" office:value-type="string">
            <text:p text:style-name="P9">@FromName</text:p>
          </table:table-cell>
          <table:table-cell table:style-name="Таблица12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Addr</text:p>
          </table:table-cell>
          <table:table-cell table:style-name="Таблица12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InetFromAddr</text:p>
          </table:table-cell>
          <table:table-cell table:style-name="Таблица12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9">@FromZone</text:p>
          </table:table-cell>
          <table:table-cell table:style-name="Таблица12.A1" office:value-type="string">
            <text:p text:style-name="Standard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et</text:p>
          </table:table-cell>
          <table:table-cell table:style-name="Таблица12.A1" office:value-type="string">
            <text:p text:style-name="Standard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Node</text:p>
          </table:table-cell>
          <table:table-cell table:style-name="Таблица12.A1" office:value-type="string">
            <text:p text:style-name="Standard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FromPoint</text:p>
          </table:table-cell>
          <table:table-cell table:style-name="Таблица12.A1" office:value-type="string">
            <text:p text:style-name="Standard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9">@Subject</text:p>
          </table:table-cell>
          <table:table-cell table:style-name="Таблица12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2.A1" office:value-type="string">
            <text:p text:style-name="P9">@MsgDate</text:p>
          </table:table-cell>
          <table:table-cell table:style-name="Таблица12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9">@MsgAge</text:p>
          </table:table-cell>
          <table:table-cell table:style-name="Таблица12.A1" office:value-type="string">
            <text:p text:style-name="Standard">Возраст письма.</text:p>
          </table:table-cell>
        </table:table-row>
        <table:table-row>
          <table:table-cell table:style-name="Таблица12.A1" office:value-type="string">
            <text:p text:style-name="P9">@MsgHeader</text:p>
          </table:table-cell>
          <table:table-cell table:style-name="Таблица12.A1" office:value-type="string">
            <text:p text:style-name="Standard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9">@MsgKludges</text:p>
          </table:table-cell>
          <table:table-cell table:style-name="Таблица12.A1" office:value-type="string">
            <text:p text:style-name="Standard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9">@MsgBody</text:p>
          </table:table-cell>
          <table:table-cell table:style-name="Таблица12.A1" office:value-type="string">
            <text:p text:style-name="Standard">Тело оригинального письма.</text:p>
          </table:table-cell>
        </table:table-row>
        <text:soft-page-break/>
        <table:table-row>
          <table:table-cell table:style-name="Таблица12.A1" office:value-type="string">
            <text:p text:style-name="P9">@MsgVias</text:p>
          </table:table-cell>
          <table:table-cell table:style-name="Таблица12.A1" office:value-type="string">
            <text:p text:style-name="Standard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9">@MsgAttr</text:p>
          </table:table-cell>
          <table:table-cell table:style-name="Таблица12.A1" office:value-type="string">
            <text:p text:style-name="Standard">Атрибуты письма.</text:p>
          </table:table-cell>
        </table:table-row>
        <table:table-row>
          <table:table-cell table:style-name="Таблица12.A1" office:value-type="string">
            <text:p text:style-name="P9">@MsgLoops</text:p>
          </table:table-cell>
          <table:table-cell table:style-name="Таблица12.A1" office:value-type="string">
            <text:p text:style-name="Standard">Loop Counter.</text:p>
          </table:table-cell>
        </table:table-row>
        <table:table-row>
          <table:table-cell table:style-name="Таблица12.A1" office:value-type="string">
            <text:p text:style-name="P9">@MsgAreaName</text:p>
          </table:table-cell>
          <table:table-cell table:style-name="Таблица12.A1" office:value-type="string">
            <text:p text:style-name="Standard">Если письмо <text:span text:style-name="T12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9">@MsgAttachSize</text:p>
          </table:table-cell>
          <table:table-cell table:style-name="Таблица12.A1" office:value-type="string">
            <text:p text:style-name="Standard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9">@MsgSize</text:p>
          </table:table-cell>
          <table:table-cell table:style-name="Таблица12.A1" office:value-type="string">
            <text:p text:style-name="Standard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9">@MsgID</text:p>
          </table:table-cell>
          <table:table-cell table:style-name="Таблица12.A1" office:value-type="string">
            <text:p text:style-name="Standard">MSGID письма.</text:p>
          </table:table-cell>
        </table:table-row>
        <table:table-row>
          <table:table-cell table:style-name="Таблица12.A1" office:value-type="string">
            <text:p text:style-name="P9">@MsgLines</text:p>
          </table:table-cell>
          <table:table-cell table:style-name="Таблица12.A1" office:value-type="string">
            <text:p text:style-name="Standard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9">@MsgTearline</text:p>
          </table:table-cell>
          <table:table-cell table:style-name="Таблица12.A1" office:value-type="string">
            <text:p text:style-name="Standard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Origin</text:p>
          </table:table-cell>
          <table:table-cell table:style-name="Таблица12.A1" office:value-type="string">
            <text:p text:style-name="Standard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9">@MsgNTearline</text:p>
          </table:table-cell>
          <table:table-cell table:style-name="Таблица12.A1" office:value-type="string">
            <text:p text:style-name="Standard">Тирлайн письма. Добавляется <text:span text:style-name="T3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9">@MsgNOrigin</text:p>
          </table:table-cell>
          <table:table-cell table:style-name="Таблица12.A1" office:value-type="string">
            <text:p text:style-name="Standard">Ориджин письма. Добавляется <text:span text:style-name="T3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9">@MsgRoutedVia</text:p>
          </table:table-cell>
          <table:table-cell table:style-name="Таблица12.A1" office:value-type="string">
            <text:p text:style-name="Standard">Если данный макрос используется в шаблоне, вызываемом внутри '<text:span text:style-name="T17">ScanDir:</text:span><text:span text:style-name="T16"> </text:span><text:span text:style-name="Internet_20_link"><text:bookmark-ref text:reference-format="text" text:ref-name="AfterRoute">@AfterRoute</text:bookmark-ref></text:span><text:span text:style-name="T16">|</text:span><text:span text:style-name="Internet_20_link"><text:bookmark-ref text:reference-format="text" text:ref-name="BeforeRoute">@BeforeRoute</text:bookmark-ref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9">@MsgReply</text:p>
          </table:table-cell>
          <table:table-cell table:style-name="Таблица12.A1" office:value-type="string">
            <text:p text:style-name="Standard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9">@Sysop</text:p>
          </table:table-cell>
          <table:table-cell table:style-name="Таблица12.A1" office:value-type="string">
            <text:p text:style-name="Standard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9">@MyAddr</text:p>
          </table:table-cell>
          <table:table-cell table:style-name="Таблица12.A1" office:value-type="string">
            <text:p text:style-name="Standard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9">@MaxAg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ge">MaxAge:</text:bookmark-ref></text:span>'.</text:p>
          </table:table-cell>
        </table:table-row>
        <table:table-row>
          <table:table-cell table:style-name="Таблица12.A1" office:value-type="string">
            <text:p text:style-name="P9">@MaxAttachSiz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ttachSize">MaxAttachSize:</text:bookmark-ref></text:span>'</text:p>
          </table:table-cell>
        </table:table-row>
        <table:table-row>
          <table:table-cell table:style-name="Таблица12.A1" office:value-type="string">
            <text:p text:style-name="P9">@Date</text:p>
          </table:table-cell>
          <table:table-cell table:style-name="Таблица12.A1" office:value-type="string">
            <text:p text:style-name="Standard">Текущая дата.</text:p>
          </table:table-cell>
        </table:table-row>
        <table:table-row>
          <table:table-cell table:style-name="Таблица12.A1" office:value-type="string">
            <text:p text:style-name="P9">@NodeLists</text:p>
          </table:table-cell>
          <table:table-cell table:style-name="Таблица12.A1" office:value-type="string">
            <text:p text:style-name="Standard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9"><text:bookmark-start text:name="Origin"/>@Origin<text:bookmark-end text:name="Origin"/></text:p>
          </table:table-cell>
          <table:table-cell table:style-name="Таблица12.A1" office:value-type="string">
            <text:p text:style-name="Standard">Ориджин, указанный в конфигурации. Добавляется <text:span text:style-name="T3">не</text:span> инвалидированным.</text:p>
          </table:table-cell>
        </table:table-row>
        <text:soft-page-break/>
        <table:table-row>
          <table:table-cell table:style-name="Таблица12.A1" office:value-type="string">
            <text:p text:style-name="P9">@Tearline</text:p>
          </table:table-cell>
          <table:table-cell table:style-name="Таблица12.A1" office:value-type="string">
            <text:p text:style-name="Standard">Тирлайн, указанный в конфигурации. Добавляется <text:span text:style-name="T3">не</text:span> инвалидированным. Если в конфигурации не указан, то добавляется "<text:span text:style-name="T16">--- RNtrack</text:span>" и версия.</text:p>
          </table:table-cell>
        </table:table-row>
        <table:table-row>
          <table:table-cell table:style-name="Таблица12.A1" office:value-type="string">
            <text:p text:style-name="P9">@Version</text:p>
          </table:table-cell>
          <table:table-cell table:style-name="Таблица12.A1" office:value-type="string">
            <text:p text:style-name="Standard">Версия RNtrack.</text:p>
          </table:table-cell>
        </table:table-row>
        <table:table-row>
          <table:table-cell table:style-name="Таблица12.A1" office:value-type="string">
            <text:p text:style-name="P9">@Pid</text:p>
          </table:table-cell>
          <table:table-cell table:style-name="Таблица12.A1" office:value-type="string">
            <text:p text:style-name="Standard">PID RNtrack (только под UNIX).</text:p>
          </table:table-cell>
        </table:table-row>
      </table:table>
      <text:list xml:id="list2143426375" text:continue-numbering="true" text:style-name="Outline">
        <text:list-item>
          <text:h text:style-name="Heading_20_1" text:outline-level="1"><text:bookmark text:name="__RefHeading__10243_813993393"/>Префиксы "<text:span text:style-name="T16">*</text:span>" и "<text:span text:style-name="T16">+</text:span>" для масок<text:bookmark-end text:name="__RefHeading__10243_813993393"/></text:h>
        </text:list-item>
      </text:list>
      <text:p text:style-name="Standard">Маски '<text:span text:style-name="Internet_20_link"><text:bookmark-ref text:reference-format="text" text:ref-name="Mask">Mask:</text:bookmark-ref></text:span>', '<text:span text:style-name="Internet_20_link"><text:bookmark-ref text:reference-format="text" text:ref-name="BodyMask">BodyMask:</text:bookmark-ref></text:span>', '<text:span text:style-name="Internet_20_link"><text:bookmark-ref text:reference-format="text" text:ref-name="KludgeMask">KludgeMask:</text:bookmark-ref></text:span>' и '<text:span text:style-name="Internet_20_link"><text:bookmark-ref text:reference-format="text" text:ref-name="ScriptMask">ScriptMask:</text:bookmark-ref></text:span>' могут быть с префиксом '<text:span text:style-name="T16">*</text:span>' или '<text:span text:style-name="T16">+</text:span>'. Например, '<text:span text:style-name="T16">*Mask:</text:span>' или '<text:span text:style-name="T17">+BodyMask:</text:span>'. Для чего они предназначены? </text:p>
      <text:p text:style-name="Standard">Префикс '<text:span text:style-name="T16">+</text:span>' используется для объединения масок. Например, запись:</text:p>
      <text:p text:style-name="P38">Mask: "a" * * * * *</text:p>
      <text:p text:style-name="P38">+Mask: * * "b" * * *</text:p>
      <text:p text:style-name="P38">+Mask: * * * 2:5030/9999.0 * *</text:p>
      <text:p text:style-name="Standard">эквивалентна маске:</text:p>
      <text:p text:style-name="P38">Mask: "a" * "b" 2:5030/9999.0 * *</text:p>
      <text:p text:style-name="Standard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38">Mask: * * "*@*" 2:5020/400.0 * *</text:p>
      <text:p text:style-name="P38">+<text:span text:style-name="T1">BodyMask</text:span>: * * 4096</text:p>
      <text:p text:style-name="Standard">С этой маской совпадут письма, имеющие в имени '<text:span text:style-name="T16">To:</text:span>' знак '<text:span text:style-name="T16">@</text:span>', адрес '<text:span text:style-name="T16">To:</text:span>' <text:span text:style-name="T12">—</text:span><text:span text:style-name="T20"> </text:span>2:5020/400 <text:span text:style-name="T3">и</text:span> размер письма больше 4 килобайт.</text:p>
      <text:p text:style-name="Standard">Префикс '<text:span text:style-name="T16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38">Mask: * * * * * *</text:p>
      <text:p text:style-name="P38">Action: Display "Mask one"</text:p>
      <text:p text:style-name="P38">Mask: * * * * * *</text:p>
      <text:p text:style-name="P38">Action: Display "Mask two"</text:p>
      <text:p text:style-name="P14">При такой конфигурации мы никогда не увидим на экране строку "<text:span text:style-name="T16">Mask two</text:span>". Ибо первая маска будет перехватывать все письма. А вот если изменить конфигурационный файл так:</text:p>
      <text:p text:style-name="P38">*Mask: * * * * * *</text:p>
      <text:p text:style-name="P38">Action: Display "Mask one"</text:p>
      <text:p text:style-name="P38"><text:soft-page-break/>Mask: * * * * * *</text:p>
      <text:p text:style-name="P38">Action: Display "Mask two"</text:p>
      <text:p text:style-name="Standard">мы увидим и первую строку, и вторую.</text:p>
      <text:p text:style-name="Standard">И последнее. Если в конфиге существует запись типа:</text:p>
      <text:p text:style-name="P38">*Mask: ...</text:p>
      <text:p text:style-name="P38">+Mask: ...</text:p>
      <text:p text:style-name="P38">+Mask: ...</text:p>
      <text:p text:style-name="Standard">она означает, что письмо должно совпасть со всеми тремя масками, но при этом письмо будет обработано и другими масками.</text:p>
      <text:p text:style-name="Standard">Более развёрнутые примеры работы с данными префиксами Вы увидите в следующей главе.</text:p>
      <text:list xml:id="list1797374650" text:continue-numbering="true" text:style-name="Outline">
        <text:list-item>
          <text:h text:style-name="Heading_20_1" text:outline-level="1"><text:bookmark text:name="__RefHeading__10245_813993393"/>Примеры использования '<text:span text:style-name="T16">Mask:</text:span>' и '<text:span text:style-name="T16">Action:</text:span>'<text:bookmark-end text:name="__RefHeading__10245_813993393"/></text:h>
        </text:list-item>
      </text:list>
      <text:p text:style-name="Standard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39">*Mask: * * * * * *</text:p>
      <text:p text:style-name="P39">Action: Copy "c:\netmail\archive"</text:p>
      <text:p text:style-name="P39">*Mask: * * * * * +d</text:p>
      <text:p text:style-name="P39">Action: Rewrite * * * * * -d</text:p>
      <text:p text:style-name="P39">Mask: * * "*@*" 2:5020/400.0 * *</text:p>
      <text:p text:style-name="P39">+BodyMask: * * 4096</text:p>
      <text:p text:style-name="P39">Action: Rewrite * * * 2:5020/204.0 * *</text:p>
      <text:p text:style-name="Standard">Удалить все письма, которые адресованы не мне и не моим пойнтам:</text:p>
      <text:p text:style-name="P38">Mask: * * * 2:5030/9999.0 * *</text:p>
      <text:p text:style-name="P38">Mask: * * * 2:5030/9999.1 * *</text:p>
      <text:p text:style-name="P38">Mask: * * * 2:5030/9999.3 * *</text:p>
      <text:p text:style-name="P38">Mask: * * * 2:5030/9999.5 * *</text:p>
      <text:p text:style-name="P38">Action: Ignore</text:p>
      <text:p text:style-name="P38">Mask: * * * * * *</text:p>
      <text:p text:style-name="P38">Action: Delete</text:p>
      <text:p text:style-name="Standard">Роутить письма для <text:span text:style-name="T16">2:5030/9999.*</text:span> с 00:00 по 11:59 на <text:span text:style-name="T16">2:5020/238</text:span>, а с 12:00 по 23:59 <text:span text:style-name="T12">—</text:span> директом на <text:span text:style-name="T16">2:5030/9999.0</text:span>:</text:p>
      <text:p text:style-name="P38">Mask: * * * 2:5030/9999.* * *</text:p>
      <text:p text:style-name="P38">Action: Route Crash 2:5020/238 [Daily 00:00-11:59]</text:p>
      <text:p text:style-name="P38"><text:soft-page-break/>Action: Route Crash 2:5030/9999 <text:s/>[Daily 12:00-23:59]</text:p>
      <text:p text:style-name="Standard">Удалить все письма, у которых и отправитель и получатель отсутствуют в нодлисте:</text:p>
      <text:p text:style-name="P38">Mask: * !# * !# * *</text:p>
      <text:p text:style-name="P38">Action: Delete</text:p>
      <text:p text:style-name="Standard">У всех писем, которые написаны на адрес <text:span text:style-name="T16">2:5030/9999.1</text:span>, или которые написаны на адрес <text:span text:style-name="T16">2:5030/9999.0</text:span> и в имени <text:span text:style-name="T16">To</text:span> которых присутствует "<text:span text:style-name="T16">Lenin</text:span>", "<text:span text:style-name="T16">Eddie</text:span>" или "Moderator" сбросить флаги <text:span text:style-name="T16">Crash</text:span>, <text:span text:style-name="T16">Direct</text:span>, <text:span text:style-name="T16">Immediate</text:span>, переадресовать на адрес <text:span text:style-name="T16">2:5030/9999</text:span> на имя "<text:span text:style-name="T16">Vladimir Lenin</text:span>" и положить в каталог <text:span text:style-name="T17">h:\netmail</text:span>.</text:p>
      <text:p text:style-name="P39">Mask: * * * 2:5030/9999.1 * *</text:p>
      <text:p text:style-name="P39">Mask: * * "*Lenin*" 2:5030/9999 * *</text:p>
      <text:p text:style-name="P39">Mask: * * "*Eddie*" 2:5030/9999 * *</text:p>
      <text:p text:style-name="P39">Mask: * * "*Moderator*" 2:5030/9999 * *</text:p>
      <text:p text:style-name="P39">Action: Rewrite * * "Vladimir Lenin" 2:5030/9999 * -cdm</text:p>
      <text:p text:style-name="P39">Action: Move "h:\netmail"</text:p>
      <text:p text:style-name="Standard">Отправить все письма для сети <text:span text:style-name="T16">2:5030</text:span> через <text:span text:style-name="T16">2:5030/251</text:span></text:p>
      <text:p text:style-name="P38">Mask: * * * 2:5030/*.* * *</text:p>
      <text:p text:style-name="P38">Action: Route Crash 2:5030/251</text:p>
      <text:p text:style-name="Standard">Снять со всех писем флаг директ и отправить письма с узла <text:span text:style-name="T16">2:5020/1</text:span> на узел <text:span text:style-name="T16">2:5020/0</text:span></text:p>
      <text:p text:style-name="P38">*Mask: * * * * * +d</text:p>
      <text:p text:style-name="P38">Action: Rewrite * * * * * -d</text:p>
      <text:p text:style-name="P38">Mask: * 2:5020/1 * * * *</text:p>
      <text:p text:style-name="P38">Action: Route Direct 2:5020/0</text:p>
      <text:p text:style-name="Standard">Отправить письма для всех пойнтов узла <text:span text:style-name="T16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38">Mask <text:s/>* * * 2:5030/9999.0 * *</text:p>
      <text:p text:style-name="P38">Action: Ignore</text:p>
      <text:p text:style-name="P38">Mask: * * * 2:5030/9999.* * *</text:p>
      <text:p text:style-name="P38">Action: Route Direct %</text:p>
      <text:p text:style-name="Standard">Отправить все письма для <text:span text:style-name="T16">2:5020/50.*, /78.*, /204.*</text:span> и <text:span text:style-name="T16">/1301.*</text:span> на соответствующие <text:span text:style-name="T3">узлы</text:span>. (Так называемый "Босс-роутинг").</text:p>
      <text:p text:style-name="P38">Mask * * * 2:5020/50.* * *</text:p>
      <text:p text:style-name="P38">Mask * * * 2:5020/78.* * *</text:p>
      <text:p text:style-name="P38">Mask * * * 2:5020/204.* * *</text:p>
      <text:p text:style-name="P38"><text:soft-page-break/>Mask * * * 2:5020/1301.* * *</text:p>
      <text:p text:style-name="P38">Action: Route Direct %.0</text:p>
      <text:p text:style-name="Standard">Отправить весь подхабник <text:span text:style-name="T16">2:5020/50</text:span> на <text:span text:style-name="T16">2:5020/50</text:span>, подхостник <text:span text:style-name="T16">2:5020/0</text:span> на <text:span text:style-name="T16">2:5020/1381</text:span>, письма на <text:span text:style-name="T16">2:5030/9999.0</text:span> не трогать, а весь подхабник <text:span text:style-name="T16">2:5030/9999</text:span> и его пойнтов отослать на них директом.</text:p>
      <text:p text:style-name="P38">Mask * * * 2:5020/50.&amp; * *</text:p>
      <text:p text:style-name="P38">Action: Route Direct 2:5020/50</text:p>
      <text:p text:style-name="P38">Mask * * * 2:5020/0.&amp; * *</text:p>
      <text:p text:style-name="P38">Action: Route Direct 2:5020/1381</text:p>
      <text:p text:style-name="P38">Mask * * * 2:5030/9999.0 * *</text:p>
      <text:p text:style-name="P38">Action: Ignore</text:p>
      <text:p text:style-name="P38">Mask * * * 2:5030/9999.&amp; * *</text:p>
      <text:p text:style-name="P38">Action: Route Direct %</text:p>
      <text:p text:style-name="Standard">Отправить весь регион <text:span text:style-name="T16">2:50</text:span> на <text:span text:style-name="T16">2:5020/204</text:span>, весь регион <text:span text:style-name="T16">2:46</text:span> на <text:span text:style-name="T16">2:46/0</text:span>, а все остальное <text:span text:style-name="T12">—</text:span> на <text:span text:style-name="T16">2:5020/278</text:span>.</text:p>
      <text:p text:style-name="P38">Mask * * * 2:50/0.&amp; * *</text:p>
      <text:p text:style-name="P38">Action: Route Direct 2:5020/204</text:p>
      <text:p text:style-name="P38">Mask * * * 2:46/0.&amp; * *</text:p>
      <text:p text:style-name="P38">Action: Route Direct 2:46/0</text:p>
      <text:p text:style-name="P38">Mask * * * * * *</text:p>
      <text:p text:style-name="P38">Action: Route Direct 2:5020/278</text:p>
      <text:p text:style-name="Standard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39">ScanDir: "o:\netmail\loops" Daily 01:00</text:p>
      <text:p text:style-name="P39">Mask: * * * * * *</text:p>
      <text:p text:style-name="P39">Action: Move "O:\netmail\out"</text:p>
      <text:p text:style-name="P39">...</text:p>
      <text:p text:style-name="P39">ScanDir: "o:\netmail"</text:p>
      <text:p text:style-name="P39">Mask: * * * * * +7</text:p>
      <text:p text:style-name="P39">Action: NewMsg "tpl\Loop.tpl" "o:\netmail\out" "Vladimir Lenin" @ "$" $ "Loop detected" +l</text:p>
      <text:p text:style-name="P39">Action: Delete</text:p>
      <text:p text:style-name="P39">Mask: * * * * * +1</text:p>
      <text:p text:style-name="P39"><text:soft-page-break/>Action: Move "o:\netmail\loops"</text:p>
      <text:p text:style-name="P39">...</text:p>
      <text:p text:style-name="P39">Mask: * * * * * *</text:p>
      <text:p text:style-name="P39">Action: Move "o:\netmail\out"</text:p>
      <text:p text:style-name="Standard">Пример обработки флага <text:span text:style-name="T16">+b</text:span> (ARQ)</text:p>
      <text:p text:style-name="P39">ScanDir: @AfterRoute</text:p>
      <text:p text:style-name="P39">Mask: * * * * * +b</text:p>
      <text:p text:style-name="P39">Action: NewMsg "Audit.tpl" "o:\netmail" "RNtrack" 2:5030/9999 $ $ "Audit request receipt" +l</text:p>
      <text:p text:style-name="P39">ScanDir: "o:\netmail"</text:p>
      <text:p text:style-name="P39">Mask: * * * * * *</text:p>
      <text:p text:style-name="P39">Action: Route Crash 2:5030/9999</text:p>
      <text:list xml:id="list899442804" text:continue-numbering="true" text:style-name="Outline">
        <text:list-item>
          <text:h text:style-name="Heading_20_1" text:outline-level="1"><text:bookmark text:name="__RefHeading__10247_813993393"/>Особенности работы<text:bookmark-end text:name="__RefHeading__10247_813993393"/></text:h>
        </text:list-item>
      </text:list>
      <text:p text:style-name="Standard">При выполнении команд <text:span text:style-name="Internet_20_link"><text:bookmark-ref text:reference-format="text" text:ref-name="Move">Move</text:bookmark-ref></text:span>, <text:span text:style-name="Internet_20_link"><text:bookmark-ref text:reference-format="text" text:ref-name="Copy">Copy</text:bookmark-ref></text:span>, <text:span text:style-name="Internet_20_link"><text:bookmark-ref text:reference-format="text" text:ref-name="Rewrite">Rewrite</text:bookmark-ref></text:span>, <text:span text:style-name="Internet_20_link"><text:bookmark-ref text:reference-format="text" text:ref-name="ChangePath">ChangePath</text:bookmark-ref></text:span>, <text:span text:style-name="Internet_20_link"><text:bookmark-ref text:reference-format="text" text:ref-name="MoveAttach">MoveAttach</text:bookmark-ref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Standard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Standard">Ещё одна особенность, при выполнении команды <text:span text:style-name="Internet_20_link"><text:bookmark-ref text:reference-format="text" text:ref-name="Delete">Delete</text:bookmark-ref></text:span> письмо сразу удаляется, но при этом оно остаётся в памяти. Поэтому последовательность команд <text:span text:style-name="Internet_20_link"><text:bookmark-ref text:reference-format="text" text:ref-name="Copy">Copy</text:bookmark-ref></text:span><text:span text:style-name="T16"> </text:span><text:span text:style-name="Internet_20_link"><text:bookmark-ref text:reference-format="text" text:ref-name="Delete">Delete</text:bookmark-ref></text:span> и <text:span text:style-name="Internet_20_link"><text:bookmark-ref text:reference-format="text" text:ref-name="Delete">Delete</text:bookmark-ref></text:span><text:span text:style-name="T16"> </text:span><text:span text:style-name="Internet_20_link"><text:bookmark-ref text:reference-format="text" text:ref-name="Copy">Copy</text:bookmark-ref></text:span> сделают одно и тоже <text:span text:style-name="T12">—</text:span> <text:span text:style-name="Internet_20_link"><text:bookmark-ref text:reference-format="text" text:ref-name="Move">Move</text:bookmark-ref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Standard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16">+s</text:span> после отправки (флаг <text:span text:style-name="T16">Sent</text:span>), или чтобы письма с атрибутом <text:span text:style-name="T17">KillSent</text:span> удалялись, то вы должны сами об этом позаботиться.</text:p>
      <text:list xml:id="list435670357" text:continue-numbering="true" text:style-name="Outline">
        <text:list-item>
          <text:h text:style-name="Heading_20_1" text:outline-level="1"><text:bookmark text:name="__RefHeading__10249_813993393"/>Поддерживаемые типы баз<text:bookmark-end text:name="__RefHeading__10249_813993393"/></text:h>
        </text:list-item>
      </text:list>
      <text:p text:style-name="Standard">RNtrack на настоящий момент умеет работать со следующими типами баз:</text:p>
      <text:list xml:id="list292967445" text:style-name="L2">
        <text:list-item>
          <text:p text:style-name="P59">Squish</text:p>
        </text:list-item>
        <text:list-item>
          <text:p text:style-name="P59"><text:soft-page-break/>*.PKT</text:p>
        </text:list-item>
        <text:list-item>
          <text:p text:style-name="P59">*.MSG</text:p>
        </text:list-item>
        <text:list-item>
          <text:p text:style-name="P59">JAM</text:p>
        </text:list-item>
      </text:list>
      <text:list xml:id="list491916952" text:continue-list="list435670357" text:style-name="Outline">
        <text:list-item>
          <text:list>
            <text:list-item>
              <text:h text:style-name="Heading_20_2" text:outline-level="2"><text:bookmark text:name="__RefHeading__10251_813993393"/>Squish<text:bookmark-end text:name="__RefHeading__10251_813993393"/></text:h>
            </text:list-item>
          </text:list>
        </text:list-item>
      </text:list>
      <text:p text:style-name="Standard">Формат имени: "<text:span text:style-name="T16">$</text:span><text:span text:style-name="T17">BaseName</text:span>"</text:p>
      <text:p text:style-name="Standard">Первым символом в имени должен идти '$'. В качестве имени базы указывается только имя файла, без расширения. </text:p>
      <text:p text:style-name="Standard">Примеры:</text:p>
      <text:p text:style-name="P39">ScanDir: "$p:\mymail"</text:p>
      <text:p text:style-name="P39">Action: Move "$p:\outmail"</text:p>
      <text:p text:style-name="Standard">Ограничения:</text:p>
      <text:list xml:id="list1217861579" text:style-name="L3">
        <text:list-item>
          <text:p text:style-name="P60">Не может использоваться в качестве базы для <text:span text:style-name="T1">BadMail</text:span>.</text:p>
        </text:list-item>
        <text:list-item>
          <text:p text:style-name="P60">Операция Renumber не выполняет никаких действий.</text:p>
        </text:list-item>
      </text:list>
      <text:list xml:id="list637247359" text:continue-list="list491916952" text:style-name="Outline">
        <text:list-item>
          <text:list>
            <text:list-item>
              <text:h text:style-name="P49" text:outline-level="2"><text:bookmark text:name="__RefHeading__10253_813993393"/>*.PKT<text:bookmark-end text:name="__RefHeading__10253_813993393"/></text:h>
            </text:list-item>
          </text:list>
        </text:list-item>
      </text:list>
      <text:p text:style-name="Standard">Формат имени: "<text:span text:style-name="T17">#[#]Directory[\File][!FtnAddressMask]</text:span>"</text:p>
      <text:p text:style-name="Standard">Первым символом в имени должен идти '<text:span text:style-name="T16">#</text:span>'. В качестве имени базы может указываться как каталог (тогда будут просматриваться все файлы совпадающие с маской <text:span text:style-name="T16">*.pkt</text:span>), так и имя конкретного файла. Если в имени базы указан второй знак '<text:span text:style-name="T16">#</text:span>', то пароли проверяться не будут, иначе при открытии каждого <text:span text:style-name="T16">*.pkt</text:span> проверяется совпадение пароля с указанным в команде '<text:span text:style-name="Internet_20_link"><text:bookmark-ref text:reference-format="text" text:ref-name="Password">Password:</text:bookmark-ref></text:span>'. Дополнительно можно указать FTN маску (через символ '<text:span text:style-name="T16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bookmark-ref text:reference-format="text" text:ref-name="ScanDir">ScanDir:</text:bookmark-ref></text:span>', пакет оказывается пустым, он удаляется.</text:p>
      <text:p text:style-name="Standard">Примеры:</text:p>
      <text:p text:style-name="P39">ScanDir: "##o:\inbound"</text:p>
      <text:p text:style-name="P39">ScanDir: "#o:\inbound!2:5030/9999"</text:p>
      <text:p text:style-name="P39">ScanDir: "#o:\inbound\139c004f.pkt!2:5030/9999"</text:p>
      <text:p text:style-name="Standard">Ограничения:</text:p>
      <text:list xml:id="list1894062864" text:style-name="L4">
        <text:list-item>
          <text:p text:style-name="P61">Не может использоваться в качестве базы для <text:span text:style-name="T1">BadMail</text:span>.</text:p>
        </text:list-item>
        <text:list-item>
          <text:p text:style-name="P61">Операция Renumber не выполняет никаких действий.</text:p>
        </text:list-item>
        <text:list-item>
          <text:p text:style-name="P61">Эта база поддерживает только операции чтения письма и удаления письма. То есть <text:s text:c="3"/><text:span text:style-name="T3">любые</text:span> операции, которые изменяют содержимое письма, запрещены.</text:p>
        </text:list-item>
      </text:list>
      <text:list xml:id="list591912527" text:continue-list="list637247359" text:style-name="Outline">
        <text:list-item>
          <text:list>
            <text:list-item>
              <text:h text:style-name="P49" text:outline-level="2"><text:bookmark text:name="__RefHeading__10255_813993393"/><text:soft-page-break/>*.MSG<text:bookmark-end text:name="__RefHeading__10255_813993393"/></text:h>
            </text:list-item>
          </text:list>
        </text:list-item>
      </text:list>
      <text:p text:style-name="Standard">Формат имени: "<text:span text:style-name="T16">Directory</text:span>"</text:p>
      <text:p text:style-name="Standard">Указывается каталог, в котором лежат письма. Имя каталога должно быть без завершающего "<text:span text:style-name="T16">\</text:span>" за исключением ситуации, когда указывается корневой каталог.</text:p>
      <text:p text:style-name="Standard">Примеры:</text:p>
      <text:p text:style-name="P39">ScanDir: "o:\netmail"</text:p>
      <text:p text:style-name="P39">Action: Move "o:\netmail\out"</text:p>
      <text:p text:style-name="Standard">Ограничения:</text:p>
      <text:list xml:id="list686886640" text:style-name="L5">
        <text:list-item>
          <text:p text:style-name="P62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2126940340" text:continue-list="list591912527" text:style-name="Outline">
        <text:list-item>
          <text:list>
            <text:list-item>
              <text:h text:style-name="Heading_20_2" text:outline-level="2"><text:bookmark text:name="__RefHeading__10257_813993393"/>JAM<text:bookmark-end text:name="__RefHeading__10257_813993393"/></text:h>
            </text:list-item>
          </text:list>
        </text:list-item>
      </text:list>
      <text:p text:style-name="Standard">Формат имени: "<text:span text:style-name="T17">@BaseName</text:span>"</text:p>
      <text:p text:style-name="Standard">Первым символом в имени должен идти '@'. В качестве имени базы указывается только имя файла, без расширения.</text:p>
      <text:p text:style-name="Standard">Примеры:</text:p>
      <text:p text:style-name="P39">ScanDir: "@p:\mymail"</text:p>
      <text:p text:style-name="P39">Action: Move "@p:\outmail"</text:p>
      <text:p text:style-name="Standard">Ограничения:</text:p>
      <text:list xml:id="list2036452129" text:style-name="L6">
        <text:list-item>
          <text:p text:style-name="P63">Не может использоваться в качестве базы для <text:span text:style-name="T1">BadMail</text:span>.</text:p>
        </text:list-item>
        <text:list-item>
          <text:p text:style-name="P63">Операция Renumber не выполняет никаких действий.</text:p>
        </text:list-item>
      </text:list>
      <text:list xml:id="list1143447136" text:continue-list="list2126940340" text:style-name="Outline">
        <text:list-item>
          <text:h text:style-name="Heading_20_1" text:outline-level="1"><text:bookmark text:name="__RefHeading__10259_813993393"/>Работа с нодлистами<text:bookmark-end text:name="__RefHeading__10259_813993393"/></text:h>
        </text:list-item>
      </text:list>
      <text:p text:style-name="Standard">RNtrack пользуется нодлистами и пойнтлистами при выполнении сравнения с адресными масками "<text:span text:style-name="T16">#</text:span>" и "<text:span text:style-name="T16">&amp;</text:span>". Сравнение происходит немного по-разному при использовании конфигурационных слов "<text:span text:style-name="Internet_20_link"><text:bookmark-ref text:reference-format="text" text:ref-name="__RefHeading__10213_813993393">SoftCheckInNodelists</text:bookmark-ref></text:span>" и "<text:span text:style-name="Internet_20_link"><text:bookmark-ref text:reference-format="text" text:ref-name="__RefHeading__10141_813993393">CheckPoints: &lt;Mode&gt;</text:bookmark-ref></text:span>". Как именно влияют эти слова, можно прочитать в главах <text:span text:style-name="Internet_20_link"><text:bookmark-ref text:reference-format="number" text:ref-name="__RefHeading__3042_61882448">11.1. </text:bookmark-ref></text:span> и <text:span text:style-name="Internet_20_link"><text:bookmark-ref text:reference-format="number" text:ref-name="__RefHeading__3044_61882448">11.2. </text:bookmark-ref></text:span></text:p>
      <text:p text:style-name="Standard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2">—</text:span> явно указывать зону в команде "<text:span text:style-name="Internet_20_link"><text:bookmark-ref text:reference-format="text" text:ref-name="Nodelist">Nodelist:</text:bookmark-ref></text:span>", иначе RNtrack откажется компилировать данный нодлист.</text:p>
      <text:p text:style-name="Standard">Пойнтлист также считается полноправной версией нодлиста, и с ним RNtrack тоже работает. Пойнтлист должен быть следующего формата:</text:p>
      <text:p text:style-name="P9"><text:soft-page-break/>Boss,2:5030/9999</text:p>
      <text:p text:style-name="P9">Point,1,PointOne,Moscow,Sysop,-Unpublished-,9600,XA,MO,ZYX,V34</text:p>
      <text:p text:style-name="P9">Point,2,PointTwo,Moscow,Sysop2,-Unpublished-,2400,MO</text:p>
      <text:p text:style-name="P9">...</text:p>
      <text:p text:style-name="Standard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bookmark-ref text:reference-format="text" text:ref-name="MaxNodelistAge">MaxNodelistAge:</text:bookmark-ref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Standard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1576945647" text:style-name="L7">
        <text:list-item>
          <text:p text:style-name="P64">Узел считается существующим, если он есть хотя-бы в одном нодлисте.</text:p>
        </text:list-item>
        <text:list-item>
          <text:p text:style-name="P64">Если в одном нодлисте узел хаб, а в другом нет, то считается, что он хаб.</text:p>
        </text:list-item>
      </text:list>
      <text:list xml:id="list778062736" text:continue-list="list1143447136" text:style-name="Outline">
        <text:list-item>
          <text:list>
            <text:list-item>
              <text:h text:style-name="Heading_20_2" text:outline-level="2"><text:bookmark text:name="__RefHeading__3042_61882448"/>Адресная маска "#"<text:bookmark-end text:name="__RefHeading__3042_61882448"/></text:h>
            </text:list-item>
          </text:list>
        </text:list-item>
      </text:list>
      <text:p text:style-name="Standard"><text:s/>Адресная маска "<text:span text:style-name="T16">#</text:span>" используется в слове "<text:span text:style-name="Internet_20_link"><text:bookmark-ref text:reference-format="text" text:ref-name="Mask">Mask:</text:bookmark-ref></text:span>" и означает проверку на наличие (или отсутствие) узла отправителя и/или получателя в нодлисте.</text:p>
      <text:p text:style-name="Standard">Просто маска "<text:span text:style-name="T16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Standard">"<text:span text:style-name="T16">#</text:span>"<text:span text:style-name="T16"> + </text:span>"<text:span text:style-name="Internet_20_link"><text:bookmark-ref text:reference-format="text" text:ref-name="__RefHeading__10213_813993393">SoftCheckInNodelists</text:bookmark-ref></text:span>" <text:span text:style-name="T12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"<text:span text:style-name="T16">#</text:span>"<text:span text:style-name="T16"> + </text:span>"<text:span text:style-name="Internet_20_link"><text:bookmark-ref text:reference-format="text" text:ref-name="__RefHeading__10213_813993393">SoftCheckInNodelists</text:bookmark-ref></text:span>", то наличие узла в Вашей сети будет проверяться жёстко, а узлы во всех остальных сетях проверяться не будут <text:span text:style-name="T12">—</text:span> считаем, что они существуют. </text:p>
      <text:p text:style-name="P31">"<text:span text:style-name="Internet_20_link"><text:bookmark-ref text:reference-format="text" text:ref-name="CheckPoints">CheckPoints:</text:bookmark-ref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Standard">"<text:span text:style-name="T17">CheckPoints: Never</text:span>"</text:p>
          </table:table-cell>
          <table:table-cell table:style-name="Таблица13.A1" office:value-type="string">
            <text:p text:style-name="Standard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Standard">"<text:span text:style-name="T17">CheckPoints: Hard</text:span>"</text:p>
          </table:table-cell>
          <table:table-cell table:style-name="Таблица13.A1" office:value-type="string">
            <text:p text:style-name="Standard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Standard">"<text:span text:style-name="T17">CheckPoints: Soft</text:span>"</text:p>
          </table:table-cell>
          <table:table-cell table:style-name="Таблица13.A1" office:value-type="string">
            <text:p text:style-name="Standard">Проверять наличие пойнтов по пойнтлисту. Отличие от предыдущего варианта: если в пойнтлисте отсутствует <text:soft-page-break/>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909942702" text:continue-numbering="true" text:style-name="Outline">
        <text:list-item>
          <text:list>
            <text:list-item>
              <text:h text:style-name="Heading_20_2" text:outline-level="2"><text:bookmark text:name="__RefHeading__3044_61882448"/>Адресная маска "&amp;"<text:bookmark-end text:name="__RefHeading__3044_61882448"/></text:h>
            </text:list-item>
          </text:list>
        </text:list-item>
      </text:list>
      <text:p text:style-name="Standard">Адресная маска "&amp;" используется в слове "<text:span text:style-name="Internet_20_link"><text:bookmark-ref text:reference-format="text" text:ref-name="Mask">Mask:</text:bookmark-ref></text:span><text:span text:style-name="T16">: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2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16">2:5020/0.*</text:span>", "<text:span text:style-name="T16">2:5020/*</text:span>" и "<text:span text:style-name="T16">2:5020/0.&amp;</text:span>". Первая маска означает "Все пойнты узла 2:5020/0". Вторая маска <text:span text:style-name="T12">—</text:span> "Все узлы сети 5020". Третья <text:span text:style-name="T12">—</text:span> "Все узлы, находящиеся в подхостнике". В случае с регионом <text:span text:style-name="T16">2:50</text:span> и масками "<text:span text:style-name="T16">2:50/0.*</text:span>", "<text:span text:style-name="T16">2:50/*</text:span>", "<text:span text:style-name="T16">2:50/0.&amp;</text:span>" расшифровка такая: первая маска <text:span text:style-name="T12">—</text:span> "все пойнты узла <text:span text:style-name="T16">2:50/0</text:span>", вторая маска <text:span text:style-name="T12">—</text:span> "все независимые узлы в 50 регионе", третья маска <text:span text:style-name="T12">—</text:span> "все узлы в 50 регионе". Учтите, что под адресную маску "<text:span text:style-name="T16">&amp;</text:span>" не подпадают узлы отсутствующие в нодлисте. То есть, если узла "<text:span text:style-name="T16">2:5020/1079</text:span>" нет в нодлисте, то он не совпадёт с маской "<text:span text:style-name="T16">2:50/0.&amp;</text:span>".</text:p>
      <text:p text:style-name="Standard">Конфигурационное слово "<text:span text:style-name="Internet_20_link"><text:bookmark-ref text:reference-format="text" text:ref-name="__RefHeading__10213_813993393">SoftCheckInNodelists</text:bookmark-ref></text:span>" не оказывает на данную маску никакого влияния.</text:p>
      <text:p text:style-name="P28">Конфигурационное слово "<text:span text:style-name="Internet_20_link"><text:bookmark-ref text:reference-format="text" text:ref-name="CheckPoints">CheckPoints:</text:bookmark-ref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Standard">"<text:span text:style-name="T17">CheckPoints: Never</text:span>"</text:p>
          </table:table-cell>
          <table:table-cell table:style-name="Таблица14.A1" office:value-type="string">
            <text:p text:style-name="Standard">Не проверять наличие пойнта в пойнтлисте. С маской "<text:span text:style-name="T16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Standard">"<text:span text:style-name="T17">CheckPoints: Hard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<text:span text:style-name="T16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Standard">"<text:span text:style-name="T17">CheckPoints: Soft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2:5030/9999.&amp;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069227421" text:continue-numbering="true" text:style-name="Outline">
        <text:list-item>
          <text:h text:style-name="Heading_20_1" text:outline-level="1"><text:bookmark text:name="__RefHeading__10261_813993393"/>Работа со скриптами<text:bookmark-end text:name="__RefHeading__10261_813993393"/></text:h>
        </text:list-item>
      </text:list>
      <text:p text:style-name="Standard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7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7">-v</text:span>.</text:p>
      <text:p text:style-name="Standard">Ниже приведены константы, переменные и функции, определённые в скриптах. Здесь <text:s/><text:soft-page-break/>%FMSG <text:span text:style-name="T12">—</text:span> хэш, содержащий текущее сообщение.</text:p>
      <text:list xml:id="list1861409571" text:continue-numbering="true" text:style-name="Outline">
        <text:list-item>
          <text:list>
            <text:list-item>
              <text:h text:style-name="Heading_20_2" text:outline-level="2"><text:bookmark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9">$ConfigFile</text:p>
          </table:table-cell>
          <table:table-cell table:style-name="Таблица15.A1" office:value-type="string">
            <text:p text:style-name="Standard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9">$LogFile</text:p>
          </table:table-cell>
          <table:table-cell table:style-name="Таблица15.A1" office:value-type="string">
            <text:p text:style-name="Standard">Путь к журналу</text:p>
          </table:table-cell>
        </table:table-row>
        <table:table-row>
          <table:table-cell table:style-name="Таблица15.A1" office:value-type="string">
            <text:p text:style-name="P9">$LogLevel</text:p>
          </table:table-cell>
          <table:table-cell table:style-name="Таблица15.A1" office:value-type="string">
            <text:p text:style-name="Standard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9">$SysopName</text:p>
          </table:table-cell>
          <table:table-cell table:style-name="Таблица15.A1" office:value-type="string">
            <text:p text:style-name="Standard">Имя сисопа</text:p>
          </table:table-cell>
        </table:table-row>
        <table:table-row>
          <table:table-cell table:style-name="Таблица15.A1" office:value-type="string">
            <text:p text:style-name="P9">$TrafficLog</text:p>
          </table:table-cell>
          <table:table-cell table:style-name="Таблица15.A1" office:value-type="string">
            <text:p text:style-name="Standard">Путь к журналу трафика</text:p>
          </table:table-cell>
        </table:table-row>
        <table:table-row>
          <table:table-cell table:style-name="Таблица15.A1" office:value-type="string">
            <text:p text:style-name="P8">$Version</text:p>
          </table:table-cell>
          <table:table-cell table:style-name="Таблица15.A1" office:value-type="string">
            <text:p text:style-name="Standard">Версия RNtrack</text:p>
          </table:table-cell>
        </table:table-row>
        <table:table-row>
          <table:table-cell table:style-name="Таблица15.A1" office:value-type="string">
            <text:p text:style-name="P9">$FMSG{"InetFromAddr"}</text:p>
          </table:table-cell>
          <table:table-cell table:style-name="Таблица15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9">$FMSG{"InetToAddr"}</text:p>
          </table:table-cell>
          <table:table-cell table:style-name="Таблица15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Standard">$FMSG{"Date"}</text:p>
          </table:table-cell>
          <table:table-cell table:style-name="Таблица15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9">$FMSG{"Age"}</text:p>
          </table:table-cell>
          <table:table-cell table:style-name="Таблица15.A1" office:value-type="string">
            <text:p text:style-name="Standard">Возраст письма.</text:p>
          </table:table-cell>
        </table:table-row>
        <table:table-row>
          <table:table-cell table:style-name="Таблица15.A1" office:value-type="string">
            <text:p text:style-name="P9">$FMSG{"Lines"}</text:p>
          </table:table-cell>
          <table:table-cell table:style-name="Таблица15.A1" office:value-type="string">
            <text:p text:style-name="Standard">Количество строк тела письма (без учёта кладжей).</text:p>
          </table:table-cell>
        </table:table-row>
      </table:table>
      <text:p text:style-name="Standard"><text:span text:style-name="T17">%FKludges</text:span> <text:span text:style-name="T12">—</text:span> кладжи текущего сообщения. Значение каждого ключа этого хэша <text:span text:style-name="T12">—</text:span> ссылка на массив. Для получения значения не повторяющегося кладжа (все кроме Via и SEEN-BY) используйте этот код:</text:p>
      <text:p text:style-name="P39">$kludgevalue=$FKludges{"KludgeName"}[0];</text:p>
      <text:p text:style-name="Standard"><text:span text:style-name="T3">Внимание!</text:span> Вы должны использовать все спецсимволы в имени кладжа (<text:span text:style-name="T16">0x01</text:span>, "<text:span text:style-name="T16">:</text:span>" и т.д.).</text:p>
      <text:list xml:id="list1284214821" text:continue-numbering="true" text:style-name="Outline">
        <text:list-item>
          <text:list>
            <text:list-item>
              <text:h text:style-name="Heading_20_2" text:outline-level="2"><text:bookmark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9">$FMSG{"FromName"}</text:p>
          </table:table-cell>
          <table:table-cell table:style-name="Таблица16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FromAddr"}</text:p>
          </table:table-cell>
          <table:table-cell table:style-name="Таблица16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Name"}</text:p>
          </table:table-cell>
          <table:table-cell table:style-name="Таблица16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ToAddr"}</text:p>
          </table:table-cell>
          <table:table-cell table:style-name="Таблица16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9">$FMSG{"Subject"}</text:p>
          </table:table-cell>
          <table:table-cell table:style-name="Таблица16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6.A1" office:value-type="string">
            <text:p text:style-name="P9">$FMSG{"Attr"}</text:p>
          </table:table-cell>
          <table:table-cell table:style-name="Таблица16.A1" office:value-type="string">
            <text:p text:style-name="Standard">Атрибуты письма.</text:p>
          </table:table-cell>
        </table:table-row>
        <text:soft-page-break/>
        <table:table-row>
          <table:table-cell table:style-name="Таблица16.A1" office:value-type="string">
            <text:p text:style-name="P9">$FMSG{"Cost"}</text:p>
          </table:table-cell>
          <table:table-cell table:style-name="Таблица16.A1" office:value-type="string">
            <text:p text:style-name="P9">Cost</text:p>
          </table:table-cell>
        </table:table-row>
        <table:table-row>
          <table:table-cell table:style-name="Таблица16.A1" office:value-type="string">
            <text:p text:style-name="P9">$FMSG{"TimesRead"}</text:p>
          </table:table-cell>
          <table:table-cell table:style-name="Таблица16.A1" office:value-type="string">
            <text:p text:style-name="P9">TimesRead</text:p>
          </table:table-cell>
        </table:table-row>
        <table:table-row>
          <table:table-cell table:style-name="Таблица16.A1" office:value-type="string">
            <text:p text:style-name="P9">$FMSG{"ReplyTo"}</text:p>
          </table:table-cell>
          <table:table-cell table:style-name="Таблица16.A1" office:value-type="string">
            <text:p text:style-name="P9">ReplyTo</text:p>
          </table:table-cell>
        </table:table-row>
        <table:table-row>
          <table:table-cell table:style-name="Таблица16.A1" office:value-type="string">
            <text:p text:style-name="P9">$FMSG{"NextReply"}</text:p>
          </table:table-cell>
          <table:table-cell table:style-name="Таблица16.A1" office:value-type="string">
            <text:p text:style-name="P9">NextReply</text:p>
          </table:table-cell>
        </table:table-row>
        <table:table-row>
          <table:table-cell table:style-name="Таблица16.A1" office:value-type="string">
            <text:p text:style-name="P9">$FMSG{"AreaName"}</text:p>
          </table:table-cell>
          <table:table-cell table:style-name="Таблица16.A1" office:value-type="string">
            <text:p text:style-name="Standard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9">$FMSG{"Body"}</text:p>
          </table:table-cell>
          <table:table-cell table:style-name="Таблица16.A1" office:value-type="string">
            <text:p text:style-name="Standard">Тело оригинального письма.</text:p>
          </table:table-cell>
        </table:table-row>
      </table:table>
      <text:list xml:id="list1207163737" text:continue-numbering="true" text:style-name="Outline">
        <text:list-item>
          <text:list>
            <text:list-item>
              <text:h text:style-name="Heading_20_2" text:outline-level="2"><text:bookmark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Standard">Вывод текста в журнал и на экран.</text:p>
      <text:list xml:id="list7487719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Standard">Обновление текущего сообщения после внесённых скриптом изменений. Вы можете изменить следующие ключи хэша %FMSG:</text:p>
      <text:p text:style-name="P37"><text:span text:style-name="T17">FromName, FromAddr, ToName, ToAddr, Subject, Body, AreaName, Cost, TimesRead, ReplyTo, NextReply</text:span>.</text:p>
      <text:p text:style-name="Standard"><text:span text:style-name="T17">Lines</text:span>, <text:span text:style-name="T17">InetFromAddr</text:span>, <text:span text:style-name="T17">InetToAddr</text:span> не требуют изменения, поскольку их значение автоматически переопределяются при изменении <text:span text:style-name="T16">Body</text:span>, <text:span text:style-name="T17">FromAddr</text:span> и <text:span text:style-name="T17">ToAddr</text:span>.</text:p>
      <text:p text:style-name="Standard"><text:span text:style-name="T3">Внимание!</text:span> Изменённые данные становятся доступными только для следующих директив <text:span text:style-name="T16">Action</text:span>. По этой причине для изменения файла после '<text:span text:style-name="Internet_20_link"><text:bookmark-ref text:reference-format="text" text:ref-name="ActionScript">Action: Script</text:bookmark-ref></text:span>' добавляется '<text:span text:style-name="T16">Action: </text:span><text:span text:style-name="Internet_20_link"><text:bookmark-ref text:reference-format="text" text:ref-name="Rewrite">Rewrite</text:bookmark-ref></text:span>'.</text:p>
      <text:p text:style-name="Standard">Пример:</text:p>
      <text:p text:style-name="P8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Standard"><text:span text:style-name="T16"/></text:p>
      <text:p text:style-name="Standard"><text:span text:style-name="T16">Mask: * * * * * *<text:line-break/>Action: Script "</text:span><text:span text:style-name="T17">maskfunc</text:span><text:span text:style-name="T16">"<text:line-break/>\ После этого файл сообщения остался неизменным<text:line-break/></text:span><text:soft-page-break/><text:span text:style-name="T16">Action: Rewrite * * * * * *<text:line-break/>\ Теперь в файле сообщения тема изменена на "My new subject!"</text:span></text:p>
      <text:list xml:id="list1170729715" text:continue-numbering="true" text:style-name="Outline">
        <text:list-item>
          <text:list>
            <text:list-item>
              <text:list>
                <text:list-item>
                  <text:h text:style-name="P52" text:outline-level="3"><text:bookmark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Standard">Проверка 99:99/999 на наличие в нодлисте</text:p>
      <text:list xml:id="list1115492041" text:continue-numbering="true" text:style-name="Outline">
        <text:list-item>
          <text:list>
            <text:list-item>
              <text:list>
                <text:list-item>
                  <text:h text:style-name="P53" text:outline-level="3"><text:bookmark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Standard">Возвращает номер хаба для узла 99:99/999. Возвращает 0 если хаб не найден.</text:p>
      <text:list xml:id="list663043131" text:continue-numbering="true" text:style-name="Outline">
        <text:list-item>
          <text:list>
            <text:list-item>
              <text:list>
                <text:list-item>
                  <text:h text:style-name="P52" text:outline-level="3"><text:bookmark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Standard"><text:span text:style-name="T17">NewMsg($MsgBase,$FromName,$FromAddr,$ToName,$ToAddr,$Subject,$Flags,$Body)</text:span> <text:span text:style-name="T12">—</text:span> создать сообщение и положить его в базу.</text:p>
      <text:p text:style-name="Standard">Пример</text:p>
      <text:p text:style-name="Standard">Следующая команда</text:p>
      <text:p text:style-name="P9">NewMsg("msgs","Alex","2:5030/1666","User","2:5030/1157.1","msg test","","It is My test");</text:p>
      <text:p text:style-name="Standard">создаст сообщение (типа <text:span text:style-name="T1">msg</text:span>) в директории '<text:span text:style-name="T17">msgs</text:span>' от <text:span text:style-name="T16">Alex@2:5030/1666</text:span> к <text:span text:style-name="T16">User@2:5030/1157.1 </text:span>с темой '<text:span text:style-name="T17">msg test</text:span>' и телом '<text:span text:style-name="T16">It is My test</text:span>'. Установка любых флагов и кладжей сейчас не поддерживается, так что значения аргументов <text:span text:style-name="T16">$Flags</text:span> и <text:span text:style-name="T16">$Kludges</text:span> будут игнорироваться.</text:p>
      <text:p text:style-name="Standard">Несколько примеров вы можете найти в файле <text:span text:style-name="T1">test.pl</text:span>.</text:p>
      <text:list xml:id="list398799135" text:continue-numbering="true" text:style-name="Outline">
        <text:list-item>
          <text:h text:style-name="Heading_20_1" text:outline-level="1"><text:bookmark text:name="__RefHeading__10263_813993393"/>Гарантии<text:bookmark-end text:name="__RefHeading__10263_813993393"/></text:h>
        </text:list-item>
      </text:list>
      <text:p text:style-name="Standard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448717358" text:continue-numbering="true" text:style-name="Outline">
        <text:list-item>
          <text:h text:style-name="Heading_20_1" text:outline-level="1"><text:bookmark text:name="__RefHeading__10265_813993393"/>Благодарности<text:bookmark-end text:name="__RefHeading__10265_813993393"/></text:h>
        </text:list-item>
      </text:list>
      <text:p text:style-name="Standard">Спасибо <text:span text:style-name="T1">Fyodor</text:span> Ustinov за создание <text:span text:style-name="T1">FTrack</text:span>.</text:p>
      <text:p text:style-name="Standard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P28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0">Alex Bagmanov</text:p>
          </table:table-cell>
          <table:table-cell table:style-name="Таблица17.A1" office:value-type="string">
            <text:p text:style-name="Standard">2:5014/4</text:p>
          </table:table-cell>
        </table:table-row>
        <table:table-row>
          <table:table-cell table:style-name="Таблица17.A1" office:value-type="string">
            <text:p text:style-name="Standard">Boris Gordon</text:p>
          </table:table-cell>
          <table:table-cell table:style-name="Таблица17.A1" office:value-type="string">
            <text:p text:style-name="Standard">2:5020/701</text:p>
          </table:table-cell>
        </table:table-row>
        <text:soft-page-break/>
        <table:table-row>
          <table:table-cell table:style-name="Таблица17.A1" office:value-type="string">
            <text:p text:style-name="P10">Kirill Arushanov</text:p>
          </table:table-cell>
          <table:table-cell table:style-name="Таблица17.A1" office:value-type="string">
            <text:p text:style-name="Standard">1:2810/13</text:p>
          </table:table-cell>
        </table:table-row>
        <table:table-row>
          <table:table-cell table:style-name="Таблица17.A1" office:value-type="string">
            <text:p text:style-name="P10">Sergey Korowkin</text:p>
          </table:table-cell>
          <table:table-cell table:style-name="Таблица17.A1" office:value-type="string">
            <text:p text:style-name="Standard">2:5033/27</text:p>
          </table:table-cell>
        </table:table-row>
        <table:table-row>
          <table:table-cell table:style-name="Таблица17.A1" office:value-type="string">
            <text:p text:style-name="P10">Serge Sapozhnikov</text:p>
          </table:table-cell>
          <table:table-cell table:style-name="Таблица17.A1" office:value-type="string">
            <text:p text:style-name="Standard">2:4635/34</text:p>
          </table:table-cell>
        </table:table-row>
        <table:table-row>
          <table:table-cell table:style-name="Таблица17.A1" office:value-type="string">
            <text:p text:style-name="P10">Matt Bedynek</text:p>
          </table:table-cell>
          <table:table-cell table:style-name="Таблица17.A1" office:value-type="string">
            <text:p text:style-name="Table_20_Contents">1:106/1</text:p>
          </table:table-cell>
        </table:table-row>
        <table:table-row>
          <table:table-cell table:style-name="Таблица17.A1" office:value-type="string">
            <text:p text:style-name="P10">Eugene Palenock</text:p>
          </table:table-cell>
          <table:table-cell table:style-name="Таблица17.A1" office:value-type="string">
            <text:p text:style-name="Standard">2:5020/2065</text:p>
          </table:table-cell>
        </table:table-row>
      </table:table>
      <text:p text:style-name="P28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0">Serguei Revtov</text:p>
          </table:table-cell>
          <table:table-cell table:style-name="Таблица18.A1" office:value-type="string">
            <text:p text:style-name="Standard">2:5021/19.1</text:p>
          </table:table-cell>
        </table:table-row>
        <table:table-row>
          <table:table-cell table:style-name="Таблица18.A1" office:value-type="string">
            <text:p text:style-name="P10">Andrey Slusar</text:p>
          </table:table-cell>
          <table:table-cell table:style-name="Таблица18.A1" office:value-type="string">
            <text:p text:style-name="Standard">2:467/126</text:p>
          </table:table-cell>
        </table:table-row>
        <table:table-row>
          <table:table-cell table:style-name="Таблица18.A1" office:value-type="string">
            <text:p text:style-name="P10">Michael Kostylev</text:p>
          </table:table-cell>
          <table:table-cell table:style-name="Таблица18.A1" office:value-type="string">
            <text:p text:style-name="Standard">2:5030/1530</text:p>
          </table:table-cell>
        </table:table-row>
      </table:table>
      <text:p text:style-name="Standard">Спасибо Scott Dudley за его Squish MSGAPI. Кстати, Squish это торговая марка SCI Communications.</text:p>
      <text:p text:style-name="Standard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189615852" text:continue-numbering="true" text:style-name="Outline">
        <text:list-item>
          <text:h text:style-name="Heading_20_1" text:outline-level="1"><text:bookmark text:name="__RefHeading__10267_813993393"/>Как найти разработчиков<text:bookmark-end text:name="__RefHeading__10267_813993393"/></text:h>
        </text:list-item>
      </text:list>
      <text:p text:style-name="Standard">Ваши пожелания и замечания:</text:p>
      <text:list xml:id="list679415346" text:style-name="L8">
        <text:list-item>
          <text:p text:style-name="P65">публикуйте в эхо-конференции RU.FTRACK <text:s text:c="86"/></text:p>
        </text:list-item>
        <text:list-item>
          <text:p text:style-name="P65">публикуйте в баг-трекере на сайте <text:a xlink:type="simple" xlink:href="http://sourceforge.net/projects/ftrack-as"><text:span text:style-name="T1">http://sourceforge.net/projects/ftrack-as</text:span></text:a> <text:s text:c="51"/></text:p>
        </text:list-item>
        <text:list-item>
          <text:p text:style-name="P65">отправляйте разработчикам личной почтой. <text:s text:c="83"/></text:p>
        </text:list-item>
      </text:list>
      <text:p text:style-name="Standard">Разработчики:</text:p>
      <text:list xml:id="list265752121" text:style-name="L9">
        <text:list-item>
          <text:p text:style-name="P66">с 2003 по 2006 г. - Alex <text:span text:style-name="T1">Soukhotine</text:span></text:p>
        </text:list-item>
      </text:list>
      <text:p text:style-name="P37">2:5030/1157@fidonet (ph0enix@users.sourceforge.net) <text:s text:c="72"/></text:p>
      <text:list xml:id="list2017886571" text:style-name="L10">
        <text:list-item>
          <text:p text:style-name="P67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7">2:5080/102@fidonet (<text:span text:style-name="T1">stas_degteff@users.sourceforge.net</text:span>) <text:s text:c="68"/></text:p>
      <text:list xml:id="list2036382377" text:style-name="L11">
        <text:list-item>
          <text:p text:style-name="P68">с 2009 г. по настоящее время Michael <text:span text:style-name="T1">Dukelsky</text:span></text:p>
        </text:list-item>
      </text:list>
      <text:p text:style-name="P37">2:5020/1042@fidonet (<text:span text:style-name="T1">dukelsky@users.sourceforge.net</text:span>)</text:p>
      <text:p text:style-name="Standard">Сайт проекта:</text:p>
      <text:p text:style-name="P10"><text:a xlink:type="simple" xlink:href="http://sourceforge.net/projects/ftrack-as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3" svg:font-family="'DejaVu Sans Mono'" style:font-adornments="Полужир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fo:text-align="start" style:justify-single-word="false" fo:text-indent="0cm" style:auto-text-indent="false" style:shadow="none">
        <style:tab-stops/>
      </style:paragraph-properties>
      <style:text-properties style:font-name="PT Sans1"/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  <style:background-image/>
      </style:paragraph-properties>
      <style:text-properties style:font-name="PT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font-name="DejaVu Sans Mono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Руководство пользователя</text:p>
      </style:header>
      <style:footer>
        <text:p text:style-name="MP2">Страница <text:page-number text:select-page="current">42</text:page-number> из <text:page-count>42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22:00:40.04</meta:creation-date>
    <dc:date>2011-04-26T18:46:51</dc:date>
    <meta:editing-duration>P1DT19H59M46S</meta:editing-duration>
    <meta:editing-cycles>88</meta:editing-cycles>
    <meta:generator>OpenOffice.org/3.3$Linux OpenOffice.org_project/330m20$Build-9567</meta:generator>
    <meta:print-date>2011-01-06T12:17:03.84</meta:print-date>
    <dc:title>Руководство пользователя RNtrack 1.XX</dc:title>
    <meta:document-statistic meta:table-count="18" meta:image-count="0" meta:object-count="0" meta:page-count="42" meta:paragraph-count="1000" meta:word-count="8687" meta:character-count="60023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